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0F00000006F55284249210C9542.png" manifest:media-type="image/png"/>
  <manifest:file-entry manifest:full-path="Pictures/1000000100000393000001B1250FE44BCDA19621.png" manifest:media-type="image/png"/>
  <manifest:file-entry manifest:full-path="Pictures/10000001000000600000006034B13194D1BDC9C3.png" manifest:media-type="image/png"/>
  <manifest:file-entry manifest:full-path="Pictures/10000000000007800000043843C68F26D2B6B9E8.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roman" style:font-pitch="variable"/>
    <style:font-face style:name="Lucida Sans1" svg:font-family="'Lucida Sans'" style:font-family-generic="system" style:font-pitch="variable"/>
    <style:font-face style:name="Microsoft YaHei" svg:font-family="'Microsoft YaHei'" style:font-family-generic="roman" style:font-pitch="variable"/>
    <style:font-face style:name="Microsoft YaHei1"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ffffff" presentation:display-footer="true" presentation:display-page-number="false" presentation:display-date-time="true"/>
    </style:style>
    <style:style style:name="dp4" style:family="drawing-page">
      <style:drawing-page-properties presentation:visibility="hidden" presentation:background-visible="true" presentation:background-objects-visible="true" draw:fill="solid" draw:fill-color="#333333" presentation:display-footer="true" presentation:display-page-number="false" presentation:display-date-time="true"/>
    </style:style>
    <style:style style:name="dp5"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642cm" fo:min-width="11.594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Default_20_Drawing_20_Style_5f_1">
      <style:graphic-properties draw:stroke="none" draw:fill-color="#f08080" draw:textarea-horizontal-align="justify" draw:textarea-vertical-align="middle" draw:auto-grow-height="false" fo:min-height="3.332cm" fo:min-width="1.151cm"/>
    </style:style>
    <style:style style:name="gr5" style:family="graphic" style:parent-style-name="Default_20_Drawing_20_Style_5f_1">
      <style:graphic-properties draw:stroke="none" draw:fill-color="#ffff00" draw:textarea-horizontal-align="justify" draw:textarea-vertical-align="middle" draw:auto-grow-height="false" fo:min-height="3.332cm" fo:min-width="1.151cm"/>
    </style:style>
    <style:style style:name="gr6" style:family="graphic" style:parent-style-name="standard">
      <style:graphic-properties draw:stroke="none" draw:fill-color="#fff0f5" draw:textarea-horizontal-align="justify" draw:textarea-vertical-align="middle" draw:auto-grow-height="false" fo:min-height="1.067cm" fo:min-width="0.074cm"/>
    </style:style>
    <style:style style:name="gr7" style:family="graphic" style:parent-style-name="standard">
      <style:graphic-properties draw:stroke="none" draw:fill-color="#ffa07a" draw:textarea-horizontal-align="justify" draw:textarea-vertical-align="middle" draw:auto-grow-height="false" fo:min-height="3.283cm" fo:min-width="0.322cm"/>
    </style:style>
    <style:style style:name="gr8" style:family="graphic" style:parent-style-name="standard">
      <style:graphic-properties draw:stroke="none" draw:fill-color="#ffaa95" draw:textarea-horizontal-align="justify" draw:textarea-vertical-align="middle" draw:auto-grow-height="false" fo:min-height="7.031cm" fo:min-width="0.55cm"/>
    </style:style>
    <style:style style:name="gr9"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10" style:family="graphic" style:parent-style-name="standard">
      <style:graphic-properties draw:stroke="none" draw:fill-color="#ffaa95" draw:textarea-horizontal-align="justify" draw:textarea-vertical-align="middle" draw:auto-grow-height="false" fo:min-height="2.11cm" fo:min-width="0.025cm"/>
    </style:style>
    <style:style style:name="gr1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2" style:family="graphic" style:parent-style-name="standard">
      <style:graphic-properties draw:stroke="none" draw:fill-color="#41fcfa" draw:textarea-horizontal-align="justify" draw:textarea-vertical-align="middle" draw:auto-grow-height="false" fo:min-height="7.031cm" fo:min-width="0.55cm"/>
    </style:style>
    <style:style style:name="gr13" style:family="graphic" style:parent-style-name="Standard_5f_4">
      <style:graphic-properties draw:stroke="none" draw:fill-color="#41fcfa" draw:textarea-horizontal-align="justify" draw:textarea-vertical-align="middle" draw:auto-grow-height="false" fo:min-height="3.814cm" fo:min-width="0.647cm"/>
    </style:style>
    <style:style style:name="gr14" style:family="graphic" style:parent-style-name="Standard_5f_4">
      <style:graphic-properties draw:stroke="none" draw:fill-color="#729fcf" draw:textarea-horizontal-align="justify" draw:textarea-vertical-align="middle" draw:auto-grow-height="false" fo:min-height="10.649cm" fo:min-width="1.142cm"/>
    </style:style>
    <style:style style:name="gr15" style:family="graphic" style:parent-style-name="standard">
      <style:graphic-properties draw:stroke="none" draw:fill-color="#55308d" draw:textarea-horizontal-align="justify" draw:textarea-vertical-align="middle" draw:auto-grow-height="false" fo:min-height="2.11cm" fo:min-width="0.025cm"/>
    </style:style>
    <style:style style:name="gr16" style:family="graphic" style:parent-style-name="standard">
      <style:graphic-properties draw:stroke="none" draw:fill-color="#d4ea6b" draw:textarea-horizontal-align="justify" draw:textarea-vertical-align="middle" draw:auto-grow-height="false" fo:min-height="7.031cm" fo:min-width="0.55cm"/>
    </style:style>
    <style:style style:name="gr17" style:family="graphic" style:parent-style-name="standard">
      <style:graphic-properties draw:stroke="none" draw:fill="none" fo:min-height="3.799cm"/>
      <style:paragraph-properties style:writing-mode="lr-tb"/>
    </style:style>
    <style:style style:name="gr18" style:family="graphic" style:parent-style-name="standard">
      <style:graphic-properties draw:stroke="none" draw:fill-color="#ffff6d" draw:opacity="100%" draw:textarea-horizontal-align="justify" draw:textarea-vertical-align="middle" draw:auto-grow-height="false" fo:min-height="7.031cm" fo:min-width="0.55cm"/>
    </style:style>
    <style:style style:name="gr19" style:family="graphic" style:parent-style-name="Standard_5f_4">
      <style:graphic-properties draw:stroke="none" draw:fill-color="#41fcfa" draw:textarea-horizontal-align="justify" draw:textarea-vertical-align="middle" draw:auto-grow-height="false" fo:min-height="1.067cm" fo:min-width="0.074cm"/>
    </style:style>
    <style:style style:name="gr20" style:family="graphic" style:parent-style-name="Standard_5f_4">
      <style:graphic-properties draw:stroke="none" draw:fill-color="#729fcf" draw:textarea-horizontal-align="justify" draw:textarea-vertical-align="middle" draw:auto-grow-height="false" fo:min-height="3.283cm" fo:min-width="0.322cm"/>
    </style:style>
    <style:style style:name="gr21" style:family="graphic" style:parent-style-name="Standard_5f_4">
      <style:graphic-properties draw:stroke="none" draw:fill-color="#e16173" draw:textarea-horizontal-align="justify" draw:textarea-vertical-align="middle" draw:auto-grow-height="false" fo:min-height="1.067cm" fo:min-width="0.074cm"/>
    </style:style>
    <style:style style:name="gr22" style:family="graphic" style:parent-style-name="Standard_5f_4">
      <style:graphic-properties draw:stroke="none" draw:fill-color="#ffa6a6" draw:textarea-horizontal-align="justify" draw:textarea-vertical-align="middle" draw:auto-grow-height="false" fo:min-height="3.283cm" fo:min-width="0.322cm"/>
    </style:style>
    <style:style style:name="gr23" style:family="graphic" style:parent-style-name="standard">
      <style:graphic-properties draw:stroke="none" draw:fill="none" fo:min-height="2.636cm"/>
      <style:paragraph-properties style:writing-mode="lr-tb"/>
    </style:style>
    <style:style style:name="gr24" style:family="graphic" style:parent-style-name="standard">
      <style:graphic-properties svg:stroke-color="#ffde59" draw:fill-color="#ffffa6" draw:textarea-horizontal-align="justify" draw:textarea-vertical-align="middle" draw:auto-grow-height="false" fo:min-height="4.95cm" fo:min-width="8.7cm"/>
      <style:paragraph-properties style:writing-mode="lr-tb"/>
    </style:style>
    <style:style style:name="gr25" style:family="graphic" style:parent-style-name="standard">
      <style:graphic-properties draw:stroke="none" svg:stroke-color="#000000" draw:fill="none" draw:fill-color="#ffffff" draw:auto-grow-height="true" draw:auto-grow-width="false" fo:max-height="0cm" fo:min-height="0.75cm"/>
      <style:paragraph-properties style:writing-mode="lr-tb"/>
    </style:style>
    <style:style style:name="gr26" style:family="graphic" style:parent-style-name="standard">
      <style:graphic-properties draw:stroke="none" draw:fill-color="#41fcfa" draw:textarea-horizontal-align="justify" draw:textarea-vertical-align="middle" draw:auto-grow-height="false" fo:min-height="2.11cm" fo:min-width="0.025cm"/>
    </style:style>
    <style:style style:name="gr27" style:family="graphic" style:parent-style-name="standard">
      <style:graphic-properties svg:stroke-color="#ffde59" draw:fill-color="#ffffa6" draw:textarea-horizontal-align="justify" draw:textarea-vertical-align="middle" draw:auto-grow-height="false" fo:min-height="3.38cm" fo:min-width="6.133cm"/>
      <style:paragraph-properties style:writing-mode="lr-tb"/>
    </style:style>
    <style:style style:name="gr28" style:family="graphic" style:parent-style-name="standard">
      <style:graphic-properties draw:stroke="none" svg:stroke-color="#000000" draw:fill="none" draw:fill-color="#ffffff" draw:auto-grow-height="true" draw:auto-grow-width="false" fo:max-height="0cm" fo:min-height="1.737cm"/>
      <style:paragraph-properties style:writing-mode="lr-tb"/>
    </style:style>
    <style:style style:name="gr29" style:family="graphic" style:parent-style-name="standard" style:list-style-name="L1">
      <style:graphic-properties svg:stroke-color="#ffde59" draw:fill-color="#ffffa6" draw:textarea-horizontal-align="justify" draw:textarea-vertical-align="middle" draw:auto-grow-height="false" fo:min-height="6.428cm" fo:min-width="10.5cm"/>
      <style:paragraph-properties style:writing-mode="lr-tb"/>
    </style:style>
    <style:style style:name="gr30" style:family="graphic" style:parent-style-name="standard" style:list-style-name="L1">
      <style:graphic-properties svg:stroke-color="#ffde59" draw:fill-color="#ffffa6" draw:textarea-horizontal-align="justify" draw:textarea-vertical-align="middle" draw:auto-grow-height="false" fo:min-height="6.428cm" fo:min-width="10.5cm"/>
      <style:paragraph-properties style:writing-mode="lr-tb"/>
    </style:style>
    <style:style style:name="gr31" style:family="graphic" style:parent-style-name="standard">
      <style:graphic-properties draw:stroke="none" draw:fill-color="#ff3838" draw:textarea-horizontal-align="justify" draw:textarea-vertical-align="middle" draw:auto-grow-height="false" fo:min-height="0.882cm" fo:min-width="0.632cm"/>
    </style:style>
    <style:style style:name="gr32" style:family="graphic" style:parent-style-name="standard" style:list-style-name="L1">
      <style:graphic-properties svg:stroke-color="#ffde59" draw:fill-color="#ffffa6" draw:textarea-horizontal-align="justify" draw:textarea-vertical-align="middle" draw:auto-grow-height="false" fo:min-height="4.95cm" fo:min-width="8.7cm"/>
      <style:paragraph-properties style:writing-mode="lr-tb"/>
    </style:style>
    <style:style style:name="gr33" style:family="graphic" style:parent-style-name="standard" style:list-style-name="L1">
      <style:graphic-properties svg:stroke-color="#ffde59" draw:fill-color="#ffffa6" draw:textarea-horizontal-align="justify" draw:textarea-vertical-align="middle" draw:auto-grow-height="false" fo:min-height="4.95cm" fo:min-width="8.7cm"/>
      <style:paragraph-properties style:writing-mode="lr-tb"/>
    </style:style>
    <style:style style:name="gr34" style:family="graphic" style:parent-style-name="standard" style:list-style-name="L1">
      <style:graphic-properties svg:stroke-color="#ffde59" draw:fill-color="#ffffa6" draw:textarea-horizontal-align="justify" draw:textarea-vertical-align="middle" draw:auto-grow-height="false" fo:min-height="4.95cm" fo:min-width="8.7cm"/>
      <style:paragraph-properties style:writing-mode="lr-tb"/>
    </style:style>
    <style:style style:name="gr35" style:family="graphic" style:parent-style-name="standard" style:list-style-name="L1">
      <style:graphic-properties svg:stroke-color="#ffde59" draw:fill-color="#ffffa6" draw:textarea-horizontal-align="justify" draw:textarea-vertical-align="middle" draw:auto-grow-height="false" fo:min-height="4.95cm" fo:min-width="8.7cm"/>
      <style:paragraph-properties style:writing-mode="lr-tb"/>
    </style:style>
    <style:style style:name="gr36" style:family="graphic" style:parent-style-name="standard">
      <style:graphic-properties draw:stroke="none" draw:fill="none" fo:min-height="7.597cm"/>
      <style:paragraph-properties style:writing-mode="lr-tb"/>
    </style:style>
    <style:style style:name="gr37" style:family="graphic" style:parent-style-name="Standard_5f_5">
      <style:graphic-properties draw:stroke="none" draw:fill-color="#ff5429" draw:textarea-horizontal-align="justify" draw:textarea-vertical-align="middle" draw:auto-grow-height="false" fo:min-height="14.281cm" fo:min-width="1.14cm"/>
    </style:style>
    <style:style style:name="gr38" style:family="graphic" style:parent-style-name="Standard_5f_5">
      <style:graphic-properties draw:stroke="none" draw:fill-color="#3465a4" draw:textarea-horizontal-align="justify" draw:textarea-vertical-align="middle" draw:auto-grow-height="false" fo:min-height="25.965cm" fo:min-width="0.384cm"/>
    </style:style>
    <style:style style:name="gr39" style:family="graphic" style:parent-style-name="Standard_5f_7">
      <style:graphic-properties draw:stroke="none" draw:fill-color="#8e86ae" draw:opacity="100%" draw:textarea-horizontal-align="justify" draw:textarea-vertical-align="middle" draw:auto-grow-height="false" fo:min-height="7.031cm" fo:min-width="0.55cm"/>
    </style:style>
    <style:style style:name="gr40" style:family="graphic" style:parent-style-name="Standard_5f_7">
      <style:graphic-properties draw:stroke="none" svg:stroke-color="#000000" draw:fill="none" draw:fill-color="#ffffff" draw:auto-grow-height="true" draw:auto-grow-width="false" fo:max-height="0cm" fo:min-height="1.897cm"/>
      <style:paragraph-properties style:writing-mode="lr-tb"/>
    </style:style>
    <style:style style:name="gr41" style:family="graphic" style:parent-style-name="Standard_5f_7">
      <style:graphic-properties draw:stroke="none" draw:fill-color="#ff3838" draw:opacity="100%" draw:textarea-horizontal-align="justify" draw:textarea-vertical-align="middle" draw:auto-grow-height="false" fo:min-height="7.031cm" fo:min-width="0.55cm"/>
    </style:style>
    <style:style style:name="gr42" style:family="graphic" style:parent-style-name="standard" style:list-style-name="L1">
      <style:graphic-properties svg:stroke-color="#ffde59" draw:fill-color="#ffffa6" draw:textarea-horizontal-align="justify" draw:textarea-vertical-align="middle" draw:auto-grow-height="false" fo:min-height="6.415cm" fo:min-width="11.426cm"/>
      <style:paragraph-properties style:writing-mode="lr-tb"/>
    </style:style>
    <style:style style:name="gr43" style:family="graphic" style:parent-style-name="standard" style:list-style-name="L1">
      <style:graphic-properties svg:stroke-color="#ffde59" draw:fill-color="#ffffa6" draw:textarea-horizontal-align="justify" draw:textarea-vertical-align="middle" draw:auto-grow-height="false" fo:min-height="6.428cm" fo:min-width="11.474cm"/>
      <style:paragraph-properties style:writing-mode="lr-tb"/>
    </style:style>
    <style:style style:name="gr44" style:family="graphic" style:parent-style-name="standard">
      <style:graphic-properties draw:stroke="none" draw:fill-color="#8e86ae" draw:opacity="100%" draw:textarea-horizontal-align="justify" draw:textarea-vertical-align="middle" draw:auto-grow-height="false" fo:min-height="7.031cm" fo:min-width="0.55cm"/>
    </style:style>
    <style:style style:name="gr45" style:family="graphic" style:parent-style-name="Standard_5f_7">
      <style:graphic-properties draw:stroke="none" svg:stroke-color="#000000" draw:fill="none" draw:fill-color="#ffffff" draw:auto-grow-height="true" draw:auto-grow-width="false" fo:max-height="0cm" fo:min-height="2.371cm"/>
      <style:paragraph-properties style:writing-mode="lr-tb"/>
    </style:style>
    <style:style style:name="gr46" style:family="graphic" style:parent-style-name="standard" style:list-style-name="L1">
      <style:graphic-properties svg:stroke-color="#ffde59" draw:fill-color="#ffffa6" draw:textarea-horizontal-align="justify" draw:textarea-vertical-align="middle" draw:auto-grow-height="false" fo:min-height="6.415cm" fo:min-width="11.426cm"/>
      <style:paragraph-properties style:writing-mode="lr-tb"/>
    </style:style>
    <style:style style:name="gr47" style:family="graphic" style:parent-style-name="standard" style:list-style-name="L1">
      <style:graphic-properties svg:stroke-color="#ffde59" draw:fill-color="#ffffa6" draw:textarea-horizontal-align="justify" draw:textarea-vertical-align="middle" draw:auto-grow-height="false" fo:min-height="6.428cm" fo:min-width="11.474cm"/>
      <style:paragraph-properties style:writing-mode="lr-tb"/>
    </style:style>
    <style:style style:name="gr48" style:family="graphic" style:parent-style-name="standard" style:list-style-name="L1">
      <style:graphic-properties svg:stroke-color="#ffde59" draw:fill-color="#ffffa6" draw:textarea-horizontal-align="justify" draw:textarea-vertical-align="middle" draw:auto-grow-height="false" fo:min-height="6.415cm" fo:min-width="11.426cm"/>
      <style:paragraph-properties style:writing-mode="lr-tb"/>
    </style:style>
    <style:style style:name="gr49" style:family="graphic" style:parent-style-name="standard" style:list-style-name="L1">
      <style:graphic-properties svg:stroke-color="#ffde59" draw:fill-color="#ffffa6" draw:textarea-horizontal-align="justify" draw:textarea-vertical-align="middle" draw:auto-grow-height="false" fo:min-height="6.428cm" fo:min-width="11.474cm"/>
      <style:paragraph-properties style:writing-mode="lr-tb"/>
    </style:style>
    <style:style style:name="gr50" style:family="graphic" style:parent-style-name="standard" style:list-style-name="L1">
      <style:graphic-properties svg:stroke-color="#ffde59" draw:fill-color="#ffffa6" draw:textarea-horizontal-align="justify" draw:textarea-vertical-align="middle" draw:auto-grow-height="false" fo:min-height="6.428cm" fo:min-width="13.07cm"/>
      <style:paragraph-properties style:writing-mode="lr-tb"/>
    </style:style>
    <style:style style:name="gr51" style:family="graphic" style:parent-style-name="standard" style:list-style-name="L1">
      <style:graphic-properties svg:stroke-color="#ffde59" draw:fill-color="#ffffa6" draw:textarea-horizontal-align="justify" draw:textarea-vertical-align="middle" draw:auto-grow-height="false" fo:min-height="6.428cm" fo:min-width="13.07cm"/>
      <style:paragraph-properties style:writing-mode="lr-tb"/>
    </style:style>
    <style:style style:name="gr52" style:family="graphic" style:parent-style-name="standard" style:list-style-name="L1">
      <style:graphic-properties svg:stroke-color="#ffde59" draw:fill-color="#ffffa6" draw:textarea-horizontal-align="justify" draw:textarea-vertical-align="middle" draw:auto-grow-height="false" fo:min-height="6.428cm" fo:min-width="13.07cm"/>
      <style:paragraph-properties style:writing-mode="lr-tb"/>
    </style:style>
    <style:style style:name="gr53" style:family="graphic" style:parent-style-name="standard" style:list-style-name="L1">
      <style:graphic-properties svg:stroke-color="#ffde59" draw:fill-color="#ffffa6" draw:textarea-horizontal-align="justify" draw:textarea-vertical-align="middle" draw:auto-grow-height="false" fo:min-height="6.428cm" fo:min-width="13.07cm"/>
      <style:paragraph-properties style:writing-mode="lr-tb"/>
    </style:style>
    <style:style style:name="gr54" style:family="graphic" style:parent-style-name="standard">
      <style:graphic-properties draw:stroke="none" draw:fill-color="#ffd428" draw:textarea-horizontal-align="justify" draw:textarea-vertical-align="middle" draw:auto-grow-height="false" fo:min-height="7.031cm" fo:min-width="0.55cm"/>
    </style:style>
    <style:style style:name="gr55" style:family="graphic" style:parent-style-name="standard">
      <style:graphic-properties draw:stroke="none" draw:fill-color="#ffd428" draw:textarea-horizontal-align="justify" draw:textarea-vertical-align="middle" draw:auto-grow-height="false" fo:min-height="2.11cm" fo:min-width="0.025cm"/>
    </style:style>
    <style:style style:name="gr56" style:family="graphic" style:parent-style-name="standard" style:list-style-name="L1">
      <style:graphic-properties svg:stroke-color="#ffde59" draw:fill-color="#ffffa6" draw:textarea-horizontal-align="justify" draw:textarea-vertical-align="middle" draw:auto-grow-height="false" fo:min-height="4.95cm" fo:min-width="8.7cm"/>
      <style:paragraph-properties style:writing-mode="lr-tb"/>
    </style:style>
    <style:style style:name="gr57" style:family="graphic" style:parent-style-name="standard">
      <style:graphic-properties draw:stroke="none" draw:fill="none" fo:min-height="9.723cm"/>
      <style:paragraph-properties style:writing-mode="lr-tb"/>
    </style:style>
    <style:style style:name="gr58" style:family="graphic" style:parent-style-name="Standard_5f_5">
      <style:graphic-properties draw:stroke="none" draw:fill-color="#ff5429" draw:textarea-horizontal-align="justify" draw:textarea-vertical-align="middle" draw:auto-grow-height="false" fo:min-height="4.459cm" fo:min-width="0.32cm"/>
    </style:style>
    <style:style style:name="gr59" style:family="graphic" style:parent-style-name="Standard_5f_5">
      <style:graphic-properties draw:stroke="none" draw:fill-color="#3465a4" draw:textarea-horizontal-align="justify" draw:textarea-vertical-align="middle" draw:auto-grow-height="false" fo:min-height="8.245cm" fo:min-width="0cm"/>
    </style:style>
    <style:style style:name="gr60" style:family="graphic" style:parent-style-name="Standard_5f_4">
      <style:graphic-properties draw:stroke="none" draw:fill-color="#bbe33d" draw:textarea-horizontal-align="justify" draw:textarea-vertical-align="middle" draw:auto-grow-height="false" fo:min-height="1.067cm" fo:min-width="0.074cm"/>
    </style:style>
    <style:style style:name="gr61" style:family="graphic" style:parent-style-name="Standard_5f_4">
      <style:graphic-properties draw:stroke="none" draw:fill-color="#55308d" draw:textarea-horizontal-align="justify" draw:textarea-vertical-align="middle" draw:auto-grow-height="false" fo:min-height="3.283cm" fo:min-width="0.322cm"/>
    </style:style>
    <style:style style:name="gr62" style:family="graphic" style:parent-style-name="standard">
      <style:graphic-properties draw:stroke="none" draw:fill-color="#ff6d6d" draw:textarea-horizontal-align="justify" draw:textarea-vertical-align="middle" draw:auto-grow-height="false" fo:min-height="2.11cm" fo:min-width="0.025cm"/>
    </style:style>
    <style:style style:name="gr63" style:family="graphic" style:parent-style-name="standard">
      <style:graphic-properties draw:stroke="none" draw:fill-color="#ffffff" draw:textarea-horizontal-align="justify" draw:textarea-vertical-align="middle" draw:auto-grow-height="false" fo:min-height="7.031cm" fo:min-width="0.55cm"/>
    </style:style>
    <style:style style:name="gr64" style:family="graphic" style:parent-style-name="standard">
      <style:graphic-properties draw:stroke="solid" svg:stroke-width="0.081cm" svg:stroke-color="#ffbf00" draw:marker-start-width="0.321cm" draw:marker-end-width="0.321cm" draw:fill-color="#ffffff" draw:textarea-horizontal-align="justify" draw:textarea-vertical-align="middle" draw:auto-grow-height="false" fo:min-height="2.27cm" fo:min-width="6.42cm" fo:padding-top="0.165cm" fo:padding-bottom="0.165cm" fo:padding-left="0.29cm" fo:padding-right="0.29cm"/>
      <style:paragraph-properties style:writing-mode="lr-tb"/>
    </style:style>
    <style:style style:name="gr65" style:family="graphic" style:parent-style-name="objectwithoutfill">
      <style:graphic-properties svg:stroke-width="0.106cm" svg:stroke-color="#ffffff" draw:marker-start-width="0.359cm" draw:marker-end="Arrow" draw:marker-end-width="0.459cm" draw:fill="none" draw:textarea-vertical-align="middle" fo:padding-top="0.178cm" fo:padding-bottom="0.178cm" fo:padding-left="0.303cm" fo:padding-right="0.303cm"/>
    </style:style>
    <style:style style:name="gr66" style:family="graphic" style:parent-style-name="Standard_5f_4">
      <style:graphic-properties draw:stroke="none" draw:fill-color="#ffff38" draw:textarea-horizontal-align="justify" draw:textarea-vertical-align="middle" draw:auto-grow-height="false" fo:min-height="3.814cm" fo:min-width="0.647cm"/>
    </style:style>
    <style:style style:name="gr67" style:family="graphic" style:parent-style-name="Standard_5f_4">
      <style:graphic-properties draw:stroke="none" draw:fill-color="#069a2e" draw:textarea-horizontal-align="justify" draw:textarea-vertical-align="middle" draw:auto-grow-height="false" fo:min-height="10.649cm" fo:min-width="1.142cm"/>
    </style:style>
    <style:style style:name="gr68"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451cm, 2.541cm, 2.086cm, 2.538cm)" draw:image-opacity="100%" style:mirror="none"/>
    </style:style>
    <style:style style:name="gr69" style:family="graphic" style:parent-style-name="standard">
      <style:graphic-properties draw:stroke="none" svg:stroke-color="#000000" draw:fill="none" draw:fill-color="#ffffff" draw:auto-grow-height="true" draw:auto-grow-width="false" fo:max-height="0cm" fo:min-height="1.043cm"/>
      <style:paragraph-properties style:writing-mode="lr-tb"/>
    </style:style>
    <style:style style:name="gr70" style:family="graphic" style:parent-style-name="standard">
      <style:graphic-properties draw:stroke="none" draw:fill-color="#ff972f" draw:textarea-horizontal-align="justify" draw:textarea-vertical-align="middle" draw:auto-grow-height="false" fo:min-height="7.031cm" fo:min-width="0.55cm"/>
    </style:style>
    <style:style style:name="gr71" style:family="graphic" style:parent-style-name="objectwithoutfill">
      <style:graphic-properties draw:stroke="solid" svg:stroke-width="0.081cm" svg:stroke-color="#ffffff" draw:marker-start-width="0.321cm" draw:marker-end="Arrow" draw:marker-end-width="0.421cm" draw:fill="none" draw:textarea-vertical-align="middle" fo:padding-top="0.165cm" fo:padding-bottom="0.165cm" fo:padding-left="0.29cm" fo:padding-right="0.29cm"/>
    </style:style>
    <style:style style:name="gr72"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73" style:family="graphic" style:parent-style-name="standard">
      <style:graphic-properties draw:stroke="none" svg:stroke-color="#000000" draw:fill="none" draw:fill-color="#ffffff" draw:auto-grow-height="true" draw:auto-grow-width="false" fo:max-height="0cm" fo:min-height="0.869cm"/>
      <style:paragraph-properties style:writing-mode="lr-tb"/>
    </style:style>
    <style:style style:name="gr74" style:family="graphic" style:parent-style-name="Standard_5f_6">
      <style:graphic-properties draw:stroke="none" draw:fill-color="#bbe33d" draw:textarea-horizontal-align="justify" draw:textarea-vertical-align="middle" draw:auto-grow-height="false" fo:min-height="7.031cm" fo:min-width="0.55cm"/>
    </style:style>
    <style:style style:name="gr75" style:family="graphic" style:parent-style-name="Standard_5f_6">
      <style:graphic-properties draw:stroke="none" draw:fill-color="#d4ea6b" draw:textarea-horizontal-align="justify" draw:textarea-vertical-align="middle" draw:auto-grow-height="false" fo:min-height="7.031cm" fo:min-width="0.55cm"/>
    </style:style>
    <style:style style:name="gr76" style:family="graphic" style:parent-style-name="standard">
      <style:graphic-properties draw:stroke="none" draw:fill-color="#ffff6d" draw:textarea-horizontal-align="justify" draw:textarea-vertical-align="middle" draw:auto-grow-height="false" fo:min-height="7.031cm" fo:min-width="0.55cm"/>
    </style:style>
    <style:style style:name="gr77" style:family="graphic" style:parent-style-name="Standard_5f_4">
      <style:graphic-properties draw:stroke="none" draw:fill-color="#ffdbb6" draw:textarea-horizontal-align="justify" draw:textarea-vertical-align="middle" draw:auto-grow-height="false" fo:min-height="3.814cm" fo:min-width="0.647cm"/>
    </style:style>
    <style:style style:name="pr1" style:family="presentation" style:parent-style-name="Default-title">
      <style:graphic-properties draw:textarea-vertical-align="top" fo:min-height="3.188cm"/>
      <style:paragraph-properties style:writing-mode="lr-tb"/>
    </style:style>
    <style:style style:name="pr2" style:family="presentation" style:parent-style-name="Default-title">
      <style:graphic-properties fo:min-height="2.63cm"/>
      <style:paragraph-properties style:writing-mode="lr-tb"/>
    </style:style>
    <style:style style:name="pr3" style:family="presentation" style:parent-style-name="Default-notes">
      <style:graphic-properties draw:fill-color="#ffffff" draw:auto-grow-height="true" fo:min-height="13.365cm"/>
      <style:paragraph-properties style:writing-mode="lr-tb"/>
    </style:style>
    <style:style style:name="pr4" style:family="presentation" style:parent-style-name="Default-subtitle">
      <style:graphic-properties draw:fill-color="#ffffff" draw:textarea-vertical-align="top" draw:auto-grow-height="true" fo:min-height="12.195cm"/>
      <style:paragraph-properties style:writing-mode="lr-tb"/>
    </style:style>
    <style:style style:name="pr5" style:family="presentation" style:parent-style-name="Default-title">
      <style:graphic-properties draw:textarea-vertical-align="top" fo:min-height="1.425cm"/>
      <style:paragraph-properties style:writing-mode="lr-tb"/>
    </style:style>
    <style:style style:name="pr6" style:family="presentation" style:parent-style-name="Default-outline1" style:list-style-name="L4">
      <style:graphic-properties fo:min-height="11.929cm"/>
      <style:paragraph-properties style:writing-mode="lr-tb"/>
    </style:style>
    <style:style style:name="pr7" style:family="presentation" style:parent-style-name="Default-outline1" style:list-style-name="L4">
      <style:graphic-properties fo:min-height="11.929cm"/>
      <style:paragraph-properties style:writing-mode="lr-tb"/>
    </style:style>
    <style:style style:name="pr8" style:family="presentation" style:parent-style-name="Default-outline1" style:list-style-name="L4">
      <style:graphic-properties fo:min-height="11.929cm"/>
      <style:paragraph-properties style:writing-mode="lr-tb"/>
    </style:style>
    <style:style style:name="pr9" style:family="presentation" style:parent-style-name="Default-outline1" style:list-style-name="L4">
      <style:graphic-properties fo:min-height="11.929cm"/>
      <style:paragraph-properties style:writing-mode="lr-tb"/>
    </style:style>
    <style:style style:name="pr10" style:family="presentation" style:parent-style-name="Default-outline1" style:list-style-name="L4">
      <style:graphic-properties fo:min-height="11.929cm"/>
      <style:paragraph-properties style:writing-mode="lr-tb"/>
    </style:style>
    <style:style style:name="pr11" style:family="presentation" style:parent-style-name="Default-outline1" style:list-style-name="L4">
      <style:graphic-properties fo:min-height="11.929cm"/>
      <style:paragraph-properties style:writing-mode="lr-tb"/>
    </style:style>
    <style:style style:name="pr12" style:family="presentation" style:parent-style-name="Default-title">
      <style:graphic-properties draw:textarea-vertical-align="middle" fo:min-height="3.311cm"/>
      <style:paragraph-properties style:writing-mode="lr-tb"/>
    </style:style>
    <style:style style:name="pr13" style:family="presentation" style:parent-style-name="Default-outline1" style:list-style-name="L4">
      <style:graphic-properties fo:min-height="11.929cm"/>
      <style:paragraph-properties style:writing-mode="lr-tb"/>
    </style:style>
    <style:style style:name="pr14" style:family="presentation" style:parent-style-name="Default-outline1" style:list-style-name="L4">
      <style:graphic-properties fo:min-height="11.929cm"/>
      <style:paragraph-properties style:writing-mode="lr-tb"/>
    </style:style>
    <style:style style:name="pr15" style:family="presentation" style:parent-style-name="Default-outline1" style:list-style-name="L4">
      <style:graphic-properties fo:min-height="11.929cm"/>
      <style:paragraph-properties style:writing-mode="lr-tb"/>
    </style:style>
    <style:style style:name="pr16" style:family="presentation" style:parent-style-name="Default-outline1" style:list-style-name="L4">
      <style:graphic-properties fo:min-height="11.929cm"/>
      <style:paragraph-properties style:writing-mode="lr-tb"/>
    </style:style>
    <style:style style:name="pr17" style:family="presentation" style:parent-style-name="Default-outline1" style:list-style-name="L4">
      <style:graphic-properties fo:min-height="11.929cm"/>
      <style:paragraph-properties style:writing-mode="lr-tb"/>
    </style:style>
    <style:style style:name="pr18" style:family="presentation" style:parent-style-name="Default-outline1" style:list-style-name="L4">
      <style:graphic-properties fo:min-height="11.929cm"/>
      <style:paragraph-properties style:writing-mode="lr-tb"/>
    </style:style>
    <style:style style:name="pr19" style:family="presentation" style:parent-style-name="Default-outline1" style:list-style-name="L4">
      <style:graphic-properties fo:min-height="11.929cm"/>
      <style:paragraph-properties style:writing-mode="lr-tb"/>
    </style:style>
    <style:style style:name="pr20" style:family="presentation" style:parent-style-name="Default-title">
      <style:graphic-properties draw:textarea-vertical-align="middle" fo:min-height="3.799cm"/>
      <style:paragraph-properties style:writing-mode="lr-tb"/>
    </style:style>
    <style:style style:name="pr21" style:family="presentation" style:parent-style-name="Default-title">
      <style:graphic-properties draw:textarea-vertical-align="middle" fo:min-height="5.065cm"/>
      <style:paragraph-properties style:writing-mode="lr-tb"/>
    </style:style>
    <style:style style:name="pr22" style:family="presentation" style:parent-style-name="Default-outline1" style:list-style-name="L4">
      <style:graphic-properties fo:min-height="11.929cm"/>
      <style:paragraph-properties style:writing-mode="lr-tb"/>
    </style:style>
    <style:style style:name="pr23" style:family="presentation" style:parent-style-name="Default-outline1" style:list-style-name="L4">
      <style:graphic-properties fo:min-height="11.929cm"/>
      <style:paragraph-properties style:writing-mode="lr-tb"/>
    </style:style>
    <style:style style:name="pr24" style:family="presentation" style:parent-style-name="Default-outline1" style:list-style-name="L4">
      <style:graphic-properties fo:min-height="11.929cm"/>
      <style:paragraph-properties style:writing-mode="lr-tb"/>
    </style:style>
    <style:style style:name="pr25" style:family="presentation" style:parent-style-name="Default-outline1" style:list-style-name="L4">
      <style:graphic-properties fo:min-height="11.929cm"/>
      <style:paragraph-properties style:writing-mode="lr-tb"/>
    </style:style>
    <style:style style:name="pr26" style:family="presentation" style:parent-style-name="Default-outline1" style:list-style-name="L4">
      <style:graphic-properties fo:min-height="11.929cm"/>
      <style:paragraph-properties style:writing-mode="lr-tb"/>
    </style:style>
    <style:style style:name="pr27" style:family="presentation" style:parent-style-name="Default-outline1" style:list-style-name="L4">
      <style:graphic-properties fo:min-height="11.929cm"/>
      <style:paragraph-properties style:writing-mode="lr-tb"/>
    </style:style>
    <style:style style:name="pr28" style:family="presentation" style:parent-style-name="Default-title">
      <style:graphic-properties draw:textarea-vertical-align="top" fo:min-height="1.303cm"/>
      <style:paragraph-properties style:writing-mode="lr-tb"/>
    </style:style>
    <style:style style:name="pr29" style:family="presentation" style:parent-style-name="Default-outline1" style:list-style-name="L4">
      <style:graphic-properties fo:min-height="11.929cm"/>
      <style:paragraph-properties style:writing-mode="lr-tb"/>
    </style:style>
    <style:style style:name="pr30" style:family="presentation" style:parent-style-name="Default-outline1" style:list-style-name="L4">
      <style:graphic-properties fo:min-height="11.929cm"/>
      <style:paragraph-properties style:writing-mode="lr-tb"/>
    </style:style>
    <style:style style:name="pr31" style:family="presentation" style:parent-style-name="Default-outline1" style:list-style-name="L4">
      <style:graphic-properties fo:min-height="11.929cm"/>
      <style:paragraph-properties style:writing-mode="lr-tb"/>
    </style:style>
    <style:style style:name="pr32" style:family="presentation" style:parent-style-name="Default-outline1" style:list-style-name="L4">
      <style:graphic-properties fo:min-height="11.929cm"/>
      <style:paragraph-properties style:writing-mode="lr-tb"/>
    </style:style>
    <style:style style:name="pr33" style:family="presentation" style:parent-style-name="Default-outline1" style:list-style-name="L4">
      <style:graphic-properties fo:min-height="11.929cm"/>
      <style:paragraph-properties style:writing-mode="lr-tb"/>
    </style:style>
    <style:style style:name="pr34" style:family="presentation" style:parent-style-name="Default-outline1" style:list-style-name="L4">
      <style:graphic-properties fo:min-height="11.929cm"/>
      <style:paragraph-properties style:writing-mode="lr-tb"/>
    </style:style>
    <style:style style:name="pr35" style:family="presentation" style:parent-style-name="Default-outline1" style:list-style-name="L4">
      <style:graphic-properties fo:min-height="11.929cm"/>
      <style:paragraph-properties style:writing-mode="lr-tb"/>
    </style:style>
    <style:style style:name="pr36" style:family="presentation" style:parent-style-name="Default-outline1" style:list-style-name="L4">
      <style:graphic-properties fo:min-height="11.929cm"/>
      <style:paragraph-properties style:writing-mode="lr-tb"/>
    </style:style>
    <style:style style:name="pr37" style:family="presentation" style:parent-style-name="Default-outline1" style:list-style-name="L4">
      <style:graphic-properties fo:min-height="11.929cm"/>
      <style:paragraph-properties style:writing-mode="lr-tb"/>
    </style:style>
    <style:style style:name="pr38" style:family="presentation" style:parent-style-name="Default-outline1" style:list-style-name="L4">
      <style:graphic-properties fo:min-height="11.929cm"/>
      <style:paragraph-properties style:writing-mode="lr-tb"/>
    </style:style>
    <style:style style:name="pr39" style:family="presentation" style:parent-style-name="Default-outline1" style:list-style-name="L4">
      <style:graphic-properties fo:min-height="11.929cm"/>
      <style:paragraph-properties style:writing-mode="lr-tb"/>
    </style:style>
    <style:style style:name="pr40" style:family="presentation" style:parent-style-name="Default-outline1" style:list-style-name="L4">
      <style:graphic-properties fo:min-height="11.929cm"/>
      <style:paragraph-properties style:writing-mode="lr-tb"/>
    </style:style>
    <style:style style:name="pr41" style:family="presentation" style:parent-style-name="Default-outline1" style:list-style-name="L4">
      <style:graphic-properties fo:min-height="11.929cm"/>
      <style:paragraph-properties style:writing-mode="lr-tb"/>
    </style:style>
    <style:style style:name="pr42" style:family="presentation" style:parent-style-name="Default-outline1" style:list-style-name="L4">
      <style:graphic-properties fo:min-height="11.929cm"/>
      <style:paragraph-properties style:writing-mode="lr-tb"/>
    </style:style>
    <style:style style:name="pr43" style:family="presentation" style:parent-style-name="Default-outline1" style:list-style-name="L4">
      <style:graphic-properties fo:min-height="11.929cm"/>
      <style:paragraph-properties style:writing-mode="lr-tb"/>
    </style:style>
    <style:style style:name="pr44" style:family="presentation" style:parent-style-name="Default-outline1" style:list-style-name="L4">
      <style:graphic-properties fo:min-height="11.929cm"/>
      <style:paragraph-properties style:writing-mode="lr-tb"/>
    </style:style>
    <style:style style:name="pr45" style:family="presentation" style:parent-style-name="Default-outline1" style:list-style-name="L4">
      <style:graphic-properties fo:min-height="11.929cm"/>
      <style:paragraph-properties style:writing-mode="lr-tb"/>
    </style:style>
    <style:style style:name="pr46" style:family="presentation" style:parent-style-name="Default-outline1" style:list-style-name="L4">
      <style:graphic-properties fo:min-height="11.929cm"/>
      <style:paragraph-properties style:writing-mode="lr-tb"/>
    </style:style>
    <style:style style:name="pr47" style:family="presentation" style:parent-style-name="Default-outline1" style:list-style-name="L4">
      <style:graphic-properties fo:min-height="11.929cm"/>
      <style:paragraph-properties style:writing-mode="lr-tb"/>
    </style:style>
    <style:style style:name="pr48" style:family="presentation" style:parent-style-name="Default-outline1" style:list-style-name="L4">
      <style:graphic-properties fo:min-height="11.929cm"/>
      <style:paragraph-properties style:writing-mode="lr-tb"/>
    </style:style>
    <style:style style:name="pr49" style:family="presentation" style:parent-style-name="Default-outline1" style:list-style-name="L4">
      <style:graphic-properties fo:min-height="11.929cm"/>
      <style:paragraph-properties style:writing-mode="lr-tb"/>
    </style:style>
    <style:style style:name="pr50" style:family="presentation" style:parent-style-name="Default-outline1" style:list-style-name="L4">
      <style:graphic-properties fo:min-height="11.929cm"/>
      <style:paragraph-properties style:writing-mode="lr-tb"/>
    </style:style>
    <style:style style:name="pr51" style:family="presentation" style:parent-style-name="Default-outline1" style:list-style-name="L4">
      <style:graphic-properties fo:min-height="11.929cm"/>
      <style:paragraph-properties style:writing-mode="lr-tb"/>
    </style:style>
    <style:style style:name="pr52" style:family="presentation" style:parent-style-name="Default-outline1" style:list-style-name="L4">
      <style:graphic-properties fo:min-height="11.929cm"/>
      <style:paragraph-properties style:writing-mode="lr-tb"/>
    </style:style>
    <style:style style:name="pr53" style:family="presentation" style:parent-style-name="Default-outline1" style:list-style-name="L4">
      <style:graphic-properties fo:min-height="11.929cm"/>
      <style:paragraph-properties style:writing-mode="lr-tb"/>
    </style:style>
    <style:style style:name="pr54" style:family="presentation" style:parent-style-name="Default-outline1" style:list-style-name="L4">
      <style:graphic-properties fo:min-height="11.929cm"/>
      <style:paragraph-properties style:writing-mode="lr-tb"/>
    </style:style>
    <style:style style:name="pr55" style:family="presentation" style:parent-style-name="Default-outline1" style:list-style-name="L4">
      <style:graphic-properties fo:min-height="11.929cm"/>
      <style:paragraph-properties style:writing-mode="lr-tb"/>
    </style:style>
    <style:style style:name="pr56" style:family="presentation" style:parent-style-name="Default-outline1" style:list-style-name="L4">
      <style:graphic-properties fo:min-height="11.929cm"/>
      <style:paragraph-properties style:writing-mode="lr-tb"/>
    </style:style>
    <style:style style:name="pr57" style:family="presentation" style:parent-style-name="Default-outline1" style:list-style-name="L4">
      <style:graphic-properties fo:min-height="11.929cm"/>
      <style:paragraph-properties style:writing-mode="lr-tb"/>
    </style:style>
    <style:style style:name="pr58" style:family="presentation" style:parent-style-name="Default-outline1" style:list-style-name="L4">
      <style:graphic-properties fo:min-height="11.929cm"/>
      <style:paragraph-properties style:writing-mode="lr-tb"/>
    </style:style>
    <style:style style:name="pr59" style:family="presentation" style:parent-style-name="Default-outline1" style:list-style-name="L4">
      <style:graphic-properties fo:min-height="11.929cm"/>
      <style:paragraph-properties style:writing-mode="lr-tb"/>
    </style:style>
    <style:style style:name="pr60" style:family="presentation" style:parent-style-name="Default-outline1" style:list-style-name="L4">
      <style:graphic-properties fo:min-height="11.929cm"/>
      <style:paragraph-properties style:writing-mode="lr-tb"/>
    </style:style>
    <style:style style:name="pr61" style:family="presentation" style:parent-style-name="Default-outline1" style:list-style-name="L4">
      <style:graphic-properties fo:min-height="11.929cm"/>
      <style:paragraph-properties style:writing-mode="lr-tb"/>
    </style:style>
    <style:style style:name="pr62" style:family="presentation" style:parent-style-name="Default-title">
      <style:graphic-properties draw:textarea-vertical-align="middle" fo:min-height="5.678cm"/>
      <style:paragraph-properties style:writing-mode="lr-tb"/>
    </style:style>
    <style:style style:name="pr63" style:family="presentation" style:parent-style-name="Default-outline1" style:list-style-name="L4">
      <style:graphic-properties fo:min-height="11.929cm"/>
      <style:paragraph-properties style:writing-mode="lr-tb"/>
    </style:style>
    <style:style style:name="pr64" style:family="presentation" style:parent-style-name="Default-title">
      <style:graphic-properties draw:textarea-vertical-align="middle" fo:min-height="4.141cm"/>
      <style:paragraph-properties style:writing-mode="lr-tb"/>
    </style:style>
    <style:style style:name="pr65" style:family="presentation" style:parent-style-name="Default-subtitle">
      <style:graphic-properties draw:fill-color="#ffffff" fo:min-height="12.191cm"/>
      <style:paragraph-properties style:writing-mode="lr-tb"/>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text-properties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loext:graphic-properties draw:fill-color="#fff0f5"/>
      <style:paragraph-properties fo:text-align="center"/>
      <style:text-properties fo:language="fr" fo:country="FR"/>
    </style:style>
    <style:style style:name="P11" style:family="paragraph">
      <style:paragraph-properties fo:text-align="start" style:writing-mode="lr-tb"/>
      <style:text-properties fo:color="#ffffff" loext:opacity="100%" fo:font-size="32pt" fo:language="fr" fo:country="FR" fo:font-weight="bold" style:font-size-asian="32pt" style:font-size-complex="32pt"/>
    </style:style>
    <style:style style:name="P12" style:family="paragraph">
      <style:paragraph-properties fo:margin-left="0cm" fo:margin-right="0cm" fo:margin-top="0.497cm" fo:margin-bottom="0cm" fo:text-align="start" fo:text-indent="0cm"/>
    </style:style>
    <style:style style:name="P13" style:family="paragraph">
      <style:paragraph-properties fo:margin-left="0cm" fo:margin-right="0cm" fo:margin-top="0.497cm" fo:margin-bottom="0cm" fo:text-align="start" fo:text-indent="0cm" style:writing-mode="lr-tb"/>
      <style:text-properties fo:color="#ffffff" loext:opacity="100%" fo:language="fr" fo:country="FR" fo:font-weight="normal" style:font-weight-asian="normal" style:font-weight-complex="normal"/>
    </style:style>
    <style:style style:name="P14" style:family="paragraph">
      <loext:graphic-properties draw:fill-color="#ffa07a"/>
      <style:paragraph-properties fo:text-align="center"/>
      <style:text-properties fo:language="fr" fo:country="FR"/>
    </style:style>
    <style:style style:name="P15" style:family="paragraph">
      <loext:graphic-properties draw:fill-color="#ffffff"/>
      <style:paragraph-properties style:writing-mode="lr-tb"/>
      <style:text-properties fo:font-size="16.8999996185303pt" fo:language="fr" fo:country="FR" style:font-size-asian="16pt" style:font-size-complex="16pt"/>
    </style:style>
    <style:style style:name="P16" style:family="paragraph">
      <style:paragraph-properties fo:text-align="start" style:writing-mode="lr-tb"/>
      <style:text-properties fo:font-size="32pt" fo:language="fr" fo:country="FR" fo:font-weight="bold" style:font-size-asian="32pt" style:font-size-complex="32pt"/>
    </style:style>
    <style:style style:name="P17" style:family="paragraph">
      <loext:graphic-properties draw:fill-color="#ffaa95"/>
      <style:paragraph-properties fo:text-align="center"/>
      <style:text-properties fo:language="fr" fo:country="FR"/>
    </style:style>
    <style:style style:name="P18" style:family="paragraph">
      <style:paragraph-properties fo:margin-left="0cm" fo:margin-right="0cm" fo:margin-top="0cm" fo:margin-bottom="0cm" fo:line-height="100%" fo:text-indent="0cm"/>
    </style:style>
    <style:style style:name="P19" style:family="paragraph">
      <loext:graphic-properties draw:fill="none" draw:fill-color="#ffffff"/>
      <style:paragraph-properties fo:margin-left="0cm" fo:margin-right="0cm" fo:margin-top="0cm" fo:margin-bottom="0cm" fo:line-height="100%" fo:text-indent="0cm" style:writing-mode="lr-tb"/>
      <style:text-properties fo:font-size="13.3999996185303pt" fo:language="fr" fo:country="FR" fo:font-weight="bold" style:font-weight-asian="bold" style:font-weight-complex="bold"/>
    </style:style>
    <style:style style:name="P20"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21" style:family="paragraph">
      <loext:graphic-properties draw:fill="none"/>
      <style:paragraph-properties fo:text-align="center"/>
    </style:style>
    <style:style style:name="P22" style:family="paragraph">
      <loext:graphic-properties draw:fill-color="#41fcfa"/>
      <style:paragraph-properties fo:text-align="center"/>
      <style:text-properties fo:language="fr" fo:country="FR"/>
    </style:style>
    <style:style style:name="P23" style:family="paragraph">
      <style:paragraph-properties fo:text-align="center"/>
    </style:style>
    <style:style style:name="P24" style:family="paragraph">
      <style:paragraph-properties fo:text-align="center" style:writing-mode="lr-tb"/>
      <style:text-properties fo:font-size="32pt" fo:language="fr" fo:country="FR" fo:font-weight="bold" style:font-size-asian="32pt" style:font-weight-asian="bold" style:font-size-complex="32pt" style:font-weight-complex="bold"/>
    </style:style>
    <style:style style:name="P25" style:family="paragraph">
      <loext:graphic-properties draw:fill-color="#729fcf"/>
      <style:paragraph-properties fo:text-align="center"/>
      <style:text-properties fo:language="fr" fo:country="FR"/>
    </style:style>
    <style:style style:name="P26" style:family="paragraph">
      <loext:graphic-properties draw:fill-color="#55308d"/>
      <style:paragraph-properties fo:text-align="center"/>
      <style:text-properties fo:language="fr" fo:country="FR"/>
    </style:style>
    <style:style style:name="P27" style:family="paragraph">
      <style:paragraph-properties fo:margin-left="0cm" fo:margin-right="0cm" fo:margin-top="0.497cm" fo:margin-bottom="0cm" fo:text-align="start" fo:text-indent="0cm" style:writing-mode="lr-tb"/>
      <style:text-properties fo:color="#ffffff" loext:opacity="100%" fo:language="fr" fo:country="FR" fo:font-weight="bold" style:font-weight-asian="bold" style:font-weight-complex="bold"/>
    </style:style>
    <style:style style:name="P28" style:family="paragraph">
      <loext:graphic-properties draw:fill-color="#d4ea6b"/>
      <style:paragraph-properties fo:text-align="center"/>
      <style:text-properties fo:language="fr" fo:country="FR"/>
    </style:style>
    <style:style style:name="P29" style:family="paragraph">
      <loext:graphic-properties draw:fill="none"/>
      <style:paragraph-properties fo:text-align="start" style:writing-mode="lr-tb"/>
      <style:text-properties fo:font-size="32pt" fo:font-weight="bold" style:font-size-asian="32pt" style:font-weight-asian="bold" style:font-size-complex="32pt" style:font-weight-complex="bold"/>
    </style:style>
    <style:style style:name="P30" style:family="paragraph">
      <style:paragraph-properties fo:margin-left="0cm" fo:margin-right="0cm" fo:margin-top="0.497cm" fo:margin-bottom="0cm" fo:text-align="start" fo:text-indent="0cm" style:writing-mode="lr-tb"/>
      <style:text-properties fo:color="#ffffff" loext:opacity="100%" fo:font-size="36pt" fo:language="fr" fo:country="FR" fo:font-weight="bold" style:font-size-asian="36pt" style:font-weight-asian="bold" style:font-size-complex="36pt" style:font-weight-complex="bold"/>
    </style:style>
    <style:style style:name="P31" style:family="paragraph">
      <loext:graphic-properties draw:fill-color="#ffff6d" draw:opacity="100%"/>
      <style:paragraph-properties fo:text-align="center"/>
      <style:text-properties fo:language="fr" fo:country="FR"/>
    </style:style>
    <style:style style:name="P32" style:family="paragraph">
      <style:paragraph-properties fo:margin-left="0cm" fo:margin-right="0cm" fo:margin-top="0cm" fo:margin-bottom="0cm" fo:line-height="100%" fo:text-align="start" fo:text-indent="0cm"/>
    </style:style>
    <style:style style:name="P33" style:family="paragraph">
      <style:paragraph-properties fo:text-align="start" style:writing-mode="lr-tb"/>
      <style:text-properties fo:font-size="32pt" fo:language="fr" fo:country="FR" fo:font-weight="bold" style:font-size-asian="32pt" style:font-weight-asian="bold" style:font-size-complex="32pt" style:font-weight-complex="bold"/>
    </style:style>
    <style:style style:name="P34" style:family="paragraph">
      <loext:graphic-properties draw:fill-color="#e16173"/>
      <style:paragraph-properties fo:text-align="center"/>
      <style:text-properties fo:language="fr" fo:country="FR"/>
    </style:style>
    <style:style style:name="P35" style:family="paragraph">
      <loext:graphic-properties draw:fill-color="#ffa6a6"/>
      <style:paragraph-properties fo:text-align="center"/>
      <style:text-properties fo:language="fr" fo:country="FR"/>
    </style:style>
    <style:style style:name="P36" style:family="paragraph">
      <loext:graphic-properties draw:fill="none"/>
      <style:paragraph-properties style:writing-mode="lr-tb"/>
    </style:style>
    <style:style style:name="P37" style:family="paragraph">
      <style:paragraph-properties fo:text-align="center" style:writing-mode="lr-tb"/>
      <style:text-properties fo:font-size="22pt" style:font-size-asian="22pt" style:font-size-complex="22pt"/>
    </style:style>
    <style:style style:name="P38" style:family="paragraph">
      <loext:graphic-properties draw:fill-color="#ffffa6"/>
      <style:paragraph-properties fo:text-align="center" style:writing-mode="lr-tb"/>
      <style:text-properties fo:font-size="22pt" style:font-size-asian="22pt" style:font-size-complex="22pt"/>
    </style:style>
    <style:style style:name="P39" style:family="paragraph">
      <loext:graphic-properties draw:fill="none" draw:fill-color="#ffffff"/>
      <style:paragraph-properties fo:text-align="center" style:writing-mode="lr-tb"/>
    </style:style>
    <style:style style:name="P40" style:family="paragraph">
      <loext:graphic-properties draw:fill="none" draw:fill-color="#ffffff"/>
      <style:paragraph-properties fo:text-align="center" style:writing-mode="lr-tb"/>
      <style:text-properties fo:font-size="22pt" style:font-size-asian="22pt" style:font-size-complex="22pt"/>
    </style:style>
    <style:style style:name="P41" style:family="paragraph">
      <style:paragraph-properties fo:margin-left="0cm" fo:margin-right="0cm" fo:margin-top="0cm" fo:margin-bottom="0cm" fo:line-height="100%" fo:text-align="center" fo:text-indent="0cm" style:writing-mode="lr-tb"/>
      <style:text-properties fo:font-size="22pt" style:font-size-asian="22pt" style:font-size-complex="22pt"/>
    </style:style>
    <style:style style:name="P42" style:family="paragraph">
      <loext:graphic-properties draw:fill-color="#ffffa6"/>
      <style:paragraph-properties fo:margin-left="0cm" fo:margin-right="0cm" fo:margin-top="0cm" fo:margin-bottom="0cm" fo:line-height="100%" fo:text-align="center" fo:text-indent="0cm" style:writing-mode="lr-tb"/>
      <style:text-properties fo:font-size="22pt" style:font-size-asian="22pt" style:font-size-complex="22pt"/>
    </style:style>
    <style:style style:name="P43" style:family="paragraph">
      <loext:graphic-properties draw:fill-color="#ff3838"/>
      <style:paragraph-properties fo:text-align="center"/>
    </style:style>
    <style:style style:name="P44" style:family="paragraph">
      <loext:graphic-properties draw:fill="none"/>
      <style:paragraph-properties style:writing-mode="lr-tb"/>
      <style:text-properties fo:font-weight="normal" style:font-weight-asian="normal" style:font-weight-complex="normal"/>
    </style:style>
    <style:style style:name="P45" style:family="paragraph">
      <loext:graphic-properties draw:fill-color="#ff5429"/>
      <style:paragraph-properties fo:text-align="center"/>
      <style:text-properties fo:language="fr" fo:country="FR"/>
    </style:style>
    <style:style style:name="P46" style:family="paragraph">
      <style:paragraph-properties fo:text-align="start" style:writing-mode="lr-tb"/>
      <style:text-properties fo:font-size="28pt" fo:language="fr" fo:country="FR" fo:font-weight="bold" style:font-size-asian="28pt" style:font-size-complex="28pt"/>
    </style:style>
    <style:style style:name="P47" style:family="paragraph">
      <loext:graphic-properties draw:fill-color="#3465a4"/>
      <style:paragraph-properties fo:text-align="center"/>
      <style:text-properties fo:language="fr" fo:country="FR"/>
    </style:style>
    <style:style style:name="P48" style:family="paragraph">
      <style:paragraph-properties fo:margin-left="0cm" fo:margin-right="0cm" fo:margin-top="0.497cm" fo:margin-bottom="0cm" fo:text-align="start" fo:text-indent="0cm">
        <style:tab-stops/>
      </style:paragraph-properties>
    </style:style>
    <style:style style:name="P49" style:family="paragraph">
      <style:paragraph-properties fo:margin-left="0cm" fo:margin-right="0cm" fo:margin-top="0.497cm" fo:margin-bottom="0cm" fo:text-align="start" fo:text-indent="0cm" style:writing-mode="lr-tb"/>
      <style:text-properties fo:font-size="28pt" fo:language="fr" fo:country="FR" fo:font-weight="normal" style:font-size-asian="28pt" style:font-weight-asian="normal" style:font-size-complex="28pt" style:font-weight-complex="normal"/>
    </style:style>
    <style:style style:name="P50" style:family="paragraph">
      <style:paragraph-properties fo:margin-left="0cm" fo:margin-right="0cm" fo:margin-top="0.497cm" fo:margin-bottom="0cm" fo:text-align="start" fo:text-indent="0cm" style:writing-mode="lr-tb"/>
      <style:text-properties fo:color="#ffffff" loext:opacity="100%" fo:font-size="36pt" fo:language="fr" fo:country="FR" fo:font-weight="normal" style:font-size-asian="36pt" style:font-weight-asian="normal" style:font-size-complex="36pt" style:font-weight-complex="normal"/>
    </style:style>
    <style:style style:name="P51" style:family="paragraph">
      <loext:graphic-properties draw:fill-color="#8e86ae" draw:opacity="100%"/>
      <style:paragraph-properties fo:text-align="center"/>
      <style:text-properties fo:language="fr" fo:country="FR"/>
    </style:style>
    <style:style style:name="P52" style:family="paragraph">
      <loext:graphic-properties draw:fill-color="#ff3838" draw:opacity="100%"/>
      <style:paragraph-properties fo:text-align="center"/>
      <style:text-properties fo:language="fr" fo:country="FR"/>
    </style:style>
    <style:style style:name="P53" style:family="paragraph">
      <style:paragraph-properties fo:margin-left="0cm" fo:margin-right="0cm" fo:margin-top="0.497cm" fo:margin-bottom="0cm" fo:text-align="start" fo:text-indent="0cm" style:writing-mode="lr-tb"/>
      <style:text-properties fo:color="#ffffff" loext:opacity="100%" fo:font-size="28pt" fo:language="fr" fo:country="FR" fo:font-weight="normal" style:font-size-asian="28pt" style:font-weight-asian="normal" style:font-size-complex="28pt" style:font-weight-complex="normal"/>
    </style:style>
    <style:style style:name="P54" style:family="paragraph">
      <loext:graphic-properties draw:fill-color="#ffd428"/>
      <style:paragraph-properties fo:text-align="center"/>
      <style:text-properties fo:language="fr" fo:country="FR"/>
    </style:style>
    <style:style style:name="P55" style:family="paragraph">
      <style:paragraph-properties fo:margin-left="0cm" fo:margin-right="0cm" fo:margin-top="0.497cm" fo:margin-bottom="0cm" fo:line-height="100%" fo:text-align="start" fo:text-indent="0cm"/>
    </style:style>
    <style:style style:name="P56" style:family="paragraph">
      <loext:graphic-properties draw:fill="none"/>
      <style:paragraph-properties style:writing-mode="lr-tb"/>
      <style:text-properties fo:color="#ffffff" loext:opacity="100%" fo:font-size="26pt" fo:font-weight="normal" style:font-size-asian="26pt" style:font-weight-asian="normal" style:font-size-complex="26pt" style:font-weight-complex="normal"/>
    </style:style>
    <style:style style:name="P57" style:family="paragraph">
      <loext:graphic-properties draw:fill-color="#bbe33d"/>
      <style:paragraph-properties fo:text-align="center"/>
      <style:text-properties fo:language="fr" fo:country="FR"/>
    </style:style>
    <style:style style:name="P58" style:family="paragraph">
      <loext:graphic-properties draw:fill-color="#ff6d6d"/>
      <style:paragraph-properties fo:text-align="center"/>
      <style:text-properties fo:language="fr" fo:country="FR"/>
    </style:style>
    <style:style style:name="P59" style:family="paragraph">
      <loext:graphic-properties draw:fill-color="#ffffff"/>
      <style:paragraph-properties fo:text-align="center"/>
      <style:text-properties fo:language="fr" fo:country="FR"/>
    </style:style>
    <style:style style:name="P60" style:family="paragraph">
      <style:paragraph-properties fo:text-align="center" style:writing-mode="lr-tb"/>
      <style:text-properties fo:font-weight="bold" style:font-weight-asian="bold" style:font-weight-complex="bold"/>
    </style:style>
    <style:style style:name="P61" style:family="paragraph">
      <loext:graphic-properties draw:fill-color="#ffffff"/>
      <style:paragraph-properties fo:text-align="center" style:writing-mode="lr-tb"/>
      <style:text-properties fo:font-weight="bold" style:font-weight-asian="bold" style:font-weight-complex="bold"/>
    </style:style>
    <style:style style:name="P62" style:family="paragraph">
      <loext:graphic-properties draw:fill-color="#ffff38"/>
      <style:paragraph-properties fo:text-align="center"/>
      <style:text-properties fo:language="fr" fo:country="FR"/>
    </style:style>
    <style:style style:name="P63" style:family="paragraph">
      <loext:graphic-properties draw:fill-color="#069a2e"/>
      <style:paragraph-properties fo:text-align="center"/>
      <style:text-properties fo:language="fr" fo:country="FR"/>
    </style:style>
    <style:style style:name="P64" style:family="paragraph">
      <style:paragraph-properties fo:margin-left="0cm" fo:margin-right="0cm" fo:margin-top="0.497cm" fo:margin-bottom="0cm" fo:text-align="start" fo:text-indent="0cm" style:writing-mode="lr-tb"/>
      <style:text-properties fo:color="#ffffff" loext:opacity="100%" fo:font-size="22pt" fo:language="fr" fo:country="FR" fo:font-weight="normal" style:font-size-asian="22pt" style:font-weight-asian="normal" style:font-size-complex="22pt" style:font-weight-complex="normal"/>
    </style:style>
    <style:style style:name="P65" style:family="paragraph">
      <style:paragraph-properties fo:text-align="center" style:writing-mode="lr-tb"/>
      <style:text-properties fo:font-size="32pt" fo:language="fr" fo:country="FR" fo:font-weight="normal" style:font-size-asian="32pt" style:font-weight-asian="normal" style:font-size-complex="32pt" style:font-weight-complex="normal"/>
    </style:style>
    <style:style style:name="P66" style:family="paragraph">
      <loext:graphic-properties draw:fill-color="#ff972f"/>
      <style:paragraph-properties fo:text-align="center"/>
      <style:text-properties fo:language="fr" fo:country="FR"/>
    </style:style>
    <style:style style:name="P67" style:family="paragraph">
      <loext:graphic-properties draw:fill="none" draw:fill-color="#ffffff"/>
      <style:paragraph-properties fo:text-align="center" style:writing-mode="lr-tb"/>
      <style:text-properties fo:font-weight="bold" style:font-weight-asian="bold" style:font-weight-complex="bold"/>
    </style:style>
    <style:style style:name="P68" style:family="paragraph">
      <loext:graphic-properties draw:fill="none" draw:fill-color="#ffffff"/>
      <style:paragraph-properties fo:text-align="center" style:writing-mode="lr-tb"/>
      <style:text-properties fo:color="#ffffa6" loext:opacity="100%" fo:font-size="22pt" fo:font-weight="bold" style:font-size-asian="22pt" style:font-weight-asian="bold" style:font-size-complex="22pt" style:font-weight-complex="bold"/>
    </style:style>
    <style:style style:name="P69" style:family="paragraph">
      <loext:graphic-properties draw:fill-color="#ffff6d"/>
      <style:paragraph-properties fo:text-align="center"/>
      <style:text-properties fo:language="fr" fo:country="FR"/>
    </style:style>
    <style:style style:name="P70" style:family="paragraph">
      <loext:graphic-properties draw:fill-color="#ffdbb6"/>
      <style:paragraph-properties fo:text-align="center"/>
      <style:text-properties fo:language="fr" fo:country="FR"/>
    </style:style>
    <style:style style:name="P71" style:family="paragraph">
      <loext:graphic-properties draw:fill-color="#ffffff"/>
      <style:paragraph-properties style:writing-mode="lr-tb"/>
      <style:text-properties fo:font-size="24pt" fo:language="fr" fo:country="FR" fo:font-weight="bold" style:font-weight-asian="bold" style:font-weight-complex="bold"/>
    </style:style>
    <style:style style:name="P72"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size="44pt" fo:language="fr" fo:country="FR" style:font-size-asian="44pt" style:font-size-complex="44pt"/>
    </style:style>
    <style:style style:name="T6" style:family="text">
      <style:text-properties fo:color="#ffffff" loext:opacity="100%" fo:font-size="32pt" fo:language="fr" fo:country="FR" fo:font-weight="bold" style:font-size-asian="32pt" style:font-size-complex="32pt"/>
    </style:style>
    <style:style style:name="T7" style:family="text">
      <style:text-properties fo:color="#ffffff" loext:opacity="100%" fo:font-size="36pt" fo:language="fr" fo:country="FR" fo:font-weight="normal" style:font-size-asian="36pt" style:font-weight-asian="normal" style:font-size-complex="36pt" style:font-weight-complex="normal"/>
    </style:style>
    <style:style style:name="T8" style:family="text">
      <style:text-properties fo:font-size="16pt" fo:language="fr" fo:country="FR" style:font-size-asian="16pt" style:font-size-complex="16pt"/>
    </style:style>
    <style:style style:name="T9" style:family="text">
      <style:text-properties fo:font-size="32pt" fo:language="fr" fo:country="FR" fo:font-weight="bold" style:font-size-asian="32pt" style:font-size-complex="32pt"/>
    </style:style>
    <style:style style:name="T10" style:family="text">
      <style:text-properties fo:color="#ffffff" loext:opacity="100%" fo:font-size="36pt" fo:language="fr" fo:country="FR" fo:font-weight="bold" style:font-size-asian="36pt" style:font-weight-asian="bold" style:font-size-complex="36pt" style:font-weight-complex="bold"/>
    </style:style>
    <style:style style:name="T11" style:family="text">
      <style:text-properties fo:color="#ffffff" loext:opacity="100%" fo:font-size="12pt" fo:language="fr" fo:country="FR" fo:font-weight="bold" style:font-size-asian="12pt" style:font-weight-asian="bold" style:font-size-complex="12pt" style:font-weight-complex="bold"/>
    </style:style>
    <style:style style:name="T12" style:family="text">
      <style:text-properties fo:color="#ffffff" loext:opacity="100%" fo:font-size="12pt" fo:language="fr" fo:country="FR" fo:font-weight="normal" style:font-size-asian="12pt" style:font-weight-asian="normal" style:font-size-complex="12pt" style:font-weight-complex="normal"/>
    </style:style>
    <style:style style:name="T13" style:family="text">
      <style:text-properties fo:font-size="20pt" fo:language="fr" fo:country="FR"/>
    </style:style>
    <style:style style:name="T14" style:family="text">
      <style:text-properties fo:color="#000000" loext:opacity="100%" fo:font-size="12pt" fo:language="fr" fo:country="FR" fo:font-weight="bold" style:font-size-asian="12pt" style:font-weight-asian="bold" style:font-size-complex="12pt" style:font-weight-complex="bold"/>
    </style:style>
    <style:style style:name="T15" style:family="text">
      <style:text-properties fo:color="#000000" loext:opacity="100%" fo:font-size="12pt" fo:language="fr" fo:country="FR" style:text-underline-style="solid" style:text-underline-width="auto" style:text-underline-color="font-color" fo:font-weight="normal" style:font-size-asian="12pt" style:font-weight-asian="normal" style:font-size-complex="12pt" style:font-weight-complex="normal"/>
    </style:style>
    <style:style style:name="T16" style:family="text">
      <style:text-properties fo:font-size="32pt" fo:language="fr" fo:country="FR" fo:font-weight="bold" style:font-size-asian="32pt" style:font-weight-asian="bold" style:font-size-complex="32pt" style:font-weight-complex="bold"/>
    </style:style>
    <style:style style:name="T17" style:family="text">
      <style:text-properties fo:font-size="21.2000007629395pt" fo:language="fr" fo:country="FR"/>
    </style:style>
    <style:style style:name="T18" style:family="text">
      <style:text-properties fo:color="#ffffff" loext:opacity="100%" fo:font-size="12pt" fo:language="fr" fo:country="FR" style:text-underline-style="solid" style:text-underline-width="auto" style:text-underline-color="font-color" fo:font-weight="normal" style:font-size-asian="12pt" style:font-weight-asian="normal" style:font-size-complex="12pt" style:font-weight-complex="normal"/>
    </style:style>
    <style:style style:name="T19" style:family="text">
      <style:text-properties fo:color="#ffff00" loext:opacity="100%" fo:font-size="36pt" fo:language="fr" fo:country="FR" fo:font-weight="bold" style:font-size-asian="36pt" style:font-weight-asian="bold" style:font-size-complex="36pt" style:font-weight-complex="bold"/>
    </style:style>
    <style:style style:name="T20" style:family="text">
      <style:text-properties fo:font-size="32pt" fo:font-weight="bold" style:font-size-asian="32pt" style:font-weight-asian="bold" style:font-size-complex="32pt" style:font-weight-complex="bold"/>
    </style:style>
    <style:style style:name="T21"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bold" style:letter-kerning="true" style:font-name-asian="Liberation Sans" style:font-size-asian="36pt" style:font-style-asian="normal" style:font-weight-asian="bold" style:font-name-complex="Liberation Sans" style:font-size-complex="36pt" style:font-style-complex="normal" style:font-weight-complex="bold" style:text-emphasize="none" style:font-relief="none" style:text-overline-style="none" style:text-overline-color="font-color"/>
    </style:style>
    <style:style style:name="T22"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normal" style:letter-kerning="true" style:font-name-asian="Liberation Sans" style:font-size-asian="36pt" style:font-style-asian="normal" style:font-weight-asian="normal" style:font-name-complex="Liberation Sans" style:font-size-complex="36pt" style:font-style-complex="normal" style:font-weight-complex="normal" style:text-emphasize="none" style:font-relief="none" style:text-overline-style="none" style:text-overline-color="font-color"/>
    </style:style>
    <style:style style:name="T23" style:family="text">
      <style:text-properties fo:color="#ffffff" loext:opacity="100%" fo:font-size="13.3999996185303pt" fo:language="fr" fo:country="FR" fo:font-weight="normal" style:font-size-asian="12pt" style:font-weight-asian="normal" style:font-size-complex="12pt" style:font-weight-complex="normal"/>
    </style:style>
    <style:style style:name="T24" style:family="text">
      <style:text-properties fo:color="#e8f2a1" loext:opacity="100%" fo:font-size="32pt" fo:language="fr" fo:country="FR" fo:font-weight="bold" style:font-size-asian="32pt" style:font-weight-asian="bold" style:font-size-complex="32pt" style:font-weight-complex="bold"/>
    </style:style>
    <style:style style:name="T25" style:family="text">
      <style:text-properties fo:color="#ffffff" loext:opacity="100%" fo:font-size="36pt" fo:language="fr" fo:country="FR" style:font-size-asian="36pt" style:font-size-complex="36pt"/>
    </style:style>
    <style:style style:name="T26" style:family="text">
      <style:text-properties fo:color="#41fcfa" loext:opacity="100%" fo:font-size="32pt" fo:language="fr" fo:country="FR" fo:font-weight="bold" style:font-size-asian="32pt" style:font-weight-asian="bold" style:font-size-complex="32pt" style:font-weight-complex="bold"/>
    </style:style>
    <style:style style:name="T27" style:family="text">
      <style:text-properties fo:color="#ffa6a6" loext:opacity="100%" fo:font-size="32pt" fo:language="fr" fo:country="FR" fo:font-weight="bold" style:font-size-asian="32pt" style:font-weight-asian="bold" style:font-size-complex="32pt" style:font-weight-complex="bold"/>
    </style:style>
    <style:style style:name="T28" style:family="text">
      <style:text-properties fo:color="#bbe33d" loext:opacity="100%" fo:font-size="32pt" fo:language="fr" fo:country="FR" fo:font-weight="bold" style:font-size-asian="32pt" style:font-weight-asian="bold" style:font-size-complex="32pt" style:font-weight-complex="bold"/>
    </style:style>
    <style:style style:name="T29" style:family="text">
      <style:text-properties fo:color="#ffffa6" loext:opacity="100%" fo:font-size="32pt" fo:language="fr" fo:country="FR" fo:font-weight="bold" style:font-size-asian="32pt" style:font-weight-asian="bold" style:font-size-complex="32pt" style:font-weight-complex="bold"/>
    </style:style>
    <style:style style:name="T30" style:family="text">
      <style:text-properties fo:color="#ffffff" loext:opacity="100%" fo:font-size="32pt" fo:language="fr" fo:country="FR" fo:font-weight="bold" style:font-size-asian="32pt" style:font-weight-asian="bold" style:font-size-complex="32pt" style:font-weight-complex="bold"/>
    </style:style>
    <style:style style:name="T31" style:family="text">
      <style:text-properties fo:font-variant="normal" fo:text-transform="none" style:use-window-font-color="true" loext:opacity="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1" style:font-size-asian="32pt" style:font-style-asian="normal" style:font-weight-asian="bold" style:font-name-complex="Lucida Sans1" style:font-size-complex="32pt" style:font-style-complex="normal" style:font-weight-complex="bold" style:text-emphasize="none" style:font-relief="none" style:text-overline-style="none" style:text-overline-color="font-color"/>
    </style:style>
    <style:style style:name="T32" style:family="text">
      <style:text-properties fo:color="#ffd7d7" loext:opacity="100%" fo:font-size="32pt" fo:language="fr" fo:country="FR" fo:font-style="italic" fo:font-weight="bold" style:font-size-asian="32pt" style:font-style-asian="italic" style:font-weight-asian="bold" style:font-size-complex="32pt" style:font-style-complex="italic" style:font-weight-complex="bold"/>
    </style:style>
    <style:style style:name="T33" style:family="text">
      <style:text-properties fo:color="#ffffff" loext:opacity="100%" fo:font-size="32pt" fo:language="fr" fo:country="FR" fo:font-style="normal" fo:font-weight="bold" style:font-size-asian="32pt" style:font-style-asian="normal" style:font-weight-asian="bold" style:font-size-complex="32pt" style:font-style-complex="normal" style:font-weight-complex="bold"/>
    </style:style>
    <style:style style:name="T34" style:family="text">
      <style:text-properties fo:color="#dee6ef" loext:opacity="100%" fo:font-size="32pt" fo:language="fr" fo:country="FR" fo:font-weight="bold" style:font-size-asian="32pt" style:font-weight-asian="bold" style:font-size-complex="32pt" style:font-weight-complex="bold"/>
    </style:style>
    <style:style style:name="T35" style:family="text">
      <style:text-properties fo:font-size="22pt" style:font-size-asian="22pt" style:font-size-complex="22pt"/>
    </style:style>
    <style:style style:name="T36" style:family="text">
      <style:text-properties fo:font-variant="normal" fo:text-transform="none" style:use-window-font-color="true" loext:opacity="0%" style:text-outline="false" style:text-line-through-style="none" style:text-line-through-type="none" style:font-name="Liberation Sans" fo:font-size="22pt" fo:language="fr" fo:country="FR" fo:font-style="normal" fo:text-shadow="none" style:text-underline-style="none" fo:font-weight="normal" style:letter-kerning="true" style:font-name-asian="Microsoft YaHei1" style:font-size-asian="22pt" style:font-style-asian="normal" style:font-weight-asian="normal" style:font-name-complex="Lucida Sans1" style:font-size-complex="22pt" style:font-style-complex="normal" style:font-weight-complex="normal" style:text-emphasize="none" style:font-relief="none" style:text-overline-style="none" style:text-overline-color="font-color"/>
    </style:style>
    <style:style style:name="T37" style:family="text">
      <style:text-properties fo:font-size="32pt" fo:language="fr" fo:country="FR" fo:font-weight="normal" style:font-size-asian="32pt" style:font-weight-asian="normal" style:font-size-complex="32pt" style:font-weight-complex="normal"/>
    </style:style>
    <style:style style:name="T38" style:family="text">
      <style:text-properties fo:font-variant="normal" fo:text-transform="none" style:use-window-font-color="true" loext:opacity="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1" style:font-size-asian="32pt" style:font-style-asian="normal" style:font-weight-asian="normal" style:font-name-complex="Lucida Sans1" style:font-size-complex="32pt" style:font-style-complex="normal" style:font-weight-complex="normal" style:text-emphasize="none" style:font-relief="none" style:text-overline-style="none" style:text-overline-color="font-color"/>
    </style:style>
    <style:style style:name="T39" style:family="text">
      <style:text-properties fo:font-size="28pt" fo:language="fr" fo:country="FR" fo:font-weight="normal" style:font-size-asian="28pt" style:font-weight-asian="normal" style:font-size-complex="28pt" style:font-weight-complex="normal"/>
    </style:style>
    <style:style style:name="T40"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none" fo:font-weight="normal" style:letter-kerning="true" fo:background-color="transparent" style:font-name-asian="Microsoft YaHei1" style:font-size-asian="26pt" style:font-style-asian="normal" style:font-weight-asian="normal" style:font-name-complex="Lucida Sans1" style:font-size-complex="26pt" style:font-style-complex="normal" style:font-weight-complex="normal" style:text-emphasize="none" style:font-relief="none" style:text-overline-style="none" style:text-overline-color="font-color"/>
    </style:style>
    <style:style style:name="T41"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none" fo:font-weight="bold" style:letter-kerning="true" fo:background-color="transparent" style:font-name-asian="Microsoft YaHei1" style:font-size-asian="26pt" style:font-style-asian="normal" style:font-weight-asian="bold" style:font-name-complex="Lucida Sans1" style:font-size-complex="26pt" style:font-style-complex="normal" style:font-weight-complex="bold" style:text-emphasize="none" style:font-relief="none" style:text-overline-style="none" style:text-overline-color="font-color"/>
    </style:style>
    <style:style style:name="T42"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solid" style:text-underline-width="auto" style:text-underline-color="font-color" fo:font-weight="normal" style:letter-kerning="true" fo:background-color="transparent" style:font-name-asian="Microsoft YaHei1" style:font-size-asian="26pt" style:font-style-asian="normal" style:font-weight-asian="normal" style:font-name-complex="Lucida Sans1" style:font-size-complex="26pt" style:font-style-complex="normal" style:font-weight-complex="normal" style:text-emphasize="none" style:font-relief="none" style:text-overline-style="none" style:text-overline-color="font-color"/>
    </style:style>
    <style:style style:name="T43" style:family="text">
      <style:text-properties fo:color="#ffffff" loext:opacity="100%" fo:font-size="12pt" fo:language="fr" fo:country="FR" style:text-underline-style="none" fo:font-weight="normal" style:font-size-asian="12pt" style:font-weight-asian="normal" style:font-size-complex="12pt" style:font-weight-complex="normal"/>
    </style:style>
    <style:style style:name="T44" style:family="text">
      <style:text-properties fo:color="#d4ea6b" loext:opacity="100%" fo:font-size="32pt" fo:language="fr" fo:country="FR" fo:font-weight="bold" style:font-size-asian="32pt" style:font-weight-asian="bold" style:font-size-complex="32pt" style:font-weight-complex="bold"/>
    </style:style>
    <style:style style:name="T45" style:family="text">
      <style:text-properties fo:color="#ffffa6" loext:opacity="100%" fo:font-size="36pt" fo:language="fr" fo:country="FR" fo:font-weight="normal" style:font-size-asian="36pt" style:font-weight-asian="normal" style:font-size-complex="36pt" style:font-weight-complex="normal"/>
    </style:style>
    <style:style style:name="T46" style:family="text">
      <style:text-properties fo:color="#ffffff" loext:opacity="100%" fo:font-size="28pt" fo:language="fr" fo:country="FR" style:font-size-asian="28pt" style:font-size-complex="28pt"/>
    </style:style>
    <style:style style:name="T47" style:family="text">
      <style:text-properties fo:font-variant="normal" fo:text-transform="none" style:use-window-font-color="true" loext:opacity="0%" style:text-outline="false" style:text-line-through-style="none" style:text-line-through-type="none" style:font-name="Liberation Sans" fo:font-size="22pt" fo:language="fr" fo:country="FR" fo:font-style="normal" fo:text-shadow="none" style:text-underline-style="none" fo:font-weight="bold" style:letter-kerning="true" style:font-name-asian="Microsoft YaHei1" style:font-size-asian="22pt" style:font-style-asian="normal" style:font-weight-asian="bold" style:font-name-complex="Lucida Sans1" style:font-size-complex="22pt" style:font-style-complex="normal" style:font-weight-complex="bold" style:text-emphasize="none" style:font-relief="none" style:text-overline-style="none" style:text-overline-color="font-color"/>
    </style:style>
    <style:style style:name="T48" style:family="text">
      <style:text-properties fo:color="#d4ea6b" loext:opacity="100%" fo:font-size="36pt" fo:language="fr" fo:country="FR" fo:font-weight="normal" style:font-size-asian="36pt" style:font-weight-asian="normal" style:font-size-complex="36pt" style:font-weight-complex="normal"/>
    </style:style>
    <style:style style:name="T49" style:family="text">
      <style:text-properties fo:color="#d4ea6b" loext:opacity="100%" fo:font-size="26pt" fo:language="fr" fo:country="FR" fo:font-weight="normal" style:font-size-asian="26pt" style:font-weight-asian="normal" style:font-size-complex="26pt" style:font-weight-complex="normal"/>
    </style:style>
    <style:style style:name="T50" style:family="text">
      <style:text-properties fo:color="#ffffff" loext:opacity="100%" fo:font-size="26pt" fo:language="fr" fo:country="FR" fo:font-weight="normal" style:font-size-asian="26pt" style:font-weight-asian="normal" style:font-size-complex="26pt" style:font-weight-complex="normal"/>
    </style:style>
    <style:style style:name="T51" style:family="text">
      <style:text-properties fo:font-weight="bold" style:font-weight-asian="bold" style:font-weight-complex="bold"/>
    </style:style>
    <style:style style:name="T52"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bold" style:letter-kerning="true" fo:background-color="transparent" style:font-name-asian="Microsoft YaHei1" style:font-size-asian="36pt" style:font-style-asian="normal" style:font-weight-asian="bold" style:font-name-complex="Lucida Sans1" style:font-size-complex="36pt" style:font-style-complex="normal" style:font-weight-complex="bold" style:text-emphasize="none" style:font-relief="none" style:text-overline-style="none" style:text-overline-color="font-color"/>
    </style:style>
    <style:style style:name="T53"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1" style:font-size-asian="36pt" style:font-style-asian="normal" style:font-weight-asian="normal" style:font-name-complex="Lucida Sans1" style:font-size-complex="36pt" style:font-style-complex="normal" style:font-weight-complex="normal" style:text-emphasize="none" style:font-relief="none" style:text-overline-style="none" style:text-overline-color="font-color"/>
    </style:style>
    <style:style style:name="T54" style:family="text">
      <style:text-properties fo:color="#ffffff" loext:opacity="100%" fo:font-size="36pt" fo:language="fr" fo:country="FR" fo:font-style="italic" fo:font-weight="normal" style:font-size-asian="36pt" style:font-style-asian="italic" style:font-weight-asian="normal" style:font-size-complex="36pt" style:font-style-complex="italic" style:font-weight-complex="normal"/>
    </style:style>
    <style:style style:name="T55" style:family="text">
      <style:text-properties fo:color="#ffffff" loext:opacity="100%" fo:font-size="36pt" fo:language="fr" fo:country="FR" fo:font-style="normal" fo:font-weight="normal" style:font-size-asian="36pt" style:font-style-asian="normal" style:font-weight-asian="normal" style:font-size-complex="36pt" style:font-style-complex="normal" style:font-weight-complex="normal"/>
    </style:style>
    <style:style style:name="T56" style:family="text">
      <style:text-properties fo:color="#ffffff" loext:opacity="100%" fo:font-size="28pt" fo:language="fr" fo:country="FR" fo:font-weight="normal" style:font-size-asian="28pt" style:font-weight-asian="normal" style:font-size-complex="28pt" style:font-weight-complex="normal"/>
    </style:style>
    <style:style style:name="T57" style:family="text">
      <style:text-properties fo:color="#ffffff" loext:opacity="100%" fo:font-size="22pt" fo:language="fr" fo:country="FR" fo:font-weight="bold" style:font-size-asian="22pt" style:font-weight-asian="bold" style:font-size-complex="22pt" style:font-weight-complex="bold"/>
    </style:style>
    <style:style style:name="T58" style:family="text">
      <style:text-properties fo:color="#ffffff" loext:opacity="100%" fo:font-size="22pt" fo:language="fr" fo:country="FR" fo:font-weight="normal" style:font-size-asian="22pt" style:font-weight-asian="normal" style:font-size-complex="22pt" style:font-weight-complex="normal"/>
    </style:style>
    <style:style style:name="T59" style:family="text">
      <style:text-properties fo:color="#ffffa6" loext:opacity="100%" fo:font-size="22pt" fo:font-weight="bold" style:font-size-asian="22pt" style:font-weight-asian="bold" style:font-size-complex="22pt" style:font-weight-complex="bold"/>
    </style:style>
    <style:style style:name="T60" style:family="text">
      <style:text-properties fo:font-size="36pt" fo:language="fr" fo:country="FR" fo:font-style="italic" fo:font-weight="bold" style:font-size-asian="36pt" style:font-style-asian="italic" style:font-weight-asian="bold" style:font-size-complex="36pt" style:font-style-complex="italic" style:font-weight-complex="bold"/>
    </style:style>
    <style:style style:name="T61" style:family="text">
      <style:text-properties fo:font-size="20pt" fo:language="fr" fo:country="FR" fo:font-style="italic" fo:font-weight="normal" style:font-size-asian="20pt" style:font-style-asian="italic" style:font-weight-asian="normal" style:font-size-complex="20pt" style:font-style-complex="italic" style:font-weight-complex="normal"/>
    </style:style>
    <style:style style:name="T62" style:family="text">
      <style:text-properties fo:font-size="28pt" fo:language="fr" fo:country="FR" fo:font-style="normal" fo:font-weight="bold" style:font-size-asian="28pt" style:font-style-asian="normal" style:font-weight-asian="bold" style:font-size-complex="28pt" style:font-style-complex="normal" style:font-weight-complex="bold"/>
    </style:style>
    <style:style style:name="T63" style:family="text">
      <style:text-properties fo:language="fr" fo:country="FR" fo:font-weight="bold" style:font-weight-asian="bold" style:font-weight-complex="bold"/>
    </style:style>
    <style:style style:name="T64"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3.188cm" svg:x="1.399cm" svg:y="0.624cm" presentation:class="title" presentation:user-transformed="true">
          <draw:text-box>
            <text:p text:style-name="P1"><text:span text:style-name="T1">Gestion de projet</text:span></text:p>
          </draw:text-box>
        </draw:frame>
        <draw:frame presentation:style-name="pr2" draw:text-style-name="P3" draw:layer="layout" svg:width="17.824cm" svg:height="2.63cm" svg:x="1.376cm" svg:y="13.638cm" presentation:class="title" presentation:user-transformed="true">
          <draw:text-box>
            <text:p text:style-name="P1"><text:span text:style-name="T2">MMI 2 – TP#1 S3</text:span></text:p>
          </draw:text-box>
        </draw:frame>
        <draw:custom-shape draw:style-name="gr1" draw:text-style-name="P4" draw:layer="layout" svg:width="12.094cm" svg:height="9.892cm" draw:transform="skewX (-0.115366263556825) rotate (-1.73206474967917) translate (37.846cm 6.501cm)">
          <text:p/>
          <draw:enhanced-geometry svg:viewBox="0 0 21600 21600" draw:type="rectangle" draw:enhanced-path="M 0 0 L 21600 0 21600 21600 0 21600 0 0 Z N"/>
        </draw:custom-shape>
        <draw:frame draw:style-name="gr2" draw:text-style-name="P5" draw:layer="layout" svg:width="5.846cm" svg:height="2.698cm" svg:x="21.754cm" svg:y="12.6cm">
          <draw:image xlink:href="Pictures/10000001000000F00000006F55284249210C9542.png" xlink:type="simple" xlink:show="embed" xlink:actuate="onLoad" draw: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2.195cm" svg:x="1.398cm" svg:y="0.624cm" presentation:class="subtitle" presentation:user-transformed="true">
          <draw:text-box>
            <text:p text:style-name="P1"><text:span text:style-name="T3">Danielo</text:span><text:span text:style-name="T4"> JEAN-LOUIS</text:span></text:p>
            <text:p text:style-name="P1"><text:span text:style-name="T5"/></text:p>
            <text:p text:style-name="P1"><text:span text:style-name="T4"/></text:p>
          </draw:text-box>
        </draw:frame>
        <draw:custom-shape draw:style-name="gr4" draw:text-style-name="P8" draw:layer="layout" svg:width="3.301cm" svg:height="11.049cm" draw:transform="rotate (-3.14159265358979) translate (28.141cm 10.9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3.301cm" svg:height="11.049cm" draw:transform="rotate (-3.14159265358979) translate (3.019cm 15.856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1.147cm" svg:height="4.064cm" draw:transform="rotate (1.5707963267949) translate (24.131cm 0.91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425cm" svg:x="1.393cm" svg:y="0.627cm" presentation:class="title" presentation:user-transformed="true">
          <draw:text-box>
            <text:p text:style-name="P1"><text:span text:style-name="T6">But du cours</text:span></text:p>
          </draw:text-box>
        </draw:frame>
        <draw:frame presentation:style-name="pr6" draw:text-style-name="P13" draw:layer="layout" svg:width="25.03cm" svg:height="10.605cm" svg:x="1.37cm" svg:y="2.295cm" presentation:class="outline" presentation:user-transformed="true">
          <draw:text-box>
            <text:list text:style-name="L2">
              <text:list-item>
                <text:p text:style-name="P12"><text:span text:style-name="T7">Découvrir la méthode Agile</text:span></text:p>
              </text:list-item>
              <text:list-item>
                <text:p text:style-name="P12"><text:span text:style-name="T7">Découvrir les méthodes de travail issues de la méthode Agile</text:span></text:p>
              </text:list-item>
            </text:list>
          </draw:text-box>
        </draw:frame>
        <draw:custom-shape draw:style-name="gr7" draw:text-style-name="P14" draw:layer="layout" svg:width="1.642cm" svg:height="10.899cm" draw:transform="rotate (-3.14159265358979) translate (28.042cm 15.769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 presentation:class="page"/>
          <draw:frame presentation:style-name="pr3" draw:text-style-name="P15" draw:layer="layout" svg:width="16.799cm" svg:height="13.365cm" svg:x="2.1cm" svg:y="14.103cm" presentation:class="notes" presentation:user-transformed="true">
            <draw:text-box>
              <text:p><text:span text:style-name="T8">- On retrouve Apple, Netflix ou encore Microsoft au W3C. Netflix va notamment contribuer à une technologie (</text:span><text:span text:style-name="T8"><text:a xlink:href="https://www.w3.org/TR/media-source/" xlink:type="simple">https://www.w3.org/TR/media-source/</text:a></text:span><text:span text:style-name="T8">) utilisée dans l’épisode Bandersnatch de Black Mirror</text:span></text:p>
              <text:p><text:span text:style-name="T8">- Le W3C définit également les standards du javascript ou du CSS</text:span></text:p>
              <text:p><text:span text:style-name="T8">- Face à la lenteur du W3C, Apple (Safari), Mozilla (Firefox) et Opera (Opera) forment le WHATWG (Web Hypertext Application Technology Working Group). L’idée étant de définir ensemble les standards du web.</text:span></text:p>
              <text:p><text:span text:style-name="T8">- </text:span></text:p>
            </draw:text-box>
          </draw:frame>
        </presentation:notes>
      </draw:page>
      <draw:page draw:name="page4" draw:style-name="dp1" draw:master-page-name="Default" presentation:presentation-page-layout-name="AL1T0">
        <office:forms form:automatic-focus="false" form:apply-design-mode="false"/>
        <draw:frame presentation:style-name="pr5" draw:text-style-name="P11" draw:layer="layout" svg:width="25.198cm" svg:height="1.425cm" svg:x="1.393cm" svg:y="0.627cm" presentation:class="title" presentation:user-transformed="true">
          <draw:text-box>
            <text:p text:style-name="P1"><text:span text:style-name="T6">Apprentissages critiques ciblés</text:span></text:p>
          </draw:text-box>
        </draw:frame>
        <draw:frame presentation:style-name="pr7" draw:text-style-name="P13" draw:layer="layout" svg:width="26.06cm" svg:height="9.905cm" svg:x="1.37cm" svg:y="2.295cm" presentation:class="outline" presentation:user-transformed="true">
          <draw:text-box>
            <text:list text:style-name="L2">
              <text:list-item>
                <text:p text:style-name="P12"><text:span text:style-name="T7">AC24.02 | Mettre en place ou développer un back office</text:span></text:p>
              </text:list-item>
              <text:list-item>
                <text:p text:style-name="P12"><text:span text:style-name="T7">AC25.01 | Gérer un projet avec une méthode d’amélioration continue par exemple une méthode agile</text:span></text:p>
              </text:list-item>
            </text:list>
          </draw:text-box>
        </draw:frame>
        <draw:custom-shape draw:style-name="gr6" draw:text-style-name="P10" draw:layer="layout" svg:width="1.147cm" svg:height="4.064cm" draw:transform="rotate (1.5707963267949) translate (24.133cm 0.91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 draw:text-style-name="P14" draw:layer="layout" svg:width="1.642cm" svg:height="10.899cm" draw:transform="rotate (-3.14159265358979) translate (28.042cm 15.769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 presentation:class="page"/>
          <draw:frame presentation:style-name="pr3" draw:text-style-name="P15" draw:layer="layout" svg:width="16.799cm" svg:height="13.365cm" svg:x="2.1cm" svg:y="14.103cm" presentation:class="notes" presentation:user-transformed="true">
            <draw:text-box>
              <text:p><text:span text:style-name="T8">- On retrouve Apple, Netflix ou encore Microsoft au W3C. Netflix va notamment contribuer à une technologie (</text:span><text:span text:style-name="T8"><text:a xlink:href="https://www.w3.org/TR/media-source/" xlink:type="simple">https://www.w3.org/TR/media-source/</text:a></text:span><text:span text:style-name="T8">) utilisée dans l’épisode Bandersnatch de Black Mirror</text:span></text:p>
              <text:p><text:span text:style-name="T8">- Le W3C définit également les standards du javascript ou du CSS</text:span></text:p>
              <text:p><text:span text:style-name="T8">- Face à la lenteur du W3C, Apple (Safari), Mozilla (Firefox) et Opera (Opera) forment le WHATWG (Web Hypertext Application Technology Working Group). L’idée étant de définir ensemble les standards du web.</text:span></text:p>
              <text:p><text:span text:style-name="T8">- </text:span></text:p>
            </draw:text-box>
          </draw:frame>
        </presentation:notes>
      </draw:page>
      <draw:page draw:name="page5"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CRUM – En bref</text:span></text:p>
          </draw:text-box>
        </draw:frame>
        <draw:frame presentation:style-name="pr8" draw:text-style-name="P13" draw:layer="layout" svg:width="26.06cm" svg:height="10.849cm" svg:x="1.37cm" svg:y="2.295cm" presentation:class="outline" presentation:user-transformed="true">
          <draw:text-box>
            <text:list text:style-name="L2">
              <text:list-item>
                <text:p text:style-name="P12"><text:span text:style-name="T7">Méthode Agile où l'équipe est en auto-gestion</text:span></text:p>
                <text:list>
                  <text:list-item>
                    <text:p text:style-name="P1"><text:span text:style-name="T7">Pas de chef pour surveiller</text:span></text:p>
                  </text:list-item>
                </text:list>
              </text:list-item>
              <text:list-item>
                <text:p text:style-name="P12"><text:span text:style-name="T7">L'équipe </text:span><text:span text:style-name="T10">s'engage</text:span><text:span text:style-name="T7"> à livrer régulièrement une nouvelle version du produit pour apporter de la valeur</text:span></text:p>
                <text:p text:style-name="P12"><text:span text:style-name="T7"/></text:p>
              </text:list-item>
            </text:list>
          </draw:text-box>
        </draw:frame>
        <draw:custom-shape draw:style-name="gr8" draw:text-style-name="P17" draw:layer="layout" svg:width="1.05cm" svg:height="7.281cm" draw:transform="rotate (-1.5707963267949) translate (28.228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presentation:notes draw:style-name="dp2">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6"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CRUM – En bref</text:span></text:p>
          </draw:text-box>
        </draw:frame>
        <draw:frame presentation:style-name="pr9" draw:text-style-name="P13" draw:layer="layout" svg:width="26.06cm" svg:height="10.849cm" svg:x="1.37cm" svg:y="2.295cm" presentation:class="outline" presentation:user-transformed="true">
          <draw:text-box>
            <text:list text:style-name="L2">
              <text:list-item>
                <text:p text:style-name="P12"><text:span text:style-name="T7">Trois rôles possibles :</text:span></text:p>
                <text:list>
                  <text:list-item>
                    <text:p text:style-name="P1"><text:span text:style-name="T7">Producteur Owner (PO) : définit la vision du produit</text:span></text:p>
                  </text:list-item>
                  <text:list-item>
                    <text:p text:style-name="P1"><text:span text:style-name="T7">Développeur : développe le produit</text:span></text:p>
                  </text:list-item>
                  <text:list-item>
                    <text:p text:style-name="P1"><text:span text:style-name="T7">Scrum Master : Met en place (et adapte) SCRUM</text:span></text:p>
                  </text:list-item>
                </text:list>
              </text:list-item>
            </text:list>
          </draw:text-box>
        </draw:frame>
        <draw:frame draw:style-name="gr9" draw:text-style-name="P20"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draw:custom-shape draw:style-name="gr8" draw:text-style-name="P17" draw:layer="layout" svg:width="1.05cm" svg:height="7.281cm" draw:transform="rotate (-1.5707963267949) translate (28.228cm -0.39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7" draw:style-name="dp3"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CRUM – En bref</text:span></text:p>
          </draw:text-box>
        </draw:frame>
        <draw:custom-shape draw:style-name="gr10" draw:text-style-name="P17" draw:layer="layout" svg:width="1.05cm" svg:height="7.281cm" draw:transform="rotate (-1.5707963267949) translate (28.228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6cm" svg:y="13.906cm">
          <draw:text-box>
            <text:p text:style-name="P18"><text:span text:style-name="T14">Source(s) :</text:span></text:p>
            <text:list text:style-name="L1">
              <text:list-item>
                <text:p><text:span text:style-name="T15"><text:a xlink:href="https://scrumguides.org/docs/scrumguide/v2020/2020-Scrum-Guide-French.pdf" xlink:type="simple">https://scrumguides.org/docs/scrumguide/v2020/2020-Scrum-Guide-French.pdf</text:a></text:span></text:p>
              </text:list-item>
              <text:list-item>
                <text:p><text:span text:style-name="T15"><text:a xlink:href="https://www.tuleap.org/fr/agile/comprendre-methode-agile-scrum-10-minutes" xlink:type="simple">https://www.tuleap.org/fr/agile/comprendre-methode-agile-scrum-10-minutes</text:a></text:span></text:p>
              </text:list-item>
            </text:list>
          </draw:text-box>
        </draw:frame>
        <draw:frame draw:style-name="gr11" draw:text-style-name="P21" draw:layer="layout" svg:width="27.214cm" svg:height="12.878cm" svg:x="0.393cm" svg:y="1.436cm">
          <draw:image xlink:href="Pictures/1000000100000393000001B1250FE44BCDA19621.png" xlink:type="simple" xlink:show="embed" xlink:actuate="onLoad" draw:mime-type="image/png">
            <text:p/>
          </draw:image>
        </draw:frame>
        <presentation:notes draw:style-name="dp2">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8"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CRUM – En bref</text:span></text:p>
          </draw:text-box>
        </draw:frame>
        <draw:frame presentation:style-name="pr10" draw:text-style-name="P13" draw:layer="layout" svg:width="26.06cm" svg:height="10.849cm" svg:x="1.37cm" svg:y="2.295cm" presentation:class="outline" presentation:user-transformed="true">
          <draw:text-box>
            <text:list text:style-name="L2">
              <text:list-item>
                <text:p text:style-name="P12"><text:span text:style-name="T7">Découpage du projet en sprint</text:span></text:p>
                <text:list>
                  <text:list-item>
                    <text:p text:style-name="P1"><text:span text:style-name="T7">Unité de temps qui doit se conclure par la livraison d'une unité de valeur du produit</text:span></text:p>
                  </text:list-item>
                </text:list>
              </text:list-item>
              <text:list-item>
                <text:p text:style-name="P12"><text:span text:style-name="T7">L'équipe est plus engagée et consciente du produit, grâce aux (User) Stories</text:span></text:p>
                <text:p text:style-name="P12"><text:span text:style-name="T7"/></text:p>
              </text:list-item>
            </text:list>
          </draw:text-box>
        </draw:frame>
        <draw:custom-shape draw:style-name="gr8" draw:text-style-name="P17" draw:layer="layout" svg:width="1.05cm" svg:height="7.281cm" draw:transform="rotate (-1.5707963267949) translate (28.228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presentation:notes draw:style-name="dp2">
          <draw:page-thumbnail draw:style-name="gr3" draw:layer="layout" svg:width="13.586cm" svg:height="11.136cm" svg:x="3.703cm" svg:y="2.252cm" draw:page-number="8"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9"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User) Story</text:span></text:p>
          </draw:text-box>
        </draw:frame>
        <draw:frame presentation:style-name="pr11" draw:text-style-name="P13" draw:layer="layout" svg:width="26.06cm" svg:height="10.849cm" svg:x="1.37cm" svg:y="2.295cm" presentation:class="outline" presentation:user-transformed="true">
          <draw:text-box>
            <text:list text:style-name="L2">
              <text:list-item>
                <text:p text:style-name="P12"><text:span text:style-name="T7">Issu d'eXtreme Programming (XP)</text:span></text:p>
                <text:list>
                  <text:list-item>
                    <text:p text:style-name="P1"><text:span text:style-name="T7">Autre méthode Agile</text:span></text:p>
                  </text:list-item>
                </text:list>
              </text:list-item>
              <text:list-item>
                <text:p text:style-name="P12"><text:span text:style-name="T7">Récit Utilisateur en français</text:span></text:p>
              </text:list-item>
              <text:list-item>
                <text:p text:style-name="P12"><text:span text:style-name="T7">Description simple et </text:span><text:span text:style-name="T10">petite</text:span><text:span text:style-name="T7"> d'un besoin</text:span></text:p>
                <text:list>
                  <text:list-item>
                    <text:p text:style-name="P1"><text:span text:style-name="T7">Fonctionne mieux avec un besoin fonctionnel</text:span></text:p>
                  </text:list-item>
                </text:list>
              </text:list-item>
              <text:list-item>
                <text:p text:style-name="P12"><text:span text:style-name="T7">Représente une tâche pour un </text:span><text:span text:style-name="T10">développeur</text:span></text:p>
              </text:list-item>
            </text:list>
          </draw:text-box>
        </draw:frame>
        <draw:custom-shape draw:style-name="gr12" draw:text-style-name="P22" draw:layer="layout" svg:width="1.05cm" svg:height="7.281cm" draw:transform="rotate (-1.5707963267949) translate (28.228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20"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presentation:notes draw:style-name="dp2">
          <draw:page-thumbnail draw:style-name="gr3" draw:layer="layout" svg:width="13.586cm" svg:height="11.136cm" svg:x="3.703cm" svg:y="2.252cm" draw:page-number="9"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0" draw:style-name="dp1" draw:master-page-name="Default" presentation:presentation-page-layout-name="AL3T1">
        <office:forms form:automatic-focus="false" form:apply-design-mode="false"/>
        <draw:frame presentation:style-name="pr12" draw:text-style-name="P24" draw:layer="layout" svg:width="26.924cm" svg:height="3.311cm" svg:x="0.538cm" svg:y="6.22cm" presentation:class="title" presentation:user-transformed="true">
          <draw:text-box>
            <text:p text:style-name="P23"><text:span text:style-name="T16">Pour rappel, dans SCRUM, un développeur n'est pas forcément une personne qui code</text:span></text:p>
          </draw:text-box>
        </draw:frame>
        <draw:custom-shape draw:style-name="gr13" draw:text-style-name="P22" draw:layer="layout" svg:width="1.147cm" svg:height="4.064cm" draw:transform="rotate (1.5707963267949) translate (-0.6cm 0.91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25" draw:layer="layout" svg:width="1.642cm" svg:height="10.899cm" draw:transform="rotate (-3.14159265358979) translate (28.442cm 15.769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0" presentation:class="page"/>
          <draw:frame presentation:style-name="pr3" draw:text-style-name="P6" draw:layer="layout" svg:width="16.8cm" svg:height="13.365cm" svg:x="2.097cm" svg:y="14.103cm" presentation:class="notes">
            <draw:text-box>
              <text:p><text:span text:style-name="T17">- Le but du quiz n’est pas de vous sanctionner, mais d’acquérir les compétences que vous avez obtenu durant le cours. De fait, il ne portera que sur le contenu vu en classe</text:span></text:p>
            </draw:text-box>
          </draw:frame>
        </presentation:notes>
      </draw:page>
      <draw:page draw:name="page11"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XP – eXtreme Programming</text:span></text:p>
          </draw:text-box>
        </draw:frame>
        <draw:frame presentation:style-name="pr13" draw:text-style-name="P13" draw:layer="layout" svg:width="26.06cm" svg:height="10.849cm" svg:x="1.37cm" svg:y="2.295cm" presentation:class="outline" presentation:user-transformed="true">
          <draw:text-box>
            <text:list text:style-name="L2">
              <text:list-item>
                <text:p text:style-name="P12"><text:span text:style-name="T7">Méthode Agile la plus technique</text:span></text:p>
              </text:list-item>
              <text:list-item>
                <text:p text:style-name="P12"><text:span text:style-name="T7">Encourage la mise en place de processus visant à augmenter la qualité du logiciel</text:span></text:p>
              </text:list-item>
              <text:list-item>
                <text:p text:style-name="P12"><text:span text:style-name="T7">Prône cinq valeurs</text:span></text:p>
                <text:list>
                  <text:list-item>
                    <text:p text:style-name="P1"><text:span text:style-name="T7">Certaines ont été reprises dans le manifeste Agile </text:span></text:p>
                  </text:list-item>
                </text:list>
              </text:list-item>
            </text:list>
          </draw:text-box>
        </draw:frame>
        <draw:custom-shape draw:style-name="gr15" draw:text-style-name="P26" draw:layer="layout" svg:width="1.05cm" svg:height="7.281cm" draw:transform="rotate (-1.5707963267949) translate (28.228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20" draw:layer="layout" svg:width="25.147cm" svg:height="1.673cm" svg:x="1.016cm" svg:y="13.906cm">
          <draw:text-box>
            <text:p text:style-name="P18"><text:span text:style-name="T11">Source(s) :</text:span></text:p>
            <text:list text:style-name="L1">
              <text:list-item>
                <text:p><text:span text:style-name="T18"><text:a xlink:href="https://www.youtube.com/watch?v=L3FyIT7prMo" xlink:type="simple">https://www.youtube.com/watch?v=L3FyIT7prMo</text:a></text:span></text:p>
              </text:list-item>
              <text:list-item>
                <text:p><text:span text:style-name="T18"><text:a xlink:href="https://fr.wikipedia.org/wiki/Extreme_programming" xlink:type="simple">https://fr.wikipedia.org/wiki/Extreme_programming</text:a></text:span></text:p>
              </text:list-item>
            </text:list>
          </draw:text-box>
        </draw:frame>
        <presentation:notes draw:style-name="dp2">
          <draw:page-thumbnail draw:style-name="gr3" draw:layer="layout" svg:width="13.586cm" svg:height="11.136cm" svg:x="3.703cm" svg:y="2.252cm" draw:page-number="11"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2"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User) Story</text:span></text:p>
          </draw:text-box>
        </draw:frame>
        <draw:frame presentation:style-name="pr14" draw:text-style-name="P27" draw:layer="layout" svg:width="26.06cm" svg:height="10.849cm" svg:x="1.37cm" svg:y="2.295cm" presentation:class="outline" presentation:user-transformed="true">
          <draw:text-box>
            <text:list text:style-name="L2">
              <text:list-item>
                <text:p text:style-name="P12"><text:span text:style-name="T10">Doit apporter une valeur au produit</text:span></text:p>
                <text:list>
                  <text:list-item>
                    <text:p text:style-name="P1"><text:span text:style-name="T7">Si ça n'apporte pas à une valeur au produit → Poubelle</text:span></text:p>
                  </text:list-item>
                </text:list>
              </text:list-item>
              <text:list-item>
                <text:p text:style-name="P1"><text:span text:style-name="T7">Rédigé par le Product Owner (PO)</text:span></text:p>
                <text:list>
                  <text:list-item>
                    <text:p text:style-name="P1"><text:span text:style-name="T7">Affinée, complétée avec l'équipe lors du <text:s/></text:span><text:span text:style-name="T19">backlog refinement</text:span></text:p>
                  </text:list-item>
                </text:list>
              </text:list-item>
            </text:list>
          </draw:text-box>
        </draw:frame>
        <draw:custom-shape draw:style-name="gr12" draw:text-style-name="P22" draw:layer="layout" svg:width="1.05cm" svg:height="7.281cm" draw:transform="rotate (-1.5707963267949) translate (28.228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20"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presentation:notes draw:style-name="dp2">
          <draw:page-thumbnail draw:style-name="gr3" draw:layer="layout" svg:width="13.586cm" svg:height="11.136cm" svg:x="3.703cm" svg:y="2.252cm" draw:page-number="12"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3"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Backlog Refinement</text:span></text:p>
          </draw:text-box>
        </draw:frame>
        <draw:frame presentation:style-name="pr15" draw:text-style-name="P13" draw:layer="layout" svg:width="26.06cm" svg:height="10.849cm" svg:x="1.37cm" svg:y="2.295cm" presentation:class="outline" presentation:user-transformed="true">
          <draw:text-box>
            <text:list text:style-name="L2">
              <text:list-item>
                <text:p text:style-name="P12"><text:span text:style-name="T7">(Autre) Rituel de SCRUM</text:span></text:p>
              </text:list-item>
              <text:list-item>
                <text:p text:style-name="P12"><text:span text:style-name="T7">Parfois appelé "backlog grooming"</text:span></text:p>
              </text:list-item>
              <text:list-item>
                <text:p text:style-name="P12"><text:span text:style-name="T7">Réunion où sont présentées et estimées les Stories à venir</text:span></text:p>
              </text:list-item>
              <text:list-item>
                <text:p text:style-name="P12"><text:span text:style-name="T7">Affinement des Stories si problème</text:span></text:p>
              </text:list-item>
            </text:list>
          </draw:text-box>
        </draw:frame>
        <draw:custom-shape draw:style-name="gr16" draw:text-style-name="P28" draw:layer="layout" svg:width="1.05cm" svg:height="7.281cm" draw:transform="rotate (-1.5707963267949) translate (6cm -0.2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draw:style-name="gr9" draw:text-style-name="P20"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presentation:notes draw:style-name="dp2">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4"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User) Story</text:span></text:p>
          </draw:text-box>
        </draw:frame>
        <draw:frame presentation:style-name="pr16" draw:text-style-name="P27" draw:layer="layout" svg:width="26.06cm" svg:height="1.905cm" svg:x="1.37cm" svg:y="2.295cm" presentation:class="outline" presentation:user-transformed="true">
          <draw:text-box>
            <text:list text:style-name="L2">
              <text:list-item>
                <text:p text:style-name="P12"><text:span text:style-name="T7">Structuré de la façon suivante : </text:span></text:p>
                <text:p text:style-name="P12"><text:span text:style-name="T10"/></text:p>
              </text:list-item>
            </text:list>
          </draw:text-box>
        </draw:frame>
        <draw:custom-shape draw:style-name="gr12" draw:text-style-name="P22" draw:layer="layout" svg:width="1.05cm" svg:height="7.281cm" draw:transform="rotate (-1.5707963267949) translate (28.228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draw:frame draw:style-name="gr17" draw:text-style-name="P29" draw:layer="layout" svg:width="20.63cm" svg:height="4.049cm" svg:x="1.57cm" svg:y="5.6cm">
          <draw:text-box>
            <text:p text:style-name="P1"><text:span text:style-name="T20">« En tant que [persona], </text:span></text:p>
            <text:p text:style-name="P1"><text:span text:style-name="T20">je veux [quoi] </text:span></text:p>
            <text:p text:style-name="P1"><text:span text:style-name="T20">afin de [pourquoi] »</text:span></text:p>
          </draw:text-box>
        </draw:frame>
        <presentation:notes draw:style-name="dp2">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5"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User) Story</text:span></text:p>
          </draw:text-box>
        </draw:frame>
        <draw:frame presentation:style-name="pr17" draw:text-style-name="P30" draw:layer="layout" svg:width="26.06cm" svg:height="10.849cm" svg:x="1.37cm" svg:y="2.295cm" presentation:class="outline" presentation:user-transformed="true">
          <draw:text-box>
            <text:list text:style-name="L2">
              <text:list-item>
                <text:p text:style-name="P12"><text:span text:style-name="T10">En tant que [persona]</text:span></text:p>
                <text:list>
                  <text:list-item>
                    <text:p text:style-name="P1"><text:span text:style-name="T7">Pour qui on développe ceci ?</text:span></text:p>
                  </text:list-item>
                </text:list>
              </text:list-item>
              <text:list-item>
                <text:p text:style-name="P1"><text:span text:style-name="T10">je veux [quoi] </text:span></text:p>
                <text:list>
                  <text:list-item>
                    <text:p text:style-name="P1"><text:span text:style-name="T7">L'intention du persona</text:span></text:p>
                  </text:list-item>
                </text:list>
              </text:list-item>
              <text:list-item>
                <text:p text:style-name="P1"><text:span text:style-name="T21">afin de [pourquoi]</text:span></text:p>
                <text:list>
                  <text:list-item>
                    <text:p text:style-name="P1"><text:span text:style-name="T22">Quel problème on résout ?</text:span></text:p>
                  </text:list-item>
                </text:list>
              </text:list-item>
            </text:list>
          </draw:text-box>
        </draw:frame>
        <draw:custom-shape draw:style-name="gr12" draw:text-style-name="P22" draw:layer="layout" svg:width="1.05cm" svg:height="7.281cm" draw:transform="rotate (-1.5707963267949) translate (28.228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6cm" svg:y="13.906cm">
          <draw:text-box>
            <text:p text:style-name="P18"><text:span text:style-name="T11">Source(s) :</text:span></text:p>
            <text:list text:style-name="L1">
              <text:list-item>
                <text:p><text:span text:style-name="T23"><text:a xlink:href="https://fr.wikipedia.org/wiki/Récit_utilisateur" xlink:type="simple">https://fr.wikipedia.org/wiki/R%C3%A9cit_utilisateur</text:a></text:span></text:p>
              </text:list-item>
            </text:list>
          </draw:text-box>
        </draw:frame>
        <presentation:notes draw:style-name="dp2">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6"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Bonne ou mauvaise Story ?</text:span></text:p>
          </draw:text-box>
        </draw:frame>
        <draw:frame presentation:style-name="pr12" draw:text-style-name="P24" draw:layer="layout" svg:width="26.924cm" svg:height="3.311cm" svg:x="0.538cm" svg:y="6.221cm" presentation:class="title" presentation:user-transformed="true">
          <draw:text-box>
            <text:p text:style-name="P23"><text:span text:style-name="T24">En tant qu</text:span><text:span text:style-name="T16">'acheteur, </text:span><text:span text:style-name="T24">je veux</text:span><text:span text:style-name="T16"> pouvoir payer </text:span><text:span text:style-name="T24">afin de</text:span><text:span text:style-name="T16"> finaliser mes achats et les recevoir </text:span></text:p>
          </draw:text-box>
        </draw:frame>
        <draw:custom-shape draw:style-name="gr18" draw:text-style-name="P31"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6"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7"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Mauvaise Story</text:span></text:p>
          </draw:text-box>
        </draw:frame>
        <draw:frame presentation:style-name="pr18" draw:text-style-name="P13" draw:layer="layout" svg:width="26.06cm" svg:height="10.849cm" svg:x="1.37cm" svg:y="2.296cm" presentation:class="outline" presentation:user-transformed="true">
          <draw:text-box>
            <text:list text:style-name="L2">
              <text:list-item>
                <text:p text:style-name="P12"><text:span text:style-name="T25">Comment je paie ?</text:span></text:p>
                <text:list>
                  <text:list-item>
                    <text:p text:style-name="P1"><text:span text:style-name="T25">Paypal, CB, chèque… ?</text:span></text:p>
                  </text:list-item>
                </text:list>
              </text:list-item>
              <text:list-item>
                <text:p text:style-name="P1"><text:span text:style-name="T25">Comment sont gérés les numéros de carte ?</text:span></text:p>
              </text:list-item>
            </text:list>
          </draw:text-box>
        </draw:frame>
        <draw:custom-shape draw:style-name="gr18" draw:text-style-name="P31"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7"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8"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Correction</text:span></text:p>
          </draw:text-box>
        </draw:frame>
        <draw:frame presentation:style-name="pr12" draw:text-style-name="P24" draw:layer="layout" svg:width="26.924cm" svg:height="3.311cm" svg:x="0.538cm" svg:y="6.221cm" presentation:class="title" presentation:user-transformed="true">
          <draw:text-box>
            <text:p text:style-name="P23"><text:span text:style-name="T26">En tant qu'</text:span><text:span text:style-name="T16">acheteur, </text:span><text:span text:style-name="T26">je veux</text:span><text:span text:style-name="T16"> pouvoir payer avec PayPal </text:span><text:span text:style-name="T26">afin de</text:span><text:span text:style-name="T16"> finaliser mes achats et les recevoir </text:span></text:p>
          </draw:text-box>
        </draw:frame>
        <draw:custom-shape draw:style-name="gr18" draw:text-style-name="P31"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8"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9"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Bonne ou mauvaise Story ?</text:span></text:p>
          </draw:text-box>
        </draw:frame>
        <draw:frame presentation:style-name="pr12" draw:text-style-name="P24" draw:layer="layout" svg:width="26.924cm" svg:height="3.311cm" svg:x="0.538cm" svg:y="6.221cm" presentation:class="title" presentation:user-transformed="true">
          <draw:text-box>
            <text:p text:style-name="P23"><text:span text:style-name="T27">En tant qu</text:span><text:span text:style-name="T16">'utilisateur, </text:span><text:span text:style-name="T27">je veux</text:span><text:span text:style-name="T16"> chercher par prénom d'auteur</text:span></text:p>
          </draw:text-box>
        </draw:frame>
        <draw:custom-shape draw:style-name="gr18" draw:text-style-name="P31"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9"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0"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Mauvaise Story</text:span></text:p>
          </draw:text-box>
        </draw:frame>
        <draw:frame presentation:style-name="pr19" draw:text-style-name="P27" draw:layer="layout" svg:width="26.06cm" svg:height="10.849cm" svg:x="1.37cm" svg:y="2.296cm" presentation:class="outline" presentation:user-transformed="true">
          <draw:text-box>
            <text:list text:style-name="L2">
              <text:list-item>
                <text:p text:style-name="P12"><text:span text:style-name="T10">Pourquoi je dois permettre ceci ?</text:span></text:p>
                <text:list>
                  <text:list-item>
                    <text:p text:style-name="P1"><text:span text:style-name="T7">S'il n'y a pas de raison, c'est certainement que c'est inutile</text:span></text:p>
                  </text:list-item>
                </text:list>
              </text:list-item>
            </text:list>
          </draw:text-box>
        </draw:frame>
        <draw:custom-shape draw:style-name="gr18" draw:text-style-name="P31"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0"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1"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Correction</text:span></text:p>
          </draw:text-box>
        </draw:frame>
        <draw:custom-shape draw:style-name="gr18" draw:text-style-name="P31"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20" draw:text-style-name="P24" draw:layer="layout" svg:width="26.924cm" svg:height="3.799cm" svg:x="0.538cm" svg:y="5.977cm" presentation:class="title" presentation:user-transformed="true">
          <draw:text-box>
            <text:p text:style-name="P23"><text:span text:style-name="T28">En tant qu</text:span><text:span text:style-name="T16">'utilisateur, </text:span><text:span text:style-name="T28">je veux</text:span><text:span text:style-name="T16"> chercher par auteur </text:span><text:span text:style-name="T28">afin de</text:span><text:span text:style-name="T16"> trouver plus rapidement le contenu qui m'intéresse</text:span></text:p>
          </draw:text-box>
        </draw:frame>
        <presentation:notes draw:style-name="dp2">
          <draw:page-thumbnail draw:style-name="gr3" draw:layer="layout" svg:width="13.586cm" svg:height="11.136cm" svg:x="3.703cm" svg:y="2.252cm" draw:page-number="21"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2"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Bonne ou mauvaise Story ?</text:span></text:p>
          </draw:text-box>
        </draw:frame>
        <draw:frame presentation:style-name="pr12" draw:text-style-name="P24" draw:layer="layout" svg:width="26.924cm" svg:height="3.311cm" svg:x="0.538cm" svg:y="6.221cm" presentation:class="title" presentation:user-transformed="true">
          <draw:text-box>
            <text:p text:style-name="P23"><text:span text:style-name="T29">En tant qu</text:span><text:span text:style-name="T16">'enseignant, </text:span><text:span text:style-name="T29">je souhaite</text:span><text:span text:style-name="T16"> connaître mon emploi du temps </text:span><text:span text:style-name="T29">afin que </text:span><text:span text:style-name="T30">je sache quand venir</text:span></text:p>
          </draw:text-box>
        </draw:frame>
        <draw:custom-shape draw:style-name="gr18" draw:text-style-name="P31"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2"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3" draw:style-name="dp1" draw:master-page-name="Default" presentation:presentation-page-layout-name="AL3T1">
        <office:forms form:automatic-focus="false" form:apply-design-mode="false"/>
        <draw:frame presentation:style-name="pr21" draw:text-style-name="P24" draw:layer="layout" svg:width="26.924cm" svg:height="5.065cm" svg:x="0.538cm" svg:y="5.343cm" presentation:class="title" presentation:user-transformed="true">
          <draw:text-box>
            <text:p text:style-name="P32"><text:span text:style-name="T31">Il existe d'autres gabarits autres que :</text:span><text:span text:style-name="T31"><text:line-break/></text:span><text:span text:style-name="T32">« En tant que [persona], je veux [quoi] afin de [pourquoi] »</text:span><text:span text:style-name="T32"><text:line-break/></text:span><text:span text:style-name="T33">Mais celui-ci est le plus répandu</text:span></text:p>
          </draw:text-box>
        </draw:frame>
        <draw:custom-shape draw:style-name="gr19" draw:text-style-name="P22" draw:layer="layout" svg:width="1.147cm" svg:height="4.064cm" draw:transform="rotate (1.5707963267949) translate (-0.6cm 0.91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0" draw:text-style-name="P25" draw:layer="layout" svg:width="1.642cm" svg:height="10.899cm" draw:transform="rotate (-3.14159265358979) translate (28.442cm 15.769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3" presentation:class="page"/>
          <draw:frame presentation:style-name="pr3" draw:text-style-name="P6" draw:layer="layout" svg:width="16.8cm" svg:height="13.365cm" svg:x="2.097cm" svg:y="14.103cm" presentation:class="notes">
            <draw:text-box>
              <text:p><text:span text:style-name="T17">- Le but du quiz n’est pas de vous sanctionner, mais d’acquérir les compétences que vous avez obtenu durant le cours. De fait, il ne portera que sur le contenu vu en classe</text:span></text:p>
            </draw:text-box>
          </draw:frame>
        </presentation:notes>
      </draw:page>
      <draw:page draw:name="page24" draw:style-name="dp1" draw:master-page-name="Default" presentation:presentation-page-layout-name="AL3T1">
        <office:forms form:automatic-focus="false" form:apply-design-mode="false"/>
        <draw:frame presentation:style-name="pr21" draw:text-style-name="P24" draw:layer="layout" svg:width="26.924cm" svg:height="5.065cm" svg:x="0.538cm" svg:y="5.343cm" presentation:class="title" presentation:user-transformed="true">
          <draw:text-box>
            <text:p text:style-name="P32"><text:span text:style-name="T16">A noter que le partie “afin de [pourquoi]” est facultative, une user story peut être valable sans cette partie (à condition que le reste apporte de la valeur)</text:span></text:p>
          </draw:text-box>
        </draw:frame>
        <draw:custom-shape draw:style-name="gr19" draw:text-style-name="P22" draw:layer="layout" svg:width="1.147cm" svg:height="4.064cm" draw:transform="rotate (1.5707963267949) translate (-0.6cm 0.91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0" draw:text-style-name="P25" draw:layer="layout" svg:width="1.642cm" svg:height="10.899cm" draw:transform="rotate (-3.14159265358979) translate (28.442cm 15.769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4" presentation:class="page"/>
          <draw:frame presentation:style-name="pr3" draw:text-style-name="P6" draw:layer="layout" svg:width="16.8cm" svg:height="13.365cm" svg:x="2.097cm" svg:y="14.103cm" presentation:class="notes">
            <draw:text-box>
              <text:p><text:span text:style-name="T17">- Le but du quiz n’est pas de vous sanctionner, mais d’acquérir les compétences que vous avez obtenu durant le cours. De fait, il ne portera que sur le contenu vu en classe</text:span></text:p>
            </draw:text-box>
          </draw:frame>
        </presentation:notes>
      </draw:page>
      <draw:page draw:name="page25" draw:style-name="dp1" draw:master-page-name="Default" presentation:presentation-page-layout-name="AL3T1">
        <office:forms form:automatic-focus="false" form:apply-design-mode="false"/>
        <draw:frame presentation:style-name="pr20" draw:text-style-name="P33" draw:layer="layout" svg:width="26.924cm" svg:height="3.799cm" svg:x="0.538cm" svg:y="3.876cm" presentation:class="title" presentation:user-transformed="true">
          <draw:text-box>
            <text:p text:style-name="P1"><text:span text:style-name="T16">Si vous n'arrivez pas à exprimer une fonctionnalité sous forme de Story. </text:span><text:span text:style-name="T16"><text:line-break/></text:span><text:span text:style-name="T16">Deux possibilités :</text:span></text:p>
          </draw:text-box>
        </draw:frame>
        <draw:custom-shape draw:style-name="gr21" draw:text-style-name="P34" draw:layer="layout" svg:width="1.147cm" svg:height="4.064cm" draw:transform="rotate (1.5707963267949) translate (24.4cm 0.91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22" draw:text-style-name="P35" draw:layer="layout" svg:width="1.642cm" svg:height="10.899cm" draw:transform="rotate (-3.14159265358979) translate (1.2cm 15.97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23" draw:text-style-name="P36" draw:layer="layout" svg:width="13.827cm" svg:height="2.886cm" svg:x="0.173cm" svg:y="8.614cm">
          <draw:text-box>
            <text:list text:style-name="L1">
              <text:list-item>
                <text:p><text:span text:style-name="T16">Pas assez claire</text:span></text:p>
              </text:list-item>
              <text:list-item>
                <text:p><text:span text:style-name="T16">Pas assez pertinente</text:span></text:p>
              </text:list-item>
            </text:list>
          </draw:text-box>
        </draw:frame>
        <presentation:notes draw:style-name="dp2">
          <draw:page-thumbnail draw:style-name="gr3" draw:layer="layout" svg:width="13.586cm" svg:height="11.136cm" svg:x="3.703cm" svg:y="2.252cm" draw:page-number="25" presentation:class="page"/>
          <draw:frame presentation:style-name="pr3" draw:text-style-name="P6" draw:layer="layout" svg:width="16.8cm" svg:height="13.365cm" svg:x="2.097cm" svg:y="14.103cm" presentation:class="notes">
            <draw:text-box>
              <text:p><text:span text:style-name="T17">- Le but du quiz n’est pas de vous sanctionner, mais d’acquérir les compétences que vous avez obtenu durant le cours. De fait, il ne portera que sur le contenu vu en classe</text:span></text:p>
            </draw:text-box>
          </draw:frame>
        </presentation:notes>
      </draw:page>
      <draw:page draw:name="page26" draw:style-name="dp1" draw:master-page-name="Default" presentation:presentation-page-layout-name="AL3T1">
        <office:forms form:automatic-focus="false" form:apply-design-mode="false"/>
        <draw:frame presentation:style-name="pr12" draw:text-style-name="P24" draw:layer="layout" svg:width="26.924cm" svg:height="3.311cm" svg:x="0.538cm" svg:y="6.22cm" presentation:class="title" presentation:user-transformed="true">
          <draw:text-box>
            <text:p text:style-name="P23"><text:span text:style-name="T16">Pour faire une Story simple (et bonne), on peut s'arranger pour qu'elle respecte </text:span><text:span text:style-name="T34">INVEST</text:span></text:p>
          </draw:text-box>
        </draw:frame>
        <draw:custom-shape draw:style-name="gr13" draw:text-style-name="P22" draw:layer="layout" svg:width="1.147cm" svg:height="4.064cm" draw:transform="rotate (1.5707963267949) translate (-0.6cm 0.91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25" draw:layer="layout" svg:width="1.642cm" svg:height="10.899cm" draw:transform="rotate (-3.14159265358979) translate (28.442cm 15.769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6" presentation:class="page"/>
          <draw:frame presentation:style-name="pr3" draw:text-style-name="P6" draw:layer="layout" svg:width="16.8cm" svg:height="13.365cm" svg:x="2.097cm" svg:y="14.103cm" presentation:class="notes">
            <draw:text-box>
              <text:p><text:span text:style-name="T17">- Le but du quiz n’est pas de vous sanctionner, mais d’acquérir les compétences que vous avez obtenu durant le cours. De fait, il ne portera que sur le contenu vu en classe</text:span></text:p>
            </draw:text-box>
          </draw:frame>
        </presentation:notes>
      </draw:page>
      <draw:page draw:name="page27"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Acronyme INVEST</text:span></text:p>
          </draw:text-box>
        </draw:frame>
        <draw:frame presentation:style-name="pr22" draw:text-style-name="P13" draw:layer="layout" svg:width="26.06cm" svg:height="3.505cm" svg:x="1.37cm" svg:y="2.295cm" presentation:class="outline" presentation:user-transformed="true">
          <draw:text-box>
            <text:p text:style-name="P12"><text:span text:style-name="T10">I pour Indépendant.</text:span><text:span text:style-name="T7"> On peut développer ce ticket de façon autonome</text:span></text:p>
          </draw:text-box>
        </draw:frame>
        <draw:custom-shape draw:style-name="gr12" draw:text-style-name="P22" draw:layer="layout" svg:width="1.05cm" svg:height="7.281cm" draw:transform="rotate (-1.5707963267949) translate (28.228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7cm" svg:y="13.907cm">
          <draw:text-box>
            <text:p text:style-name="P18"><text:span text:style-name="T11">Source(s) :</text:span></text:p>
            <text:list text:style-name="L1">
              <text:list-item>
                <text:p><text:span text:style-name="T12"><text:a xlink:href="https://www.youtube.com/watch?v=PO4vDYkezgY" xlink:type="simple">https://www.youtube.com/watch?v=PO4vDYkezgY</text:a></text:span><text:span text:style-name="T12"><text:s/>- Moins de 15 minutes</text:span></text:p>
              </text:list-item>
            </text:list>
          </draw:text-box>
        </draw:frame>
        <draw:custom-shape draw:style-name="gr24" draw:text-style-name="P38" draw:layer="layout" svg:width="9.2cm" svg:height="5.2cm" draw:transform="rotate (0.0698131700797732) translate (1.33cm 6.527cm)">
          <text:p text:style-name="P37"><text:span text:style-name="T35">Créer un utilisateur</text:span></text:p>
          <draw:enhanced-geometry svg:viewBox="0 0 21600 21600" draw:type="rectangle" draw:enhanced-path="M 0 0 L 21600 0 21600 21600 0 21600 0 0 Z N"/>
        </draw:custom-shape>
        <draw:custom-shape draw:style-name="gr24" draw:text-style-name="P38" draw:layer="layout" svg:width="9.2cm" svg:height="5.2cm" draw:transform="rotate (0.0698131700797732) translate (15.2cm 6.527cm)">
          <text:p text:style-name="P37"><text:span text:style-name="T35">Ajouter un produit</text:span></text:p>
          <draw:enhanced-geometry svg:viewBox="0 0 21600 21600" draw:type="rectangle" draw:enhanced-path="M 0 0 L 21600 0 21600 21600 0 21600 0 0 Z N"/>
        </draw:custom-shape>
        <draw:frame draw:style-name="gr25" draw:text-style-name="P39" draw:layer="layout" svg:width="16.6cm" svg:height="1cm" svg:x="5.7cm" svg:y="12cm">
          <draw:text-box>
            <text:p text:style-name="P23">Ces tâches peuvent être développées indépendamment</text:p>
          </draw:text-box>
        </draw:frame>
        <presentation:notes draw:style-name="dp2">
          <draw:page-thumbnail draw:style-name="gr3" draw:layer="layout" svg:width="13.586cm" svg:height="11.136cm" svg:x="3.703cm" svg:y="2.252cm" draw:page-number="27"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8"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Acronyme INVEST</text:span></text:p>
          </draw:text-box>
        </draw:frame>
        <draw:frame presentation:style-name="pr23" draw:text-style-name="P13" draw:layer="layout" svg:width="26.06cm" svg:height="2.505cm" svg:x="1.37cm" svg:y="2.295cm" presentation:class="outline" presentation:user-transformed="true">
          <draw:text-box>
            <text:p text:style-name="P12"><text:span text:style-name="T10">N pour Négociable.</text:span><text:span text:style-name="T7"> Les devs ne sont pas bloqués dans la solution</text:span></text:p>
          </draw:text-box>
        </draw:frame>
        <draw:custom-shape draw:style-name="gr26" draw:text-style-name="P22" draw:layer="layout" svg:width="1.05cm" svg:height="7.281cm" draw:transform="rotate (-1.5707963267949) translate (28.228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7cm" svg:y="13.907cm">
          <draw:text-box>
            <text:p text:style-name="P18"><text:span text:style-name="T11">Source(s) :</text:span></text:p>
            <text:list text:style-name="L1">
              <text:list-item>
                <text:p><text:span text:style-name="T12"><text:a xlink:href="https://www.youtube.com/watch?v=PO4vDYkezgY" xlink:type="simple">https://www.youtube.com/watch?v=PO4vDYkezgY</text:a></text:span><text:span text:style-name="T12"><text:s/>- Moins de 15 minutes</text:span></text:p>
              </text:list-item>
            </text:list>
          </draw:text-box>
        </draw:frame>
        <draw:custom-shape draw:style-name="gr27" draw:text-style-name="P38" draw:layer="layout" svg:width="6.633cm" svg:height="3.63cm" draw:transform="rotate (0.0698131700797732) translate (1.33cm 7.542cm)">
          <text:p text:style-name="P37"><text:span text:style-name="T35">Noter sur 5</text:span></text:p>
          <draw:enhanced-geometry svg:viewBox="0 0 21600 21600" draw:type="rectangle" draw:enhanced-path="M 0 0 L 21600 0 21600 21600 0 21600 0 0 Z N"/>
        </draw:custom-shape>
        <draw:frame draw:style-name="gr28" draw:text-style-name="P40" draw:layer="layout" svg:width="16.6cm" svg:height="1.987cm" svg:x="5.7cm" svg:y="4.871cm">
          <draw:text-box>
            <text:p text:style-name="P23"><text:span text:style-name="T35">Story : En tant qu'utilisateur, je souhaite noter un produit afin d'encourager l'achat</text:span></text:p>
          </draw:text-box>
        </draw:frame>
        <draw:custom-shape draw:style-name="gr27" draw:text-style-name="P38" draw:layer="layout" svg:width="6.633cm" svg:height="3.63cm" draw:transform="rotate (0.0698131700797732) translate (10.13cm 7.542cm)">
          <text:p text:style-name="P37"><text:span text:style-name="T35">Noter sur 10</text:span></text:p>
          <draw:enhanced-geometry svg:viewBox="0 0 21600 21600" draw:type="rectangle" draw:enhanced-path="M 0 0 L 21600 0 21600 21600 0 21600 0 0 Z N"/>
        </draw:custom-shape>
        <draw:custom-shape draw:style-name="gr27" draw:text-style-name="P38" draw:layer="layout" svg:width="6.633cm" svg:height="3.63cm" draw:transform="rotate (0.0698131700797732) translate (19.13cm 7.542cm)">
          <text:p text:style-name="P37"><text:span text:style-name="T35">Noter sur 100</text:span></text:p>
          <draw:enhanced-geometry svg:viewBox="0 0 21600 21600" draw:type="rectangle" draw:enhanced-path="M 0 0 L 21600 0 21600 21600 0 21600 0 0 Z N"/>
        </draw:custom-shape>
        <draw:frame draw:style-name="gr9" draw:text-style-name="P39" draw:layer="layout" svg:width="16.6cm" svg:height="1.673cm" svg:x="5.7cm" svg:y="11.7cm">
          <draw:text-box>
            <text:p text:style-name="P23">Ici, la note maximale n'est pas imposée, l'équipe de devs peut donc faire un choix.</text:p>
          </draw:text-box>
        </draw:frame>
        <presentation:notes draw:style-name="dp2">
          <draw:page-thumbnail draw:style-name="gr3" draw:layer="layout" svg:width="13.586cm" svg:height="11.136cm" svg:x="3.703cm" svg:y="2.252cm" draw:page-number="28"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9" draw:style-name="dp1" draw:master-page-name="Default" presentation:presentation-page-layout-name="AL1T0">
        <office:forms form:automatic-focus="false" form:apply-design-mode="false"/>
        <draw:custom-shape draw:style-name="gr29" draw:text-style-name="P42" draw:layer="layout" svg:width="11cm" svg:height="6.678cm" draw:transform="rotate (0.0698131700797732) translate (14.4cm 3.767cm)">
          <text:p text:style-name="P41"><text:span text:style-name="T36">En tant qu'utilisateur, </text:span></text:p>
          <text:p text:style-name="P41"><text:span text:style-name="T36">je souhaite noter un produit</text:span></text:p>
          <text:p text:style-name="P41"><text:span text:style-name="T36">sur 5 étoiles</text:span></text:p>
          <text:p text:style-name="P41"><text:span text:style-name="T36">afin d'encourager l'achat</text:span></text:p>
          <draw:enhanced-geometry svg:viewBox="0 0 21600 21600" draw:mirror-horizontal="false" draw:mirror-vertical="false" draw:type="rectangle" draw:enhanced-path="M 0 0 L 21600 0 21600 21600 0 21600 0 0 Z N"/>
        </draw:custom-shape>
        <draw:frame presentation:style-name="pr5" draw:text-style-name="P16" draw:layer="layout" svg:width="25.198cm" svg:height="1.425cm" svg:x="1.393cm" svg:y="0.627cm" presentation:class="title" presentation:user-transformed="true">
          <draw:text-box>
            <text:p text:style-name="P1"><text:span text:style-name="T9">Acronyme INVEST</text:span></text:p>
          </draw:text-box>
        </draw:frame>
        <draw:custom-shape draw:style-name="gr26" draw:text-style-name="P22" draw:layer="layout" svg:width="1.05cm" svg:height="7.281cm" draw:transform="rotate (-1.5707963267949) translate (28.228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18.383cm" svg:height="1.673cm" svg:x="1.017cm" svg:y="13.907cm">
          <draw:text-box>
            <text:p text:style-name="P18"><text:span text:style-name="T11">Source(s) :</text:span></text:p>
            <text:list text:style-name="L1">
              <text:list-item>
                <text:p><text:span text:style-name="T12"><text:a xlink:href="https://www.youtube.com/watch?v=PO4vDYkezgY" xlink:type="simple">https://www.youtube.com/watch?v=PO4vDYkezgY</text:a></text:span><text:span text:style-name="T12"><text:s/>- Moins de 15 minutes</text:span></text:p>
              </text:list-item>
            </text:list>
          </draw:text-box>
        </draw:frame>
        <draw:custom-shape draw:style-name="gr30" draw:text-style-name="P42" draw:layer="layout" svg:width="11cm" svg:height="6.678cm" draw:transform="rotate (0.0698131700797732) translate (1.227cm 4.768cm)">
          <text:p text:style-name="P41"><text:span text:style-name="T36">En tant qu'utilisateur, </text:span></text:p>
          <text:p text:style-name="P41"><text:span text:style-name="T36">je souhaite noter un produit </text:span></text:p>
          <text:p text:style-name="P41"><text:span text:style-name="T36">afin d'encourager l'achat</text:span></text:p>
          <draw:enhanced-geometry svg:viewBox="0 0 21600 21600" draw:type="rectangle" draw:enhanced-path="M 0 0 L 21600 0 21600 21600 0 21600 0 0 Z N"/>
        </draw:custom-shape>
        <draw:frame draw:style-name="gr11" draw:text-style-name="P21" draw:layer="layout" svg:width="1.6cm" svg:height="1.6cm" svg:x="6.2cm" svg:y="10.2cm">
          <draw:image xlink:href="Pictures/10000001000000600000006034B13194D1BDC9C3.png" xlink:type="simple" xlink:show="embed" xlink:actuate="onLoad" draw:mime-type="image/png">
            <text:p/>
          </draw:image>
        </draw:frame>
        <draw:custom-shape draw:style-name="gr31" draw:text-style-name="P43" draw:layer="layout" svg:width="1.6cm" svg:height="1.6cm" svg:x="19.6cm" svg:y="9.2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9" draw:text-style-name="P39" draw:layer="layout" svg:width="14.1cm" svg:height="1.673cm" svg:x="6.95cm" svg:y="11.701cm">
          <draw:text-box>
            <text:p text:style-name="P23">La story de droite n'est pas négociable.<text:line-break/>La solution est imposée.</text:p>
          </draw:text-box>
        </draw:frame>
        <presentation:notes draw:style-name="dp2">
          <draw:page-thumbnail draw:style-name="gr3" draw:layer="layout" svg:width="13.586cm" svg:height="11.136cm" svg:x="3.703cm" svg:y="2.252cm" draw:page-number="29"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0"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Acronyme INVEST</text:span></text:p>
          </draw:text-box>
        </draw:frame>
        <draw:frame presentation:style-name="pr24" draw:text-style-name="P13" draw:layer="layout" svg:width="26.06cm" svg:height="2.705cm" svg:x="1.37cm" svg:y="2.295cm" presentation:class="outline" presentation:user-transformed="true">
          <draw:text-box>
            <text:p text:style-name="P12"><text:span text:style-name="T10">V pour Valuable.</text:span><text:span text:style-name="T7"> Apporte de la valeur au produit</text:span></text:p>
          </draw:text-box>
        </draw:frame>
        <draw:custom-shape draw:style-name="gr26" draw:text-style-name="P22" draw:layer="layout" svg:width="1.05cm" svg:height="7.281cm" draw:transform="rotate (-1.5707963267949) translate (28.228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7cm" svg:y="13.907cm">
          <draw:text-box>
            <text:p text:style-name="P18"><text:span text:style-name="T11">Source(s) :</text:span></text:p>
            <text:list text:style-name="L1">
              <text:list-item>
                <text:p><text:span text:style-name="T12"><text:a xlink:href="https://www.youtube.com/watch?v=PO4vDYkezgY" xlink:type="simple">https://www.youtube.com/watch?v=PO4vDYkezgY</text:a></text:span><text:span text:style-name="T12"><text:s/>- Moins de 15 minutes</text:span></text:p>
              </text:list-item>
            </text:list>
          </draw:text-box>
        </draw:frame>
        <draw:custom-shape draw:style-name="gr32" draw:text-style-name="P42" draw:layer="layout" svg:width="9.2cm" svg:height="5.2cm" draw:transform="rotate (0.0698131700797732) translate (1.33cm 6.242cm)">
          <text:p text:style-name="P41"><text:span text:style-name="T35">Permettre la sauvegarde</text:span></text:p>
          <text:p text:style-name="P41"><text:span text:style-name="T36">de paniers</text:span></text:p>
          <draw:enhanced-geometry svg:viewBox="0 0 21600 21600" draw:type="rectangle" draw:enhanced-path="M 0 0 L 21600 0 21600 21600 0 21600 0 0 Z N"/>
        </draw:custom-shape>
        <draw:custom-shape draw:style-name="gr24" draw:text-style-name="P38" draw:layer="layout" svg:width="9.2cm" svg:height="5.2cm" draw:transform="rotate (0.0698131700797732) translate (15.2cm 5.413cm)">
          <text:p text:style-name="P37"><text:span text:style-name="T35">Changer la couleur </text:span></text:p>
          <text:p text:style-name="P41"><text:span text:style-name="T35">de l'icône de notifs</text:span></text:p>
          <draw:enhanced-geometry svg:viewBox="0 0 21600 21600" draw:type="rectangle" draw:enhanced-path="M 0 0 L 21600 0 21600 21600 0 21600 0 0 Z N"/>
        </draw:custom-shape>
        <draw:frame draw:style-name="gr11" draw:text-style-name="P21" draw:layer="layout" svg:width="1.6cm" svg:height="1.6cm" svg:x="5.3cm" svg:y="10.4cm">
          <draw:image xlink:href="Pictures/10000001000000600000006034B13194D1BDC9C3.png" xlink:type="simple" xlink:show="embed" xlink:actuate="onLoad" draw:mime-type="image/png">
            <text:p/>
          </draw:image>
        </draw:frame>
        <draw:custom-shape draw:style-name="gr31" draw:text-style-name="P43" draw:layer="layout" svg:width="1.6cm" svg:height="1.6cm" svg:x="19.6cm" svg:y="9.5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presentation:notes draw:style-name="dp2">
          <draw:page-thumbnail draw:style-name="gr3" draw:layer="layout" svg:width="13.586cm" svg:height="11.136cm" svg:x="3.703cm" svg:y="2.252cm" draw:page-number="30"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1"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Acronyme INVEST</text:span></text:p>
          </draw:text-box>
        </draw:frame>
        <draw:frame presentation:style-name="pr25" draw:text-style-name="P13" draw:layer="layout" svg:width="26.06cm" svg:height="2.705cm" svg:x="1.37cm" svg:y="2.295cm" presentation:class="outline" presentation:user-transformed="true">
          <draw:text-box>
            <text:p text:style-name="P12"><text:span text:style-name="T10">E pour Estimable.</text:span><text:span text:style-name="T7"> On "sait" combien de temps ça prend à réaliser</text:span></text:p>
          </draw:text-box>
        </draw:frame>
        <draw:custom-shape draw:style-name="gr26" draw:text-style-name="P22" draw:layer="layout" svg:width="1.05cm" svg:height="7.281cm" draw:transform="rotate (-1.5707963267949) translate (28.228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7cm" svg:y="13.907cm">
          <draw:text-box>
            <text:p text:style-name="P18"><text:span text:style-name="T11">Source(s) :</text:span></text:p>
            <text:list text:style-name="L1">
              <text:list-item>
                <text:p><text:span text:style-name="T12"><text:a xlink:href="https://www.youtube.com/watch?v=PO4vDYkezgY" xlink:type="simple">https://www.youtube.com/watch?v=PO4vDYkezgY</text:a></text:span><text:span text:style-name="T12"><text:s/>- Moins de 15 minutes</text:span></text:p>
              </text:list-item>
            </text:list>
          </draw:text-box>
        </draw:frame>
        <draw:custom-shape draw:style-name="gr33" draw:text-style-name="P42" draw:layer="layout" svg:width="9.2cm" svg:height="5.2cm" draw:transform="rotate (0.0698131700797732) translate (1.33cm 6.242cm)">
          <text:p text:style-name="P41"><text:span text:style-name="T36">Retirer les icônes</text:span></text:p>
          <text:p text:style-name="P41"><text:span text:style-name="T36">de l'ancienne version</text:span></text:p>
          <draw:enhanced-geometry svg:viewBox="0 0 21600 21600" draw:type="rectangle" draw:enhanced-path="M 0 0 L 21600 0 21600 21600 0 21600 0 0 Z N"/>
        </draw:custom-shape>
        <draw:custom-shape draw:style-name="gr24" draw:text-style-name="P38" draw:layer="layout" svg:width="9.2cm" svg:height="5.2cm" draw:transform="rotate (0.0698131700797732) translate (15.2cm 5.413cm)">
          <text:p text:style-name="P37"><text:span text:style-name="T35">Rendre le site plus beau</text:span></text:p>
          <draw:enhanced-geometry svg:viewBox="0 0 21600 21600" draw:type="rectangle" draw:enhanced-path="M 0 0 L 21600 0 21600 21600 0 21600 0 0 Z N"/>
        </draw:custom-shape>
        <draw:frame draw:style-name="gr11" draw:text-style-name="P21" draw:layer="layout" svg:width="1.6cm" svg:height="1.6cm" svg:x="5.3cm" svg:y="10.4cm">
          <draw:image xlink:href="Pictures/10000001000000600000006034B13194D1BDC9C3.png" xlink:type="simple" xlink:show="embed" xlink:actuate="onLoad" draw:mime-type="image/png">
            <text:p/>
          </draw:image>
        </draw:frame>
        <draw:custom-shape draw:style-name="gr31" draw:text-style-name="P43" draw:layer="layout" svg:width="1.6cm" svg:height="1.6cm" svg:x="19.6cm" svg:y="9.5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presentation:notes draw:style-name="dp2">
          <draw:page-thumbnail draw:style-name="gr3" draw:layer="layout" svg:width="13.586cm" svg:height="11.136cm" svg:x="3.703cm" svg:y="2.252cm" draw:page-number="31"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2"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Acronyme INVEST</text:span></text:p>
          </draw:text-box>
        </draw:frame>
        <draw:frame presentation:style-name="pr26" draw:text-style-name="P13" draw:layer="layout" svg:width="26.06cm" svg:height="2.705cm" svg:x="1.37cm" svg:y="2.295cm" presentation:class="outline" presentation:user-transformed="true">
          <draw:text-box>
            <text:p text:style-name="P12"><text:span text:style-name="T10">S pour Small.</text:span><text:span text:style-name="T7"> Ça doit rentrer dans </text:span><text:span text:style-name="T10">un</text:span><text:span text:style-name="T7"> sprint</text:span></text:p>
          </draw:text-box>
        </draw:frame>
        <draw:custom-shape draw:style-name="gr26" draw:text-style-name="P22" draw:layer="layout" svg:width="1.05cm" svg:height="7.281cm" draw:transform="rotate (-1.5707963267949) translate (28.228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7cm" svg:y="13.907cm">
          <draw:text-box>
            <text:p text:style-name="P18"><text:span text:style-name="T11">Source(s) :</text:span></text:p>
            <text:list text:style-name="L1">
              <text:list-item>
                <text:p><text:span text:style-name="T12"><text:a xlink:href="https://www.youtube.com/watch?v=PO4vDYkezgY" xlink:type="simple">https://www.youtube.com/watch?v=PO4vDYkezgY</text:a></text:span><text:span text:style-name="T12"><text:s/>- Moins de 15 minutes</text:span></text:p>
              </text:list-item>
            </text:list>
          </draw:text-box>
        </draw:frame>
        <draw:custom-shape draw:style-name="gr34" draw:text-style-name="P42" draw:layer="layout" svg:width="9.2cm" svg:height="5.2cm" draw:transform="rotate (0.0698131700797732) translate (1.33cm 6.242cm)">
          <text:p text:style-name="P41"><text:span text:style-name="T36">Ajouter un système de tri</text:span></text:p>
          <draw:enhanced-geometry svg:viewBox="0 0 21600 21600" draw:type="rectangle" draw:enhanced-path="M 0 0 L 21600 0 21600 21600 0 21600 0 0 Z N"/>
        </draw:custom-shape>
        <draw:custom-shape draw:style-name="gr24" draw:text-style-name="P38" draw:layer="layout" svg:width="9.2cm" svg:height="5.2cm" draw:transform="rotate (0.0698131700797732) translate (15.2cm 5.413cm)">
          <text:p text:style-name="P37"><text:span text:style-name="T35">Développer un site</text:span></text:p>
          <draw:enhanced-geometry svg:viewBox="0 0 21600 21600" draw:type="rectangle" draw:enhanced-path="M 0 0 L 21600 0 21600 21600 0 21600 0 0 Z N"/>
        </draw:custom-shape>
        <draw:frame draw:style-name="gr11" draw:text-style-name="P21" draw:layer="layout" svg:width="1.6cm" svg:height="1.6cm" svg:x="5.3cm" svg:y="10.4cm">
          <draw:image xlink:href="Pictures/10000001000000600000006034B13194D1BDC9C3.png" xlink:type="simple" xlink:show="embed" xlink:actuate="onLoad" draw:mime-type="image/png">
            <text:p/>
          </draw:image>
        </draw:frame>
        <draw:custom-shape draw:style-name="gr31" draw:text-style-name="P43" draw:layer="layout" svg:width="1.6cm" svg:height="1.6cm" svg:x="19.6cm" svg:y="9.5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presentation:notes draw:style-name="dp2">
          <draw:page-thumbnail draw:style-name="gr3" draw:layer="layout" svg:width="13.586cm" svg:height="11.136cm" svg:x="3.703cm" svg:y="2.252cm" draw:page-number="32"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3"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Acronyme INVEST</text:span></text:p>
          </draw:text-box>
        </draw:frame>
        <draw:frame presentation:style-name="pr27" draw:text-style-name="P13" draw:layer="layout" svg:width="26.06cm" svg:height="2.705cm" svg:x="1.37cm" svg:y="2.295cm" presentation:class="outline" presentation:user-transformed="true">
          <draw:text-box>
            <text:p text:style-name="P12"><text:span text:style-name="T10">T pour Testable.</text:span><text:span text:style-name="T7"> On doit pouvoir s'assurer le développement répond au besoin</text:span></text:p>
          </draw:text-box>
        </draw:frame>
        <draw:custom-shape draw:style-name="gr26" draw:text-style-name="P22" draw:layer="layout" svg:width="1.05cm" svg:height="7.281cm" draw:transform="rotate (-1.5707963267949) translate (28.228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7cm" svg:y="13.907cm">
          <draw:text-box>
            <text:p text:style-name="P18"><text:span text:style-name="T11">Source(s) :</text:span></text:p>
            <text:list text:style-name="L1">
              <text:list-item>
                <text:p><text:span text:style-name="T12"><text:a xlink:href="https://www.youtube.com/watch?v=PO4vDYkezgY" xlink:type="simple">https://www.youtube.com/watch?v=PO4vDYkezgY</text:a></text:span><text:span text:style-name="T12"><text:s/>- Moins de 15 minutes</text:span></text:p>
              </text:list-item>
            </text:list>
          </draw:text-box>
        </draw:frame>
        <draw:custom-shape draw:style-name="gr35" draw:text-style-name="P42" draw:layer="layout" svg:width="9.2cm" svg:height="5.2cm" draw:transform="rotate (0.0698131700797732) translate (1.33cm 6.242cm)">
          <text:p text:style-name="P41"><text:span text:style-name="T36">Gestion du panier</text:span></text:p>
          <draw:enhanced-geometry svg:viewBox="0 0 21600 21600" draw:type="rectangle" draw:enhanced-path="M 0 0 L 21600 0 21600 21600 0 21600 0 0 Z N"/>
        </draw:custom-shape>
        <draw:frame draw:style-name="gr11" draw:text-style-name="P21" draw:layer="layout" svg:width="1.6cm" svg:height="1.6cm" svg:x="5.3cm" svg:y="10.4cm">
          <draw:image xlink:href="Pictures/10000001000000600000006034B13194D1BDC9C3.png" xlink:type="simple" xlink:show="embed" xlink:actuate="onLoad" draw:mime-type="image/png">
            <text:p/>
          </draw:image>
        </draw:frame>
        <draw:frame draw:style-name="gr36" draw:text-style-name="P44" draw:layer="layout" svg:width="15.2cm" svg:height="7.847cm" svg:x="12cm" svg:y="5.8cm">
          <draw:text-box>
            <text:list text:style-name="L1">
              <text:list-item>
                <text:p><text:span text:style-name="T37">Je peux ajouter un élément</text:span></text:p>
              </text:list-item>
              <text:list-item>
                <text:p><text:span text:style-name="T37">Je peux retirer un élément</text:span></text:p>
              </text:list-item>
              <text:list-item>
                <text:p><text:span text:style-name="T37">Je peux changer la quantité</text:span></text:p>
              </text:list-item>
              <text:list-item>
                <text:p><text:span text:style-name="T37">Je peux mettre un élément de côté</text:span></text:p>
              </text:list-item>
              <text:list-item>
                <text:p><text:span text:style-name="T37">...</text:span></text:p>
              </text:list-item>
            </text:list>
          </draw:text-box>
        </draw:frame>
        <presentation:notes draw:style-name="dp2">
          <draw:page-thumbnail draw:style-name="gr3" draw:layer="layout" svg:width="13.586cm" svg:height="11.136cm" svg:x="3.703cm" svg:y="2.252cm" draw:page-number="33"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4" draw:style-name="dp1" draw:master-page-name="Default" presentation:presentation-page-layout-name="AL1T0">
        <office:forms form:automatic-focus="false" form:apply-design-mode="false"/>
        <draw:custom-shape draw:style-name="gr37" draw:text-style-name="P45" draw:layer="layout" svg:width="1.64cm" svg:height="14.531cm" draw:transform="rotate (-1.5707963267949) translate (27.99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8" draw:text-style-name="P46" draw:layer="layout" svg:width="25.198cm" svg:height="1.303cm" svg:x="1.393cm" svg:y="0.627cm" presentation:class="title" presentation:user-transformed="true">
          <draw:text-box>
            <text:p text:style-name="P1"><text:span text:style-name="T38">Pratiquons ! - User Stories (Partie 1)</text:span></text:p>
          </draw:text-box>
        </draw:frame>
        <draw:custom-shape draw:style-name="gr38" draw:text-style-name="P47"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29" draw:text-style-name="P49" draw:layer="layout" svg:width="26.06cm" svg:height="9.904cm" svg:x="1.358cm" svg:y="2.296cm" presentation:class="outline" presentation:user-transformed="true">
          <draw:text-box>
            <text:p text:style-name="P48"><text:span text:style-name="T39">Pré-requis : </text:span></text:p>
            <text:list text:style-name="L2">
              <text:list-item>
                <text:p text:style-name="P12"><text:span text:style-name="T40">Avoir la ressource </text:span><text:span text:style-name="T41">ressources/redaction-user-stories</text:span></text:p>
                <text:p text:style-name="P12"><text:span text:style-name="T40"/></text:p>
              </text:list-item>
            </text:list>
            <text:p text:style-name="P12"><text:span text:style-name="T40">A télécharger ici : </text:span><text:span text:style-name="T42"><text:a xlink:href="https://download-directory.github.io/?url=https%3A%2F%2Fgithub.com%2FDanYellow%2Fcours%2Ftree%2Fmain%2Fgestion-de-projet-s3%2Ftravaux-pratiques%2Fnumero-1%2Fressources%2Fredaction-user-stories" xlink:type="simple">https://download-directory.github.io/?url=https%3A%2F%2Fgithub.com%2FDanYellow%2Fcours%2Ftree%2Fmain%2Fgestion-de-projet-s3%2Ftravaux-pratiques%2Fnumero-1%2Fressources%2Fredaction-user-stories</text:a></text:span></text:p>
            <text:p text:style-name="P12"><text:span text:style-name="T40"/></text:p>
          </draw:text-box>
        </draw:frame>
        <presentation:notes draw:style-name="dp2">
          <draw:page-thumbnail draw:style-name="gr3" draw:layer="layout" svg:width="13.586cm" svg:height="11.136cm" svg:x="3.703cm" svg:y="2.252cm" draw:page-number="3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5"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User) Story</text:span></text:p>
          </draw:text-box>
        </draw:frame>
        <draw:frame presentation:style-name="pr30" draw:text-style-name="P50" draw:layer="layout" svg:width="26.06cm" svg:height="10.849cm" svg:x="1.37cm" svg:y="2.295cm" presentation:class="outline" presentation:user-transformed="true">
          <draw:text-box>
            <text:list text:style-name="L2">
              <text:list-item>
                <text:p text:style-name="P12"><text:span text:style-name="T7">Rien ne vous empêche d'ajouter une description à la Story</text:span></text:p>
                <text:list>
                  <text:list-item>
                    <text:p text:style-name="P1"><text:span text:style-name="T7">Plus le ticket sera clair, plus faibles seront les probabilités d'un contre-sens lors du développement</text:span></text:p>
                  </text:list-item>
                </text:list>
              </text:list-item>
            </text:list>
          </draw:text-box>
        </draw:frame>
        <draw:custom-shape draw:style-name="gr26" draw:text-style-name="P22" draw:layer="layout" svg:width="1.05cm" svg:height="7.281cm" draw:transform="rotate (-1.5707963267949) translate (28.228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6cm" svg:y="13.906cm">
          <draw:text-box>
            <text:p text:style-name="P18"><text:span text:style-name="T11">Source(s) :</text:span></text:p>
            <text:list text:style-name="L1">
              <text:list-item>
                <text:p><text:span text:style-name="T23"><text:a xlink:href="https://fr.wikipedia.org/wiki/Récit_utilisateur" xlink:type="simple">https://fr.wikipedia.org/wiki/R%C3%A9cit_utilisateur</text:a></text:span></text:p>
              </text:list-item>
            </text:list>
          </draw:text-box>
        </draw:frame>
        <presentation:notes draw:style-name="dp2">
          <draw:page-thumbnail draw:style-name="gr3" draw:layer="layout" svg:width="13.586cm" svg:height="11.136cm" svg:x="3.703cm" svg:y="2.252cm" draw:page-number="35"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6"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Job Story</text:span></text:p>
          </draw:text-box>
        </draw:frame>
        <draw:frame presentation:style-name="pr31" draw:text-style-name="P13" draw:layer="layout" svg:width="26.06cm" svg:height="10.849cm" svg:x="1.37cm" svg:y="2.296cm" presentation:class="outline" presentation:user-transformed="true">
          <draw:text-box>
            <text:list text:style-name="L2">
              <text:list-item>
                <text:p text:style-name="P12"><text:span text:style-name="T25">Alternative aux User Story</text:span></text:p>
              </text:list-item>
              <text:list-item>
                <text:p text:style-name="P12"><text:span text:style-name="T25">Centré sur un contexte / un problème</text:span></text:p>
                <text:list>
                  <text:list-item>
                    <text:p text:style-name="P1"><text:span text:style-name="T25">L'User Story est centrée sur l'utilisateur</text:span></text:p>
                  </text:list-item>
                  <text:list-item>
                    <text:p text:style-name="P1"><text:span text:style-name="T25">Aide à comprendre la motivation de l'utilisateur</text:span></text:p>
                  </text:list-item>
                </text:list>
              </text:list-item>
            </text:list>
          </draw:text-box>
        </draw:frame>
        <draw:custom-shape draw:style-name="gr39" draw:text-style-name="P51"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40" draw:text-style-name="P19" draw:layer="layout" svg:width="25.147cm" svg:height="2.147cm" svg:x="0.804cm" svg:y="13.457cm">
          <draw:text-box>
            <text:p text:style-name="P18"><text:span text:style-name="T11">Source(s) :</text:span></text:p>
            <text:list text:style-name="L1">
              <text:list-item>
                <text:p><text:span text:style-name="T18"><text:a xlink:href="https://www.slideshare.net/agabrillagues/job-stories-penser-autrement-lexpression-du-besoin" xlink:type="simple">https://www.slideshare.net/agabrillagues/job-stories-penser-autrement-lexpression-du-besoin</text:a></text:span></text:p>
              </text:list-item>
              <text:list-item>
                <text:p><text:span text:style-name="T18"><text:a xlink:href="https://www.youtube.com/watch?v=q6edFYyT_XM" xlink:type="simple">https://www.youtube.com/watch?v=q6edFYyT_XM</text:a></text:span><text:span text:style-name="T43"><text:s/>- Moins de 50 minutes</text:span></text:p>
              </text:list-item>
              <text:list-item>
                <text:p><text:span text:style-name="T18"><text:a xlink:href="https://wikiagile.cesi.fr/index.php?title=Les_Job_Stories_offrent_une_alternative_viable_aux_User_Stories" xlink:type="simple">https://wikiagile.cesi.fr/index.php?title=Les_Job_Stories_offrent_une_alternative_viable_aux_User_Stories</text:a></text:span></text:p>
              </text:list-item>
            </text:list>
          </draw:text-box>
        </draw:frame>
        <presentation:notes draw:style-name="dp2">
          <draw:page-thumbnail draw:style-name="gr3" draw:layer="layout" svg:width="13.586cm" svg:height="11.136cm" svg:x="3.703cm" svg:y="2.252cm" draw:page-number="36"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7"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Job Story</text:span></text:p>
          </draw:text-box>
        </draw:frame>
        <draw:frame presentation:style-name="pr32" draw:text-style-name="P13" draw:layer="layout" svg:width="26.06cm" svg:height="10.849cm" svg:x="1.37cm" svg:y="2.296cm" presentation:class="outline" presentation:user-transformed="true">
          <draw:text-box>
            <text:list text:style-name="L2">
              <text:list-item>
                <text:p text:style-name="P12"><text:span text:style-name="T25">Exprime un besoin utilisateur</text:span></text:p>
                <text:list>
                  <text:list-item>
                    <text:p text:style-name="P1"><text:span text:style-name="T25">Notion en provenance du marketing → le cas du Milkshake chez McDonalds</text:span></text:p>
                  </text:list-item>
                </text:list>
              </text:list-item>
            </text:list>
          </draw:text-box>
        </draw:frame>
        <draw:custom-shape draw:style-name="gr39" draw:text-style-name="P51"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40" draw:text-style-name="P19" draw:layer="layout" svg:width="25.147cm" svg:height="2.147cm" svg:x="0.805cm" svg:y="13.458cm">
          <draw:text-box>
            <text:p text:style-name="P18"><text:span text:style-name="T11">Source(s) :</text:span></text:p>
            <text:list text:style-name="L1">
              <text:list-item>
                <text:p><text:span text:style-name="T18"><text:a xlink:href="https://www.slideshare.net/agabrillagues/job-stories-penser-autrement-lexpression-du-besoin" xlink:type="simple">https://www.slideshare.net/agabrillagues/job-stories-penser-autrement-lexpression-du-besoin</text:a></text:span></text:p>
              </text:list-item>
              <text:list-item>
                <text:p><text:span text:style-name="T18"><text:a xlink:href="https://www.youtube.com/watch?v=q6edFYyT_XM" xlink:type="simple">https://www.youtube.com/watch?v=q6edFYyT_XM</text:a></text:span><text:span text:style-name="T43"><text:s/>- Moins de 50 minutes</text:span></text:p>
              </text:list-item>
              <text:list-item>
                <text:p><text:span text:style-name="T18"><text:a xlink:href="https://wikiagile.cesi.fr/index.php?title=Les_Job_Stories_offrent_une_alternative_viable_aux_User_Stories" xlink:type="simple">https://wikiagile.cesi.fr/index.php?title=Les_Job_Stories_offrent_une_alternative_viable_aux_User_Stories</text:a></text:span></text:p>
              </text:list-item>
            </text:list>
          </draw:text-box>
        </draw:frame>
        <presentation:notes draw:style-name="dp2">
          <draw:page-thumbnail draw:style-name="gr3" draw:layer="layout" svg:width="13.586cm" svg:height="11.136cm" svg:x="3.703cm" svg:y="2.252cm" draw:page-number="37"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8"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Job Story</text:span></text:p>
          </draw:text-box>
        </draw:frame>
        <draw:frame presentation:style-name="pr33" draw:text-style-name="P13" draw:layer="layout" svg:width="26.06cm" svg:height="10.849cm" svg:x="1.37cm" svg:y="2.296cm" presentation:class="outline" presentation:user-transformed="true">
          <draw:text-box>
            <text:list text:style-name="L2">
              <text:list-item>
                <text:p text:style-name="P12"><text:span text:style-name="T25">Permet de créer de l'empathie avec l'utilisateur</text:span></text:p>
                <text:list>
                  <text:list-item>
                    <text:p text:style-name="P1"><text:span text:style-name="T25">Mieux comprendre l'utilisateur</text:span></text:p>
                  </text:list-item>
                </text:list>
              </text:list-item>
              <text:list-item>
                <text:p text:style-name="P1"><text:span text:style-name="T25">Incite à la solution innovante</text:span></text:p>
                <text:list>
                  <text:list-item>
                    <text:p text:style-name="P1"><text:span text:style-name="T25">Innovation par l'usage</text:span></text:p>
                  </text:list-item>
                </text:list>
              </text:list-item>
              <text:list-item>
                <text:p text:style-name="P1"><text:span text:style-name="T25">Contre-venir aux limites des User Stories</text:span></text:p>
              </text:list-item>
            </text:list>
          </draw:text-box>
        </draw:frame>
        <draw:custom-shape draw:style-name="gr39" draw:text-style-name="P51"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40" draw:text-style-name="P19" draw:layer="layout" svg:width="25.147cm" svg:height="2.147cm" svg:x="0.805cm" svg:y="13.458cm">
          <draw:text-box>
            <text:p text:style-name="P18"><text:span text:style-name="T11">Source(s) :</text:span></text:p>
            <text:list text:style-name="L1">
              <text:list-item>
                <text:p><text:span text:style-name="T18"><text:a xlink:href="https://www.slideshare.net/agabrillagues/job-stories-penser-autrement-lexpression-du-besoin" xlink:type="simple">https://www.slideshare.net/agabrillagues/job-stories-penser-autrement-lexpression-du-besoin</text:a></text:span></text:p>
              </text:list-item>
              <text:list-item>
                <text:p><text:span text:style-name="T18"><text:a xlink:href="https://www.youtube.com/watch?v=q6edFYyT_XM" xlink:type="simple">https://www.youtube.com/watch?v=q6edFYyT_XM</text:a></text:span><text:span text:style-name="T43"><text:s/>- Moins de 50 minutes</text:span></text:p>
              </text:list-item>
              <text:list-item>
                <text:p><text:span text:style-name="T18"><text:a xlink:href="https://wikiagile.cesi.fr/index.php?title=Les_Job_Stories_offrent_une_alternative_viable_aux_User_Stories" xlink:type="simple">https://wikiagile.cesi.fr/index.php?title=Les_Job_Stories_offrent_une_alternative_viable_aux_User_Stories</text:a></text:span></text:p>
              </text:list-item>
            </text:list>
          </draw:text-box>
        </draw:frame>
        <presentation:notes draw:style-name="dp2">
          <draw:page-thumbnail draw:style-name="gr3" draw:layer="layout" svg:width="13.586cm" svg:height="11.136cm" svg:x="3.703cm" svg:y="2.252cm" draw:page-number="38"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9"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Limites User Stories (US)</text:span></text:p>
          </draw:text-box>
        </draw:frame>
        <draw:frame presentation:style-name="pr34" draw:text-style-name="P13" draw:layer="layout" svg:width="26.06cm" svg:height="10.849cm" svg:x="1.37cm" svg:y="2.296cm" presentation:class="outline" presentation:user-transformed="true">
          <draw:text-box>
            <text:list text:style-name="L2">
              <text:list-item>
                <text:p text:style-name="P12"><text:span text:style-name="T25">Personas → Se basent sur des hypothèses</text:span></text:p>
                <text:list>
                  <text:list-item>
                    <text:p text:style-name="P1"><text:span text:style-name="T25">La solution peut ne pas être pertinente</text:span></text:p>
                  </text:list-item>
                </text:list>
              </text:list-item>
              <text:list-item>
                <text:p text:style-name="P1"><text:span text:style-name="T25">Ne permet pas de gérer plusieurs typologies d'utilisateurs en même temps</text:span></text:p>
                <text:list>
                  <text:list-item>
                    <text:p text:style-name="P1"><text:span text:style-name="T25">Autant d'US que de personas</text:span></text:p>
                  </text:list-item>
                </text:list>
              </text:list-item>
            </text:list>
          </draw:text-box>
        </draw:frame>
        <draw:custom-shape draw:style-name="gr41" draw:text-style-name="P52"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40" draw:text-style-name="P19" draw:layer="layout" svg:width="25.147cm" svg:height="2.147cm" svg:x="0.805cm" svg:y="13.458cm">
          <draw:text-box>
            <text:p text:style-name="P18"><text:span text:style-name="T11">Source(s) :</text:span></text:p>
            <text:list text:style-name="L1">
              <text:list-item>
                <text:p><text:span text:style-name="T18"><text:a xlink:href="https://www.slideshare.net/agabrillagues/job-stories-penser-autrement-lexpression-du-besoin" xlink:type="simple">https://www.slideshare.net/agabrillagues/job-stories-penser-autrement-lexpression-du-besoin</text:a></text:span></text:p>
              </text:list-item>
              <text:list-item>
                <text:p><text:span text:style-name="T18"><text:a xlink:href="https://www.youtube.com/watch?v=q6edFYyT_XM" xlink:type="simple">https://www.youtube.com/watch?v=q6edFYyT_XM</text:a></text:span><text:span text:style-name="T43"><text:s/>- Moins de 50 minutes</text:span></text:p>
              </text:list-item>
              <text:list-item>
                <text:p><text:span text:style-name="T18"><text:a xlink:href="https://wikiagile.cesi.fr/index.php?title=Les_Job_Stories_offrent_une_alternative_viable_aux_User_Stories" xlink:type="simple">https://wikiagile.cesi.fr/index.php?title=Les_Job_Stories_offrent_une_alternative_viable_aux_User_Stories</text:a></text:span></text:p>
              </text:list-item>
            </text:list>
          </draw:text-box>
        </draw:frame>
        <presentation:notes draw:style-name="dp2">
          <draw:page-thumbnail draw:style-name="gr3" draw:layer="layout" svg:width="13.586cm" svg:height="11.136cm" svg:x="3.703cm" svg:y="2.252cm" draw:page-number="39"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0" draw:style-name="dp1" draw:master-page-name="Default" presentation:presentation-page-layout-name="AL1T0">
        <draw:custom-shape draw:style-name="gr39" draw:text-style-name="P51"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20" draw:text-style-name="P24" draw:layer="layout" svg:width="26.924cm" svg:height="3.799cm" svg:x="0.538cm" svg:y="5.977cm" presentation:class="title" presentation:user-transformed="true">
          <draw:text-box>
            <text:p text:style-name="P23"><text:span text:style-name="T16">Une Job Story doit répondre à la question :</text:span><text:span text:style-name="T44"><text:line-break/></text:span><text:span text:style-name="T44">Pour quelle(s) tâche(s) les utilisateurs "embauchent" votre produit ?</text:span></text:p>
          </draw:text-box>
        </draw:frame>
        <draw:frame draw:style-name="gr40" draw:text-style-name="P19" draw:layer="layout" svg:width="25.147cm" svg:height="2.147cm" svg:x="0.805cm" svg:y="13.458cm">
          <draw:text-box>
            <text:p text:style-name="P18"><text:span text:style-name="T11">Source(s) :</text:span></text:p>
            <text:list text:style-name="L1">
              <text:list-item>
                <text:p><text:span text:style-name="T18"><text:a xlink:href="https://www.slideshare.net/agabrillagues/job-stories-penser-autrement-lexpression-du-besoin" xlink:type="simple">https://www.slideshare.net/agabrillagues/job-stories-penser-autrement-lexpression-du-besoin</text:a></text:span></text:p>
              </text:list-item>
              <text:list-item>
                <text:p><text:span text:style-name="T18"><text:a xlink:href="https://www.youtube.com/watch?v=q6edFYyT_XM" xlink:type="simple">https://www.youtube.com/watch?v=q6edFYyT_XM</text:a></text:span><text:span text:style-name="T43"><text:s/>- Moins de 50 minutes</text:span></text:p>
              </text:list-item>
              <text:list-item>
                <text:p><text:span text:style-name="T18"><text:a xlink:href="https://wikiagile.cesi.fr/index.php?title=Les_Job_Stories_offrent_une_alternative_viable_aux_User_Stories" xlink:type="simple">https://wikiagile.cesi.fr/index.php?title=Les_Job_Stories_offrent_une_alternative_viable_aux_User_Stories</text:a></text:span></text:p>
              </text:list-item>
            </text:list>
          </draw:text-box>
        </draw:frame>
        <presentation:notes draw:style-name="dp2">
          <draw:page-thumbnail draw:style-name="gr3" draw:layer="layout" svg:width="13.586cm" svg:height="11.136cm" svg:x="3.703cm" svg:y="2.252cm" draw:page-number="40"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1"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Job Story</text:span></text:p>
          </draw:text-box>
        </draw:frame>
        <draw:frame presentation:style-name="pr35" draw:text-style-name="P30" draw:layer="layout" svg:width="26.06cm" svg:height="10.849cm" svg:x="1.37cm" svg:y="2.295cm" presentation:class="outline" presentation:user-transformed="true">
          <draw:text-box>
            <text:list text:style-name="L2">
              <text:list-item>
                <text:p text:style-name="P12"><text:span text:style-name="T10">Quand [situation/contexte]</text:span></text:p>
                <text:list>
                  <text:list-item>
                    <text:p text:style-name="P1"><text:span text:style-name="T7">Qu'est-ce qui est en train de se passer ?</text:span></text:p>
                  </text:list-item>
                  <text:list-item>
                    <text:p text:style-name="P1"><text:span text:style-name="T45">Indiqué par l'utilisateur</text:span></text:p>
                  </text:list-item>
                </text:list>
              </text:list-item>
              <text:list-item>
                <text:p text:style-name="P1"><text:span text:style-name="T10">je veux [quoi] </text:span></text:p>
                <text:list>
                  <text:list-item>
                    <text:p text:style-name="P1"><text:span text:style-name="T7">La motivation de l'utilisateur</text:span></text:p>
                  </text:list-item>
                </text:list>
              </text:list-item>
              <text:list-item>
                <text:p text:style-name="P1"><text:span text:style-name="T21">afin de [résultat]</text:span></text:p>
                <text:list>
                  <text:list-item>
                    <text:p text:style-name="P1"><text:span text:style-name="T22">Quel bénéfice ?</text:span></text:p>
                  </text:list-item>
                </text:list>
              </text:list-item>
            </text:list>
          </draw:text-box>
        </draw:frame>
        <draw:custom-shape draw:style-name="gr39" draw:text-style-name="P51"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40" draw:text-style-name="P19" draw:layer="layout" svg:width="25.147cm" svg:height="2.147cm" svg:x="0.805cm" svg:y="13.458cm">
          <draw:text-box>
            <text:p text:style-name="P18"><text:span text:style-name="T11">Source(s) :</text:span></text:p>
            <text:list text:style-name="L1">
              <text:list-item>
                <text:p><text:span text:style-name="T18"><text:a xlink:href="https://www.slideshare.net/agabrillagues/job-stories-penser-autrement-lexpression-du-besoin" xlink:type="simple">https://www.slideshare.net/agabrillagues/job-stories-penser-autrement-lexpression-du-besoin</text:a></text:span></text:p>
              </text:list-item>
              <text:list-item>
                <text:p><text:span text:style-name="T18"><text:a xlink:href="https://www.youtube.com/watch?v=q6edFYyT_XM" xlink:type="simple">https://www.youtube.com/watch?v=q6edFYyT_XM</text:a></text:span><text:span text:style-name="T43"><text:s/>- Moins de 50 minutes</text:span></text:p>
              </text:list-item>
              <text:list-item>
                <text:p><text:span text:style-name="T18"><text:a xlink:href="https://wikiagile.cesi.fr/index.php?title=Les_Job_Stories_offrent_une_alternative_viable_aux_User_Stories" xlink:type="simple">https://wikiagile.cesi.fr/index.php?title=Les_Job_Stories_offrent_une_alternative_viable_aux_User_Stories</text:a></text:span></text:p>
              </text:list-item>
            </text:list>
          </draw:text-box>
        </draw:frame>
        <presentation:notes draw:style-name="dp2">
          <draw:page-thumbnail draw:style-name="gr3" draw:layer="layout" svg:width="13.586cm" svg:height="11.136cm" svg:x="3.703cm" svg:y="2.252cm" draw:page-number="41"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2" draw:style-name="dp1" draw:master-page-name="Default" presentation:presentation-page-layout-name="AL1T0">
        <draw:custom-shape draw:style-name="gr42" draw:text-style-name="P42" draw:layer="layout" svg:width="11.926cm" svg:height="6.665cm" draw:transform="skewX (-0.0122173047639603) rotate (0.0640535835481919) translate (14.4cm 3.765cm)">
          <text:p text:style-name="P41"><text:span text:style-name="T36">En tant qu'utilisateur, </text:span></text:p>
          <text:p text:style-name="P41"><text:span text:style-name="T36">je souhaite manger des pizzas</text:span></text:p>
          <text:p text:style-name="P41"><text:span text:style-name="T36">afin de manger rapidement</text:span></text:p>
          <draw:enhanced-geometry svg:viewBox="0 0 21600 21600" draw:mirror-horizontal="false" draw:mirror-vertical="false" draw:type="rectangle" draw:enhanced-path="M 0 0 L 21600 0 21600 21600 0 21600 0 0 Z N"/>
        </draw:custom-shape>
        <draw:frame presentation:style-name="pr5" draw:text-style-name="P16" draw:layer="layout" svg:width="25.198cm" svg:height="1.425cm" svg:x="1.393cm" svg:y="0.627cm" presentation:class="title" presentation:user-transformed="true">
          <draw:text-box>
            <text:p text:style-name="P1"><text:span text:style-name="T9">Job Story - Exemple</text:span></text:p>
          </draw:text-box>
        </draw:frame>
        <draw:custom-shape draw:style-name="gr43" draw:text-style-name="P42" draw:layer="layout" svg:width="11.974cm" svg:height="6.678cm" draw:transform="rotate (0.0698131700797732) translate (0.627cm 4.768cm)">
          <text:p text:style-name="P41"><text:span text:style-name="T36">Quand il est l'heure de manger</text:span></text:p>
          <text:p text:style-name="P41"><text:span text:style-name="T36">et qu'il y a du monde à la maison,</text:span></text:p>
          <text:p text:style-name="P41"><text:span text:style-name="T36">je veux des pizzas</text:span></text:p>
          <text:p text:style-name="P41"><text:span text:style-name="T36">afin de manger rapidement</text:span></text:p>
          <draw:enhanced-geometry svg:viewBox="0 0 21600 21600" draw:type="rectangle" draw:enhanced-path="M 0 0 L 21600 0 21600 21600 0 21600 0 0 Z N"/>
        </draw:custom-shape>
        <draw:frame draw:style-name="gr9" draw:text-style-name="P39" draw:layer="layout" svg:width="14.1cm" svg:height="1.673cm" svg:x="6.95cm" svg:y="11.701cm">
          <draw:text-box>
            <text:p text:style-name="P23">A gauche, une job story (plus de contexte).</text:p>
            <text:p text:style-name="P23">A droite, une user story (moins de contexte).</text:p>
          </draw:text-box>
        </draw:frame>
        <draw:custom-shape draw:style-name="gr44" draw:text-style-name="P51"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45" draw:text-style-name="P19" draw:layer="layout" svg:width="25.147cm" svg:height="2.621cm" svg:x="0.805cm" svg:y="13.001cm">
          <draw:text-box>
            <text:p text:style-name="P18"><text:span text:style-name="T11">Source(s) :</text:span></text:p>
            <text:list text:style-name="L1">
              <text:list-item>
                <text:p><text:span text:style-name="T18"><text:a xlink:href="https://www.slideshare.net/agabrillagues/job-stories-penser-autrement-lexpression-du-besoin" xlink:type="simple">https://www.slideshare.net/agabrillagues/job-stories-penser-autrement-lexpression-du-besoin</text:a></text:span></text:p>
              </text:list-item>
              <text:list-item>
                <text:p><text:span text:style-name="T18"><text:a xlink:href="https://www.youtube.com/watch?v=q6edFYyT_XM" xlink:type="simple">https://www.youtube.com/watch?v=q6edFYyT_XM</text:a></text:span></text:p>
              </text:list-item>
              <text:list-item>
                <text:p><text:span text:style-name="T18"><text:a xlink:href="https://wikiagile.cesi.fr/index.php?title=Les_Job_Stories_offrent_une_alternative_viable_aux_User_Stories" xlink:type="simple">https://wikiagile.cesi.fr/index.php?title=Les_Job_Stories_offrent_une_alternative_viable_aux_User_Stories</text:a></text:span></text:p>
              </text:list-item>
              <text:list-item>
                <text:p><text:span text:style-name="T18"><text:a xlink:href="https://thoughtbot.com/blog/converting-to-jobs-stories" xlink:type="simple">https://thoughtbot.com/blog/converting-to-jobs-stories</text:a></text:span><text:span text:style-name="T43"><text:s/>- anglais</text:span></text:p>
              </text:list-item>
            </text:list>
          </draw:text-box>
        </draw:frame>
        <presentation:notes draw:style-name="dp2">
          <draw:page-thumbnail draw:style-name="gr3" draw:layer="layout" svg:width="13.586cm" svg:height="11.136cm" svg:x="3.703cm" svg:y="2.252cm" draw:page-number="42"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3" draw:style-name="dp1" draw:master-page-name="Default" presentation:presentation-page-layout-name="AL1T0">
        <draw:custom-shape draw:style-name="gr46" draw:text-style-name="P42" draw:layer="layout" svg:width="11.926cm" svg:height="6.665cm" draw:transform="skewX (-0.0122173047639603) rotate (0.0640535835481919) translate (14.4cm 3.765cm)">
          <text:p text:style-name="P41"><text:span text:style-name="T36">En tant qu'utilisateur, </text:span></text:p>
          <text:p text:style-name="P41"><text:span text:style-name="T36">je souhaite noter un produit </text:span></text:p>
          <text:p text:style-name="P41"><text:span text:style-name="T36">afin d'encourager l'achat</text:span></text:p>
          <draw:enhanced-geometry svg:viewBox="0 0 21600 21600" draw:mirror-horizontal="false" draw:mirror-vertical="false" draw:type="rectangle" draw:enhanced-path="M 0 0 L 21600 0 21600 21600 0 21600 0 0 Z N"/>
        </draw:custom-shape>
        <draw:frame presentation:style-name="pr5" draw:text-style-name="P16" draw:layer="layout" svg:width="25.198cm" svg:height="1.425cm" svg:x="1.393cm" svg:y="0.627cm" presentation:class="title" presentation:user-transformed="true">
          <draw:text-box>
            <text:p text:style-name="P1"><text:span text:style-name="T9">Job Story - Exemple</text:span></text:p>
          </draw:text-box>
        </draw:frame>
        <draw:custom-shape draw:style-name="gr47" draw:text-style-name="P42" draw:layer="layout" svg:width="11.974cm" svg:height="6.678cm" draw:transform="rotate (0.0698131700797732) translate (0.627cm 4.768cm)">
          <text:p text:style-name="P41"><text:span text:style-name="T36">Quand je doute sur </text:span></text:p>
          <text:p text:style-name="P41"><text:span text:style-name="T36">l'achat un produit</text:span></text:p>
          <text:p text:style-name="P41"><text:span text:style-name="T36">je souhaite connaître </text:span></text:p>
          <text:p text:style-name="P41"><text:span text:style-name="T36">l'avis des acheteurs</text:span></text:p>
          <text:p text:style-name="P41"><text:span text:style-name="T36">afin de valider mon achat</text:span></text:p>
          <draw:enhanced-geometry svg:viewBox="0 0 21600 21600" draw:type="rectangle" draw:enhanced-path="M 0 0 L 21600 0 21600 21600 0 21600 0 0 Z N"/>
        </draw:custom-shape>
        <draw:frame draw:style-name="gr9" draw:text-style-name="P39" draw:layer="layout" svg:width="14.1cm" svg:height="1.673cm" svg:x="6.95cm" svg:y="11.701cm">
          <draw:text-box>
            <text:p text:style-name="P23">A gauche, une job story (plus de contexte).</text:p>
            <text:p text:style-name="P23">A droite, une user story (moins de contexte).</text:p>
          </draw:text-box>
        </draw:frame>
        <draw:custom-shape draw:style-name="gr44" draw:text-style-name="P51"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45" draw:text-style-name="P19" draw:layer="layout" svg:width="25.147cm" svg:height="2.621cm" svg:x="0.805cm" svg:y="13.001cm">
          <draw:text-box>
            <text:p text:style-name="P18"><text:span text:style-name="T11">Source(s) :</text:span></text:p>
            <text:list text:style-name="L1">
              <text:list-item>
                <text:p><text:span text:style-name="T18"><text:a xlink:href="https://www.slideshare.net/agabrillagues/job-stories-penser-autrement-lexpression-du-besoin" xlink:type="simple">https://www.slideshare.net/agabrillagues/job-stories-penser-autrement-lexpression-du-besoin</text:a></text:span></text:p>
              </text:list-item>
              <text:list-item>
                <text:p><text:span text:style-name="T18"><text:a xlink:href="https://www.youtube.com/watch?v=q6edFYyT_XM" xlink:type="simple">https://www.youtube.com/watch?v=q6edFYyT_XM</text:a></text:span></text:p>
              </text:list-item>
              <text:list-item>
                <text:p><text:span text:style-name="T18"><text:a xlink:href="https://wikiagile.cesi.fr/index.php?title=Les_Job_Stories_offrent_une_alternative_viable_aux_User_Stories" xlink:type="simple">https://wikiagile.cesi.fr/index.php?title=Les_Job_Stories_offrent_une_alternative_viable_aux_User_Stories</text:a></text:span></text:p>
              </text:list-item>
              <text:list-item>
                <text:p><text:span text:style-name="T18"><text:a xlink:href="https://thoughtbot.com/blog/converting-to-jobs-stories" xlink:type="simple">https://thoughtbot.com/blog/converting-to-jobs-stories</text:a></text:span><text:span text:style-name="T43"><text:s/>- anglais</text:span></text:p>
              </text:list-item>
            </text:list>
          </draw:text-box>
        </draw:frame>
        <presentation:notes draw:style-name="dp2">
          <draw:page-thumbnail draw:style-name="gr3" draw:layer="layout" svg:width="13.586cm" svg:height="11.136cm" svg:x="3.703cm" svg:y="2.252cm" draw:page-number="43"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4" draw:style-name="dp1" draw:master-page-name="Default" presentation:presentation-page-layout-name="AL1T0">
        <draw:custom-shape draw:style-name="gr48" draw:text-style-name="P42" draw:layer="layout" svg:width="11.926cm" svg:height="6.665cm" draw:transform="skewX (-0.0122173047639603) rotate (0.0640535835481919) translate (14.4cm 3.765cm)">
          <text:p text:style-name="P41"><text:span text:style-name="T36">En tant qu'utilisateur, </text:span></text:p>
          <text:p text:style-name="P41"><text:span text:style-name="T36">je souhaite noter un produit </text:span></text:p>
          <text:p text:style-name="P41"><text:span text:style-name="T36">afin d'encourager l'achat</text:span></text:p>
          <draw:enhanced-geometry svg:viewBox="0 0 21600 21600" draw:mirror-horizontal="false" draw:mirror-vertical="false" draw:type="rectangle" draw:enhanced-path="M 0 0 L 21600 0 21600 21600 0 21600 0 0 Z N"/>
        </draw:custom-shape>
        <draw:frame presentation:style-name="pr5" draw:text-style-name="P16" draw:layer="layout" svg:width="25.198cm" svg:height="1.425cm" svg:x="1.393cm" svg:y="0.627cm" presentation:class="title" presentation:user-transformed="true">
          <draw:text-box>
            <text:p text:style-name="P1"><text:span text:style-name="T9">Job Story - Exemple</text:span></text:p>
          </draw:text-box>
        </draw:frame>
        <draw:custom-shape draw:style-name="gr49" draw:text-style-name="P42" draw:layer="layout" svg:width="11.974cm" svg:height="6.678cm" draw:transform="rotate (0.0698131700797732) translate (0.627cm 4.768cm)">
          <text:p text:style-name="P41"><text:span text:style-name="T36">Quand je suis ravi de mon achat,</text:span></text:p>
          <text:p text:style-name="P41"><text:span text:style-name="T36">je souhaite le noter</text:span></text:p>
          <text:p text:style-name="P41"><text:span text:style-name="T36">afin d'en encourager à l'achat </text:span></text:p>
          <draw:enhanced-geometry svg:viewBox="0 0 21600 21600" draw:type="rectangle" draw:enhanced-path="M 0 0 L 21600 0 21600 21600 0 21600 0 0 Z N"/>
        </draw:custom-shape>
        <draw:frame draw:style-name="gr9" draw:text-style-name="P39" draw:layer="layout" svg:width="14.1cm" svg:height="1.673cm" svg:x="6.95cm" svg:y="11.701cm">
          <draw:text-box>
            <text:p text:style-name="P23">A gauche, une job story (plus de contexte).</text:p>
            <text:p text:style-name="P23">A droite, une user story (moins de contexte).</text:p>
          </draw:text-box>
        </draw:frame>
        <draw:custom-shape draw:style-name="gr44" draw:text-style-name="P51"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45" draw:text-style-name="P19" draw:layer="layout" svg:width="25.147cm" svg:height="2.621cm" svg:x="0.805cm" svg:y="13.001cm">
          <draw:text-box>
            <text:p text:style-name="P18"><text:span text:style-name="T11">Source(s) :</text:span></text:p>
            <text:list text:style-name="L1">
              <text:list-item>
                <text:p><text:span text:style-name="T18"><text:a xlink:href="https://www.slideshare.net/agabrillagues/job-stories-penser-autrement-lexpression-du-besoin" xlink:type="simple">https://www.slideshare.net/agabrillagues/job-stories-penser-autrement-lexpression-du-besoin</text:a></text:span></text:p>
              </text:list-item>
              <text:list-item>
                <text:p><text:span text:style-name="T18"><text:a xlink:href="https://www.youtube.com/watch?v=q6edFYyT_XM" xlink:type="simple">https://www.youtube.com/watch?v=q6edFYyT_XM</text:a></text:span></text:p>
              </text:list-item>
              <text:list-item>
                <text:p><text:span text:style-name="T18"><text:a xlink:href="https://wikiagile.cesi.fr/index.php?title=Les_Job_Stories_offrent_une_alternative_viable_aux_User_Stories" xlink:type="simple">https://wikiagile.cesi.fr/index.php?title=Les_Job_Stories_offrent_une_alternative_viable_aux_User_Stories</text:a></text:span></text:p>
              </text:list-item>
              <text:list-item>
                <text:p><text:span text:style-name="T18"><text:a xlink:href="https://thoughtbot.com/blog/converting-to-jobs-stories" xlink:type="simple">https://thoughtbot.com/blog/converting-to-jobs-stories</text:a></text:span><text:span text:style-name="T43"><text:s/>- anglais</text:span></text:p>
              </text:list-item>
            </text:list>
          </draw:text-box>
        </draw:frame>
        <presentation:notes draw:style-name="dp2">
          <draw:page-thumbnail draw:style-name="gr3" draw:layer="layout" svg:width="13.586cm" svg:height="11.136cm" svg:x="3.703cm" svg:y="2.252cm" draw:page-number="44"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5"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Job Story - Astuces</text:span></text:p>
          </draw:text-box>
        </draw:frame>
        <draw:frame presentation:style-name="pr36" draw:text-style-name="P50" draw:layer="layout" svg:width="26.06cm" svg:height="10.849cm" svg:x="1.37cm" svg:y="2.295cm" presentation:class="outline" presentation:user-transformed="true">
          <draw:text-box>
            <text:list text:style-name="L2">
              <text:list-item>
                <text:p text:style-name="P12"><text:span text:style-name="T22">Plus votre contexte sera précis, plus adaptée sera la solution</text:span></text:p>
              </text:list-item>
              <text:list-item>
                <text:p text:style-name="P12"><text:span text:style-name="T22">Préférez les entretiens utilisateurs pour ressortir les problèmes</text:span></text:p>
                <text:list>
                  <text:list-item>
                    <text:p text:style-name="P1"><text:span text:style-name="T22">Les personas ne sont basés que sur des hypothèses</text:span></text:p>
                  </text:list-item>
                </text:list>
              </text:list-item>
            </text:list>
          </draw:text-box>
        </draw:frame>
        <draw:custom-shape draw:style-name="gr39" draw:text-style-name="P51"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45" draw:text-style-name="P19" draw:layer="layout" svg:width="25.147cm" svg:height="2.621cm" svg:x="0.805cm" svg:y="13.001cm">
          <draw:text-box>
            <text:p text:style-name="P18"><text:span text:style-name="T11">Source(s) :</text:span></text:p>
            <text:list text:style-name="L1">
              <text:list-item>
                <text:p><text:span text:style-name="T18"><text:a xlink:href="https://www.slideshare.net/agabrillagues/job-stories-penser-autrement-lexpression-du-besoin" xlink:type="simple">https://www.slideshare.net/agabrillagues/job-stories-penser-autrement-lexpression-du-besoin</text:a></text:span></text:p>
              </text:list-item>
              <text:list-item>
                <text:p><text:span text:style-name="T18"><text:a xlink:href="https://www.youtube.com/watch?v=q6edFYyT_XM" xlink:type="simple">https://www.youtube.com/watch?v=q6edFYyT_XM</text:a></text:span></text:p>
              </text:list-item>
              <text:list-item>
                <text:p><text:span text:style-name="T18"><text:a xlink:href="https://wikiagile.cesi.fr/index.php?title=Les_Job_Stories_offrent_une_alternative_viable_aux_User_Stories" xlink:type="simple">https://wikiagile.cesi.fr/index.php?title=Les_Job_Stories_offrent_une_alternative_viable_aux_User_Stories</text:a></text:span></text:p>
              </text:list-item>
              <text:list-item>
                <text:p><text:span text:style-name="T18"><text:a xlink:href="https://thoughtbot.com/blog/converting-to-jobs-stories" xlink:type="simple">https://thoughtbot.com/blog/converting-to-jobs-stories</text:a></text:span><text:span text:style-name="T43"><text:s/>- anglais</text:span></text:p>
              </text:list-item>
            </text:list>
          </draw:text-box>
        </draw:frame>
        <presentation:notes draw:style-name="dp2">
          <draw:page-thumbnail draw:style-name="gr3" draw:layer="layout" svg:width="13.586cm" svg:height="11.136cm" svg:x="3.703cm" svg:y="2.252cm" draw:page-number="45"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6"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Job Story - Astuces</text:span></text:p>
          </draw:text-box>
        </draw:frame>
        <draw:frame presentation:style-name="pr37" draw:text-style-name="P50" draw:layer="layout" svg:width="26.06cm" svg:height="10.849cm" svg:x="1.37cm" svg:y="2.295cm" presentation:class="outline" presentation:user-transformed="true">
          <draw:text-box>
            <text:list text:style-name="L2">
              <text:list-item>
                <text:p text:style-name="P12"><text:span text:style-name="T22">Les motivations peuvent être multiples</text:span></text:p>
                <text:list>
                  <text:list-item>
                    <text:p text:style-name="P1"><text:span text:style-name="T22">N'hésitez pas à les mettre pour élargir le besoin</text:span></text:p>
                  </text:list-item>
                </text:list>
              </text:list-item>
            </text:list>
          </draw:text-box>
        </draw:frame>
        <draw:custom-shape draw:style-name="gr39" draw:text-style-name="P51"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45" draw:text-style-name="P19" draw:layer="layout" svg:width="25.147cm" svg:height="2.621cm" svg:x="0.804cm" svg:y="13cm">
          <draw:text-box>
            <text:p text:style-name="P18"><text:span text:style-name="T11">Source(s) :</text:span></text:p>
            <text:list text:style-name="L1">
              <text:list-item>
                <text:p><text:span text:style-name="T18"><text:a xlink:href="https://www.slideshare.net/agabrillagues/job-stories-penser-autrement-lexpression-du-besoin" xlink:type="simple">https://www.slideshare.net/agabrillagues/job-stories-penser-autrement-lexpression-du-besoin</text:a></text:span></text:p>
              </text:list-item>
              <text:list-item>
                <text:p><text:span text:style-name="T18"><text:a xlink:href="https://www.youtube.com/watch?v=q6edFYyT_XM" xlink:type="simple">https://www.youtube.com/watch?v=q6edFYyT_XM</text:a></text:span></text:p>
              </text:list-item>
              <text:list-item>
                <text:p><text:span text:style-name="T18"><text:a xlink:href="https://wikiagile.cesi.fr/index.php?title=Les_Job_Stories_offrent_une_alternative_viable_aux_User_Stories" xlink:type="simple">https://wikiagile.cesi.fr/index.php?title=Les_Job_Stories_offrent_une_alternative_viable_aux_User_Stories</text:a></text:span></text:p>
              </text:list-item>
              <text:list-item>
                <text:p><text:span text:style-name="T18"><text:a xlink:href="https://thoughtbot.com/blog/converting-to-jobs-stories" xlink:type="simple">https://thoughtbot.com/blog/converting-to-jobs-stories</text:a></text:span><text:span text:style-name="T43"><text:s/>- anglais</text:span></text:p>
              </text:list-item>
            </text:list>
          </draw:text-box>
        </draw:frame>
        <presentation:notes draw:style-name="dp2">
          <draw:page-thumbnail draw:style-name="gr3" draw:layer="layout" svg:width="13.586cm" svg:height="11.136cm" svg:x="3.703cm" svg:y="2.252cm" draw:page-number="46"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7"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Job Story – L'importance du contexte</text:span></text:p>
          </draw:text-box>
        </draw:frame>
        <draw:custom-shape draw:style-name="gr50" draw:text-style-name="P42" draw:layer="layout" svg:width="13.57cm" svg:height="6.678cm" draw:transform="rotate (0.0698131700797732) translate (0.627cm 4.768cm)">
          <text:p text:style-name="P41"><text:span text:style-name="T36">Quand je suis sur le chemin de l'IUT</text:span></text:p>
          <draw:enhanced-geometry svg:viewBox="0 0 21600 21600" draw:type="rectangle" draw:enhanced-path="M 0 0 L 21600 0 21600 21600 0 21600 0 0 Z N"/>
        </draw:custom-shape>
        <draw:custom-shape draw:style-name="gr44" draw:text-style-name="P51"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8" draw:text-style-name="P53" draw:layer="layout" svg:width="12.43cm" svg:height="1.303cm" svg:x="15cm" svg:y="3.297cm" presentation:class="outline" presentation:user-transformed="true">
          <draw:text-box>
            <text:p text:style-name="P12"><text:span text:style-name="T46">Proposition de services : ?</text:span></text:p>
          </draw:text-box>
        </draw:frame>
        <presentation:notes draw:style-name="dp2">
          <draw:page-thumbnail draw:style-name="gr3" draw:layer="layout" svg:width="13.586cm" svg:height="11.136cm" svg:x="3.703cm" svg:y="2.252cm" draw:page-number="47"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8"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Job Story – L'importance du contexte</text:span></text:p>
          </draw:text-box>
        </draw:frame>
        <draw:custom-shape draw:style-name="gr51" draw:text-style-name="P42" draw:layer="layout" svg:width="13.57cm" svg:height="6.678cm" draw:transform="rotate (0.0698131700797732) translate (0.627cm 4.768cm)">
          <text:p text:style-name="P41"><text:span text:style-name="T36">Quand je suis </text:span><text:span text:style-name="T47">à pied</text:span><text:span text:style-name="T36"> </text:span></text:p>
          <text:p text:style-name="P41"><text:span text:style-name="T36">sur le chemin de l'IUT</text:span></text:p>
          <draw:enhanced-geometry svg:viewBox="0 0 21600 21600" draw:type="rectangle" draw:enhanced-path="M 0 0 L 21600 0 21600 21600 0 21600 0 0 Z N"/>
        </draw:custom-shape>
        <draw:custom-shape draw:style-name="gr44" draw:text-style-name="P51"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9" draw:text-style-name="P53" draw:layer="layout" svg:width="12.43cm" svg:height="1.303cm" svg:x="15cm" svg:y="3.297cm" presentation:class="outline" presentation:user-transformed="true">
          <draw:text-box>
            <text:p text:style-name="P12"><text:span text:style-name="T46">Proposition de services : ?</text:span></text:p>
          </draw:text-box>
        </draw:frame>
        <presentation:notes draw:style-name="dp2">
          <draw:page-thumbnail draw:style-name="gr3" draw:layer="layout" svg:width="13.586cm" svg:height="11.136cm" svg:x="3.703cm" svg:y="2.252cm" draw:page-number="48"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9"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Job Story – L'importance du contexte</text:span></text:p>
          </draw:text-box>
        </draw:frame>
        <draw:custom-shape draw:style-name="gr52" draw:text-style-name="P42" draw:layer="layout" svg:width="13.57cm" svg:height="6.678cm" draw:transform="rotate (0.0698131700797732) translate (0.627cm 4.768cm)">
          <text:p text:style-name="P41"><text:span text:style-name="T36">Quand je suis à pied </text:span></text:p>
          <text:p text:style-name="P41"><text:span text:style-name="T36">sur le chemin de l'IUT</text:span></text:p>
          <text:p text:style-name="P41"><text:span text:style-name="T47">et je suis en retard</text:span></text:p>
          <draw:enhanced-geometry svg:viewBox="0 0 21600 21600" draw:type="rectangle" draw:enhanced-path="M 0 0 L 21600 0 21600 21600 0 21600 0 0 Z N"/>
        </draw:custom-shape>
        <draw:custom-shape draw:style-name="gr44" draw:text-style-name="P51"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40" draw:text-style-name="P53" draw:layer="layout" svg:width="12.43cm" svg:height="1.303cm" svg:x="15cm" svg:y="3.297cm" presentation:class="outline" presentation:user-transformed="true">
          <draw:text-box>
            <text:p text:style-name="P12"><text:span text:style-name="T46">Proposition de services : ?</text:span></text:p>
          </draw:text-box>
        </draw:frame>
        <presentation:notes draw:style-name="dp2">
          <draw:page-thumbnail draw:style-name="gr3" draw:layer="layout" svg:width="13.586cm" svg:height="11.136cm" svg:x="3.703cm" svg:y="2.252cm" draw:page-number="49"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50"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Job Story – L'importance du contexte</text:span></text:p>
          </draw:text-box>
        </draw:frame>
        <draw:custom-shape draw:style-name="gr53" draw:text-style-name="P42" draw:layer="layout" svg:width="13.57cm" svg:height="6.678cm" draw:transform="rotate (0.0698131700797732) translate (0.627cm 4.768cm)">
          <text:p text:style-name="P41"><text:span text:style-name="T36">Quand je suis à pied </text:span></text:p>
          <text:p text:style-name="P41"><text:span text:style-name="T36">sur le chemin de l'IUT</text:span></text:p>
          <text:p text:style-name="P41"><text:span text:style-name="T47">et je suis en retard, </text:span></text:p>
          <text:p text:style-name="P41"><text:span text:style-name="T36">je veux prévenir le professeur</text:span></text:p>
          <text:p text:style-name="P41"><text:span text:style-name="T36">afin de ne pas avoir une absence</text:span></text:p>
          <draw:enhanced-geometry svg:viewBox="0 0 21600 21600" draw:type="rectangle" draw:enhanced-path="M 0 0 L 21600 0 21600 21600 0 21600 0 0 Z N"/>
        </draw:custom-shape>
        <draw:custom-shape draw:style-name="gr44" draw:text-style-name="P51"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41" draw:text-style-name="P53" draw:layer="layout" svg:width="12.43cm" svg:height="1.303cm" svg:x="15cm" svg:y="3.297cm" presentation:class="outline" presentation:user-transformed="true">
          <draw:text-box>
            <text:p text:style-name="P12"><text:span text:style-name="T46">Proposition de services : ?</text:span></text:p>
          </draw:text-box>
        </draw:frame>
        <presentation:notes draw:style-name="dp2">
          <draw:page-thumbnail draw:style-name="gr3" draw:layer="layout" svg:width="13.586cm" svg:height="11.136cm" svg:x="3.703cm" svg:y="2.252cm" draw:page-number="50"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51"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Job Story - Astuces</text:span></text:p>
          </draw:text-box>
        </draw:frame>
        <draw:frame presentation:style-name="pr42" draw:text-style-name="P50" draw:layer="layout" svg:width="26.06cm" svg:height="10.849cm" svg:x="1.37cm" svg:y="2.295cm" presentation:class="outline" presentation:user-transformed="true">
          <draw:text-box>
            <text:list text:style-name="L2">
              <text:list-item>
                <text:p text:style-name="P12"><text:span text:style-name="T22">Les Job Stories (JS) peuvent être très utiles pour rédiger des User Stories (US)</text:span></text:p>
                <text:list>
                  <text:list-item>
                    <text:p text:style-name="P1"><text:span text:style-name="T22">JS : Découverte du besoin</text:span></text:p>
                  </text:list-item>
                  <text:list-item>
                    <text:p text:style-name="P1"><text:span text:style-name="T22">US : Conception de la solution</text:span></text:p>
                  </text:list-item>
                </text:list>
              </text:list-item>
              <text:list-item>
                <text:p text:style-name="P1"><text:span text:style-name="T22">Réaliser de petits Job Story</text:span></text:p>
              </text:list-item>
            </text:list>
          </draw:text-box>
        </draw:frame>
        <draw:custom-shape draw:style-name="gr39" draw:text-style-name="P51"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45" draw:text-style-name="P19" draw:layer="layout" svg:width="25.147cm" svg:height="2.621cm" svg:x="0.805cm" svg:y="13.001cm">
          <draw:text-box>
            <text:p text:style-name="P18"><text:span text:style-name="T11">Source(s) :</text:span></text:p>
            <text:list text:style-name="L1">
              <text:list-item>
                <text:p><text:span text:style-name="T18"><text:a xlink:href="https://www.slideshare.net/agabrillagues/job-stories-penser-autrement-lexpression-du-besoin" xlink:type="simple">https://www.slideshare.net/agabrillagues/job-stories-penser-autrement-lexpression-du-besoin</text:a></text:span></text:p>
              </text:list-item>
              <text:list-item>
                <text:p><text:span text:style-name="T18"><text:a xlink:href="https://www.youtube.com/watch?v=q6edFYyT_XM" xlink:type="simple">https://www.youtube.com/watch?v=q6edFYyT_XM</text:a></text:span></text:p>
              </text:list-item>
              <text:list-item>
                <text:p><text:span text:style-name="T18"><text:a xlink:href="https://wikiagile.cesi.fr/index.php?title=Les_Job_Stories_offrent_une_alternative_viable_aux_User_Stories" xlink:type="simple">https://wikiagile.cesi.fr/index.php?title=Les_Job_Stories_offrent_une_alternative_viable_aux_User_Stories</text:a></text:span></text:p>
              </text:list-item>
              <text:list-item>
                <text:p><text:span text:style-name="T18"><text:a xlink:href="https://thoughtbot.com/blog/converting-to-jobs-stories" xlink:type="simple">https://thoughtbot.com/blog/converting-to-jobs-stories</text:a></text:span><text:span text:style-name="T43"><text:s/>- anglais</text:span></text:p>
              </text:list-item>
            </text:list>
          </draw:text-box>
        </draw:frame>
        <presentation:notes draw:style-name="dp2">
          <draw:page-thumbnail draw:style-name="gr3" draw:layer="layout" svg:width="13.586cm" svg:height="11.136cm" svg:x="3.703cm" svg:y="2.252cm" draw:page-number="51"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52" draw:style-name="dp1" draw:master-page-name="Default" presentation:presentation-page-layout-name="AL3T1">
        <draw:frame presentation:style-name="pr12" draw:text-style-name="P24" draw:layer="layout" svg:width="26.924cm" svg:height="3.311cm" svg:x="0.538cm" svg:y="6.22cm" presentation:class="title" presentation:user-transformed="true">
          <draw:text-box>
            <text:p text:style-name="P23"><text:span text:style-name="T16">Les Stories, c'est bien. </text:span><text:span text:style-name="T16"><text:line-break/></text:span><text:span text:style-name="T16">Avec des Critères d'Acceptation, c'est mieux.</text:span></text:p>
          </draw:text-box>
        </draw:frame>
        <draw:custom-shape draw:style-name="gr13" draw:text-style-name="P22" draw:layer="layout" svg:width="1.147cm" svg:height="4.064cm" draw:transform="rotate (1.5707963267949) translate (-0.6cm 0.91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25" draw:layer="layout" svg:width="1.642cm" svg:height="10.899cm" draw:transform="rotate (-3.14159265358979) translate (28.442cm 15.769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2" presentation:class="page"/>
          <draw:frame presentation:style-name="pr3" draw:text-style-name="P6" draw:layer="layout" svg:width="16.8cm" svg:height="13.365cm" svg:x="2.097cm" svg:y="14.103cm" presentation:class="notes">
            <draw:text-box>
              <text:p><text:span text:style-name="T17">- Le but du quiz n’est pas de vous sanctionner, mais d’acquérir les compétences que vous avez obtenu durant le cours. De fait, il ne portera que sur le contenu vu en classe</text:span></text:p>
            </draw:text-box>
          </draw:frame>
        </presentation:notes>
      </draw:page>
      <draw:page draw:name="page53"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Critères d'acceptation – AC / CA</text:span></text:p>
          </draw:text-box>
        </draw:frame>
        <draw:frame presentation:style-name="pr43" draw:text-style-name="P13" draw:layer="layout" svg:width="26.06cm" svg:height="10.849cm" svg:x="1.37cm" svg:y="2.295cm" presentation:class="outline" presentation:user-transformed="true">
          <draw:text-box>
            <text:list text:style-name="L2">
              <text:list-item>
                <text:p text:style-name="P12"><text:span text:style-name="T7">Permettent de valider une Story</text:span></text:p>
                <text:list>
                  <text:list-item>
                    <text:p text:style-name="P1"><text:span text:style-name="T7"><text:s/></text:span><text:span text:style-name="T7">"T" d'INVEST. T = Testable</text:span></text:p>
                  </text:list-item>
                </text:list>
              </text:list-item>
              <text:list-item>
                <text:p text:style-name="P1"><text:span text:style-name="T7">Expression dans un langage simple</text:span></text:p>
              </text:list-item>
              <text:list-item>
                <text:p text:style-name="P1"><text:span text:style-name="T10">Ne doivent contenir que des points fonctionnels</text:span></text:p>
                <text:list>
                  <text:list-item>
                    <text:p text:style-name="P1"><text:span text:style-name="T7">Le résultat doit être visible</text:span></text:p>
                  </text:list-item>
                </text:list>
              </text:list-item>
            </text:list>
          </draw:text-box>
        </draw:frame>
        <draw:custom-shape draw:style-name="gr54" draw:text-style-name="P54" draw:layer="layout" svg:width="1.05cm" svg:height="7.281cm" draw:transform="rotate (-1.5707963267949) translate (28.228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3"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54"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Critères d'acceptation – AC / CA</text:span></text:p>
          </draw:text-box>
        </draw:frame>
        <draw:frame presentation:style-name="pr44" draw:text-style-name="P13" draw:layer="layout" svg:width="26.06cm" svg:height="11.905cm" svg:x="1.37cm" svg:y="2.295cm" presentation:class="outline" presentation:user-transformed="true">
          <draw:text-box>
            <text:list text:style-name="L2">
              <text:list-item>
                <text:p text:style-name="P12"><text:span text:style-name="T7">Peuvent s'écrire sous le format :</text:span><text:span text:style-name="T7"><text:line-break/></text:span><text:span text:style-name="T7">"</text:span><text:span text:style-name="T48">Étant donné que</text:span><text:span text:style-name="T7"> [état précédent/contexte], </text:span><text:span text:style-name="T48">quand</text:span><text:span text:style-name="T7"> [action] </text:span><text:span text:style-name="T48">alors</text:span><text:span text:style-name="T7"> [résultat]"</text:span></text:p>
                <text:list>
                  <text:list-item>
                    <text:p text:style-name="P1"><text:span text:style-name="T7">Plusieurs actions (quand) et résultats (alors) peuvent être simultanées</text:span></text:p>
                  </text:list-item>
                </text:list>
              </text:list-item>
              <text:list-item>
                <text:p text:style-name="P12"><text:span text:style-name="T7">ou une liste d'éléments</text:span></text:p>
                <text:list>
                  <text:list-item>
                    <text:p text:style-name="P1"><text:span text:style-name="T7">A privilégier, par exemple, quand on veut définir les règles de validation de champs de formulaire</text:span></text:p>
                  </text:list-item>
                </text:list>
              </text:list-item>
            </text:list>
          </draw:text-box>
        </draw:frame>
        <draw:custom-shape draw:style-name="gr55" draw:text-style-name="P54" draw:layer="layout" svg:width="1.05cm" svg:height="7.281cm" draw:transform="rotate (-1.5707963267949) translate (28.228cm -0.19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4"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55"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Critères d'acceptation – AC / CA</text:span></text:p>
          </draw:text-box>
        </draw:frame>
        <draw:custom-shape draw:style-name="gr56" draw:text-style-name="P42" draw:layer="layout" svg:width="9.2cm" svg:height="5.2cm" draw:transform="rotate (0.0698131700797732) translate (1.33cm 3.442cm)">
          <text:p text:style-name="P41"><text:span text:style-name="T36">Gestion du panier</text:span></text:p>
          <draw:enhanced-geometry svg:viewBox="0 0 21600 21600" draw:type="rectangle" draw:enhanced-path="M 0 0 L 21600 0 21600 21600 0 21600 0 0 Z N"/>
        </draw:custom-shape>
        <draw:frame draw:style-name="gr11" draw:text-style-name="P21" draw:layer="layout" svg:width="1.6cm" svg:height="1.6cm" svg:x="5.3cm" svg:y="7.6cm">
          <draw:image xlink:href="Pictures/10000001000000600000006034B13194D1BDC9C3.png" xlink:type="simple" xlink:show="embed" xlink:actuate="onLoad" draw:mime-type="image/png">
            <text:p/>
          </draw:image>
        </draw:frame>
        <draw:frame draw:style-name="gr57" draw:text-style-name="P56" draw:layer="layout" svg:width="15.2cm" svg:height="9.973cm" svg:x="12cm" svg:y="2.7cm">
          <draw:text-box>
            <text:list text:style-name="L2">
              <text:list-item>
                <text:p text:style-name="P55"><text:span text:style-name="T49">Étant donné que</text:span><text:span text:style-name="T50"> je suis sur une fiche produit </text:span><text:span text:style-name="T49">quand</text:span><text:span text:style-name="T50"> j'ajoute le produit </text:span><text:span text:style-name="T49">alors</text:span><text:span text:style-name="T50"> le panier a ce produit</text:span></text:p>
              </text:list-item>
              <text:list-item>
                <text:p text:style-name="P55"><text:span text:style-name="T49">Étant donné que</text:span><text:span text:style-name="T50"> je suis dans le panier </text:span><text:span text:style-name="T49">quand</text:span><text:span text:style-name="T50"> je décrémente la quantité d'un produit </text:span><text:span text:style-name="T49">et</text:span><text:span text:style-name="T50"> que la valeur passe à zéro </text:span><text:span text:style-name="T49">alors</text:span><text:span text:style-name="T50"> ce produit disparaît du panier</text:span></text:p>
              </text:list-item>
            </text:list>
          </draw:text-box>
        </draw:frame>
        <draw:custom-shape draw:style-name="gr55" draw:text-style-name="P54" draw:layer="layout" svg:width="1.05cm" svg:height="7.281cm" draw:transform="rotate (-1.5707963267949) translate (28.228cm -0.19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5"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56" draw:style-name="dp1" draw:master-page-name="Default" presentation:presentation-page-layout-name="AL1T0">
        <office:forms form:automatic-focus="false" form:apply-design-mode="false"/>
        <draw:custom-shape draw:style-name="gr58" draw:text-style-name="P45" draw:layer="layout" svg:width="1.64cm" svg:height="14.531cm" draw:transform="rotate (-1.5707963267949) translate (27.99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8" draw:text-style-name="P46" draw:layer="layout" svg:width="25.198cm" svg:height="1.303cm" svg:x="1.393cm" svg:y="0.627cm" presentation:class="title" presentation:user-transformed="true">
          <draw:text-box>
            <text:p text:style-name="P1"><text:span text:style-name="T38">Pratiquons ! - User Stories (Partie 2)</text:span></text:p>
          </draw:text-box>
        </draw:frame>
        <draw:custom-shape draw:style-name="gr59" draw:text-style-name="P47"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45" draw:text-style-name="P49" draw:layer="layout" svg:width="26.06cm" svg:height="9.904cm" svg:x="1.358cm" svg:y="2.296cm" presentation:class="outline" presentation:user-transformed="true">
          <draw:text-box>
            <text:p text:style-name="P48"><text:span text:style-name="T39">Pré-requis : </text:span></text:p>
            <text:list text:style-name="L2">
              <text:list-item>
                <text:p text:style-name="P12"><text:span text:style-name="T40">Avoir la ressource </text:span><text:span text:style-name="T41">ressources/redaction-user-stories</text:span></text:p>
                <text:p text:style-name="P12"><text:span text:style-name="T40"/></text:p>
              </text:list-item>
            </text:list>
            <text:p text:style-name="P12"><text:span text:style-name="T40">A télécharger ici : </text:span><text:span text:style-name="T42"><text:a xlink:href="https://download-directory.github.io/?url=https%3A%2F%2Fgithub.com%2FDanYellow%2Fcours%2Ftree%2Fmain%2Fgestion-de-projet-s3%2Ftravaux-pratiques%2Fnumero-1%2Fressources%2Fredaction-user-stories" xlink:type="simple">https://download-directory.github.io/?url=https%3A%2F%2Fgithub.com%2FDanYellow%2Fcours%2Ftree%2Fmain%2Fgestion-de-projet-s3%2Ftravaux-pratiques%2Fnumero-1%2Fressources%2Fredaction-user-stories</text:a></text:span></text:p>
            <text:p text:style-name="P12"><text:span text:style-name="T40"/></text:p>
          </draw:text-box>
        </draw:frame>
        <presentation:notes draw:style-name="dp2">
          <draw:page-thumbnail draw:style-name="gr3" draw:layer="layout" svg:width="13.586cm" svg:height="11.136cm" svg:x="3.703cm" svg:y="2.252cm" draw:page-number="5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7" draw:style-name="dp1" draw:master-page-name="Default" presentation:presentation-page-layout-name="AL3T1">
        <office:forms form:automatic-focus="false" form:apply-design-mode="false"/>
        <draw:frame presentation:style-name="pr12" draw:text-style-name="P24" draw:layer="layout" svg:width="26.924cm" svg:height="3.311cm" svg:x="0.538cm" svg:y="6.22cm" presentation:class="title" presentation:user-transformed="true">
          <draw:text-box>
            <text:p text:style-name="P23"><text:span text:style-name="T16">Du mal à rédiger vos critères d'acceptation ? Pensez SMART.</text:span></text:p>
          </draw:text-box>
        </draw:frame>
        <draw:custom-shape draw:style-name="gr60" draw:text-style-name="P57" draw:layer="layout" svg:width="1.147cm" svg:height="4.064cm" draw:transform="rotate (1.5707963267949) translate (-0.6cm 0.91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61" draw:text-style-name="P26" draw:layer="layout" svg:width="1.642cm" svg:height="10.899cm" draw:transform="rotate (-3.14159265358979) translate (28.442cm 15.769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7" presentation:class="page"/>
          <draw:frame presentation:style-name="pr3" draw:text-style-name="P6" draw:layer="layout" svg:width="16.8cm" svg:height="13.365cm" svg:x="2.097cm" svg:y="14.103cm" presentation:class="notes">
            <draw:text-box>
              <text:p><text:span text:style-name="T17">- Le but du quiz n’est pas de vous sanctionner, mais d’acquérir les compétences que vous avez obtenu durant le cours. De fait, il ne portera que sur le contenu vu en classe</text:span></text:p>
            </draw:text-box>
          </draw:frame>
        </presentation:notes>
      </draw:page>
      <draw:page draw:name="page58"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Acronyme SMART</text:span></text:p>
          </draw:text-box>
        </draw:frame>
        <draw:frame presentation:style-name="pr46" draw:text-style-name="P13" draw:layer="layout" svg:width="26.06cm" svg:height="10.705cm" svg:x="1.37cm" svg:y="2.295cm" presentation:class="outline" presentation:user-transformed="true">
          <draw:text-box>
            <text:p text:style-name="P12"><text:span text:style-name="T10">S pour Spécifique.</text:span><text:span text:style-name="T7"> Le critère doit suffisamment précis pour être compris</text:span></text:p>
            <text:p text:style-name="P12"><text:span text:style-name="T10">M pour Mesurable.</text:span><text:span text:style-name="T7"> Il existe un moyen de valider le critère</text:span></text:p>
            <text:p text:style-name="P12"><text:span text:style-name="T10">A pour Atteignable.</text:span><text:span text:style-name="T7"> On doit pouvoir le réaliser</text:span></text:p>
            <text:list text:style-name="L2">
              <text:list-item>
                <text:p text:style-name="P12"><text:span text:style-name="T7">Il existe des variantes pour le A : </text:span><text:span text:style-name="T10">A</text:span><text:span text:style-name="T7">ssignable, <text:s/></text:span><text:span text:style-name="T10">A</text:span><text:span text:style-name="T7">cceptable, </text:span><text:span text:style-name="T10">A</text:span><text:span text:style-name="T7">mbitieux...</text:span></text:p>
              </text:list-item>
            </text:list>
            <text:p text:style-name="P12"><text:span text:style-name="T7"/></text:p>
            <text:p text:style-name="P12"><text:span text:style-name="T7"/></text:p>
            <text:p text:style-name="P12"><text:span text:style-name="T7"/></text:p>
          </draw:text-box>
        </draw:frame>
        <draw:custom-shape draw:style-name="gr62" draw:text-style-name="P58" draw:layer="layout" svg:width="1.05cm" svg:height="7.281cm" draw:transform="rotate (-1.5707963267949) translate (28.228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8cm" svg:y="13.908cm">
          <draw:text-box>
            <text:p text:style-name="P18"><text:span text:style-name="T11">Source(s) :</text:span></text:p>
            <text:list text:style-name="L1">
              <text:list-item>
                <text:p><text:span text:style-name="T18"><text:a xlink:href="https://fr.wikipedia.org/wiki/Objectifs_et_indicateurs_SMART" xlink:type="simple">https://fr.wikipedia.org/wiki/Objectifs_et_indicateurs_SMART</text:a></text:span></text:p>
              </text:list-item>
            </text:list>
          </draw:text-box>
        </draw:frame>
        <presentation:notes draw:style-name="dp2">
          <draw:page-thumbnail draw:style-name="gr3" draw:layer="layout" svg:width="13.586cm" svg:height="11.136cm" svg:x="3.703cm" svg:y="2.252cm" draw:page-number="58"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59"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Acronyme SMART</text:span></text:p>
          </draw:text-box>
        </draw:frame>
        <draw:frame presentation:style-name="pr47" draw:text-style-name="P13" draw:layer="layout" svg:width="26.06cm" svg:height="10.305cm" svg:x="1.37cm" svg:y="2.295cm" presentation:class="outline" presentation:user-transformed="true">
          <draw:text-box>
            <text:p text:style-name="P12"><text:span text:style-name="T10">R pour Réaliste.</text:span><text:span text:style-name="T7"> Doit réalisable et ne pas démotiver</text:span></text:p>
            <text:p text:style-name="P12"><text:span text:style-name="T10">T pour Temporellement défini .</text:span><text:span text:style-name="T7"> Doit être réalisé dans un temps défini</text:span></text:p>
            <text:p text:style-name="P12"><text:span text:style-name="T7"/></text:p>
            <text:p text:style-name="P12"><text:span text:style-name="T7"/></text:p>
            <text:p text:style-name="P12"><text:span text:style-name="T7"/></text:p>
          </draw:text-box>
        </draw:frame>
        <draw:custom-shape draw:style-name="gr62" draw:text-style-name="P58" draw:layer="layout" svg:width="1.05cm" svg:height="7.281cm" draw:transform="rotate (-1.5707963267949) translate (28.228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8cm" svg:y="13.908cm">
          <draw:text-box>
            <text:p text:style-name="P18"><text:span text:style-name="T11">Source(s) :</text:span></text:p>
            <text:list text:style-name="L1">
              <text:list-item>
                <text:p><text:span text:style-name="T18"><text:a xlink:href="https://fr.wikipedia.org/wiki/Objectifs_et_indicateurs_SMART" xlink:type="simple">https://fr.wikipedia.org/wiki/Objectifs_et_indicateurs_SMART</text:a></text:span></text:p>
              </text:list-item>
            </text:list>
          </draw:text-box>
        </draw:frame>
        <presentation:notes draw:style-name="dp2">
          <draw:page-thumbnail draw:style-name="gr3" draw:layer="layout" svg:width="13.586cm" svg:height="11.136cm" svg:x="3.703cm" svg:y="2.252cm" draw:page-number="59"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60"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Critères d'acceptation – AC / CA</text:span></text:p>
          </draw:text-box>
        </draw:frame>
        <draw:frame presentation:style-name="pr48" draw:text-style-name="P13" draw:layer="layout" svg:width="26.06cm" svg:height="10.849cm" svg:x="1.37cm" svg:y="2.295cm" presentation:class="outline" presentation:user-transformed="true">
          <draw:text-box>
            <text:list text:style-name="L2">
              <text:list-item>
                <text:p text:style-name="P12"><text:span text:style-name="T7">Permettent de définir les tests unitaires</text:span></text:p>
                <text:list>
                  <text:list-item>
                    <text:p text:style-name="P1"><text:span text:style-name="T7">ça concerne plutôt ceux qui codent et ceux qui testent la fonctionnalité</text:span></text:p>
                  </text:list-item>
                </text:list>
              </text:list-item>
            </text:list>
          </draw:text-box>
        </draw:frame>
        <draw:custom-shape draw:style-name="gr55" draw:text-style-name="P54" draw:layer="layout" svg:width="1.05cm" svg:height="7.281cm" draw:transform="rotate (-1.5707963267949) translate (28.228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0"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61"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Feature</text:span></text:p>
          </draw:text-box>
        </draw:frame>
        <draw:frame presentation:style-name="pr49" draw:text-style-name="P13" draw:layer="layout" svg:width="26.06cm" svg:height="3.505cm" svg:x="1.37cm" svg:y="2.295cm" presentation:class="outline" presentation:user-transformed="true">
          <draw:text-box>
            <text:list text:style-name="L2">
              <text:list-item>
                <text:p text:style-name="P12"><text:span text:style-name="T7">Grosse fonctionnalité du produit</text:span></text:p>
                <text:list>
                  <text:list-item>
                    <text:p text:style-name="P1"><text:span text:style-name="T7">Se place au-dessus d'une epic</text:span></text:p>
                  </text:list-item>
                </text:list>
              </text:list-item>
            </text:list>
          </draw:text-box>
        </draw:frame>
        <draw:custom-shape draw:style-name="gr63" draw:text-style-name="P59" draw:layer="layout" svg:width="1.05cm" svg:height="7.281cm" draw:transform="rotate (-1.5707963267949) translate (5.881cm -0.199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64" draw:text-style-name="P61" draw:layer="layout" svg:width="7cm" svg:height="2.6cm" svg:x="0.6cm" svg:y="8.6cm">
          <text:p text:style-name="P60"><text:span text:style-name="T51">Feature / Thème</text:span></text:p>
          <draw:enhanced-geometry svg:viewBox="0 0 21600 21600" draw:type="rectangle" draw:enhanced-path="M 0 0 L 21600 0 21600 21600 0 21600 0 0 Z N"/>
        </draw:custom-shape>
        <draw:custom-shape draw:style-name="gr64" draw:text-style-name="P61" draw:layer="layout" svg:width="7cm" svg:height="2.6cm" svg:x="10.1cm" svg:y="8.6cm">
          <text:p text:style-name="P60"><text:span text:style-name="T51">Epic</text:span></text:p>
          <draw:enhanced-geometry svg:viewBox="0 0 21600 21600" draw:type="rectangle" draw:enhanced-path="M 0 0 L 21600 0 21600 21600 0 21600 0 0 Z N"/>
        </draw:custom-shape>
        <draw:custom-shape draw:style-name="gr64" draw:text-style-name="P61" draw:layer="layout" svg:width="7cm" svg:height="2.6cm" svg:x="19.6cm" svg:y="8.6cm">
          <text:p text:style-name="P60"><text:span text:style-name="T51">(User) Story</text:span></text:p>
          <draw:enhanced-geometry svg:viewBox="0 0 21600 21600" draw:type="rectangle" draw:enhanced-path="M 0 0 L 21600 0 21600 21600 0 21600 0 0 Z N"/>
        </draw:custom-shape>
        <draw:line draw:style-name="gr65" draw:text-style-name="P21" draw:layer="layout" svg:x1="7.8cm" svg:y1="10cm" svg:x2="9.8cm" svg:y2="10cm">
          <text:p/>
        </draw:line>
        <draw:line draw:style-name="gr65" draw:text-style-name="P21" draw:layer="layout" svg:x1="17.4cm" svg:y1="10cm" svg:x2="19.4cm" svg:y2="10cm">
          <text:p/>
        </draw:line>
        <presentation:notes draw:style-name="dp2">
          <draw:page-thumbnail draw:style-name="gr3" draw:layer="layout" svg:width="13.586cm" svg:height="11.136cm" svg:x="3.703cm" svg:y="2.252cm" draw:page-number="61"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62"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Feature</text:span></text:p>
          </draw:text-box>
        </draw:frame>
        <draw:frame presentation:style-name="pr50" draw:text-style-name="P13" draw:layer="layout" svg:width="26.06cm" svg:height="10.849cm" svg:x="1.37cm" svg:y="2.295cm" presentation:class="outline" presentation:user-transformed="true">
          <draw:text-box>
            <text:list text:style-name="L2">
              <text:list-item>
                <text:p text:style-name="P12"><text:span text:style-name="T7">Exemple :</text:span></text:p>
                <text:list>
                  <text:list-item>
                    <text:p text:style-name="P1"><text:span text:style-name="T7">Feature : Gestion des vidéos</text:span></text:p>
                  </text:list-item>
                  <text:list-item>
                    <text:p text:style-name="P1"><text:span text:style-name="T7">Epic : Suggérer des vidéos</text:span></text:p>
                  </text:list-item>
                  <text:list-item>
                    <text:p text:style-name="P1"><text:span text:style-name="T7">Stories : </text:span></text:p>
                    <text:list>
                      <text:list-item>
                        <text:p text:style-name="P1"><text:span text:style-name="T7">Afficher des vidéos en fonction des préférences</text:span></text:p>
                      </text:list-item>
                      <text:list-item>
                        <text:p text:style-name="P1"><text:span text:style-name="T7">Permettre de supprimer une vidéo suggérée</text:span></text:p>
                      </text:list-item>
                    </text:list>
                    <text:p text:style-name="P1"><text:span text:style-name="T7"/></text:p>
                  </text:list-item>
                </text:list>
              </text:list-item>
            </text:list>
          </draw:text-box>
        </draw:frame>
        <draw:custom-shape draw:style-name="gr54" draw:text-style-name="P54" draw:layer="layout" svg:width="1.05cm" svg:height="7.281cm" draw:transform="rotate (-1.5707963267949) translate (28.228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2"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63"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Epic</text:span></text:p>
          </draw:text-box>
        </draw:frame>
        <draw:frame presentation:style-name="pr51" draw:text-style-name="P13" draw:layer="layout" svg:width="26.06cm" svg:height="10.849cm" svg:x="1.37cm" svg:y="2.295cm" presentation:class="outline" presentation:user-transformed="true">
          <draw:text-box>
            <text:list text:style-name="L2">
              <text:list-item>
                <text:p text:style-name="P12"><text:span text:style-name="T7">Ensemble de stories</text:span></text:p>
              </text:list-item>
              <text:list-item>
                <text:p text:style-name="P12"><text:span text:style-name="T7">A découper que si on compte travailler prochainement dessus</text:span></text:p>
              </text:list-item>
            </text:list>
          </draw:text-box>
        </draw:frame>
        <draw:custom-shape draw:style-name="gr54" draw:text-style-name="P54" draw:layer="layout" svg:width="1.05cm" svg:height="7.281cm" draw:transform="rotate (-1.5707963267949) translate (28.228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3"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64" draw:style-name="dp1" draw:master-page-name="Default" presentation:presentation-page-layout-name="AL3T1">
        <office:forms form:automatic-focus="false" form:apply-design-mode="false"/>
        <draw:frame presentation:style-name="pr12" draw:text-style-name="P24" draw:layer="layout" svg:width="26.924cm" svg:height="3.311cm" svg:x="0.538cm" svg:y="6.22cm" presentation:class="title" presentation:user-transformed="true">
          <draw:text-box>
            <text:p text:style-name="P23"><text:span text:style-name="T16">Prioriser les US ?</text:span></text:p>
          </draw:text-box>
        </draw:frame>
        <draw:custom-shape draw:style-name="gr66" draw:text-style-name="P62" draw:layer="layout" svg:width="1.147cm" svg:height="4.064cm" draw:transform="rotate (0.000174532925199433) translate (-0.2cm -0.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67" draw:text-style-name="P63" draw:layer="layout" svg:width="1.642cm" svg:height="10.899cm" draw:transform="rotate (-1.5707963267949) translate (9.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4" presentation:class="page"/>
          <draw:frame presentation:style-name="pr3" draw:text-style-name="P6" draw:layer="layout" svg:width="16.8cm" svg:height="13.365cm" svg:x="2.097cm" svg:y="14.103cm" presentation:class="notes">
            <draw:text-box>
              <text:p><text:span text:style-name="T17">- Le but du quiz n’est pas de vous sanctionner, mais d’acquérir les compétences que vous avez obtenu durant le cours. De fait, il ne portera que sur le contenu vu en classe</text:span></text:p>
            </draw:text-box>
          </draw:frame>
        </presentation:notes>
      </draw:page>
      <draw:page draw:name="page65" draw:style-name="dp1" draw:master-page-name="Default" presentation:presentation-page-layout-name="AL3T1">
        <office:forms form:automatic-focus="false" form:apply-design-mode="false"/>
        <draw:frame presentation:style-name="pr12" draw:text-style-name="P24" draw:layer="layout" svg:width="26.924cm" svg:height="3.311cm" svg:x="0.538cm" svg:y="6.22cm" presentation:class="title" presentation:user-transformed="true">
          <draw:text-box>
            <text:p text:style-name="P23"><text:span text:style-name="T16">Plusieurs méthodologies</text:span></text:p>
          </draw:text-box>
        </draw:frame>
        <draw:custom-shape draw:style-name="gr66" draw:text-style-name="P62" draw:layer="layout" svg:width="1.147cm" svg:height="4.064cm" draw:transform="rotate (0.000174532925199433) translate (-0.2cm -0.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67" draw:text-style-name="P63" draw:layer="layout" svg:width="1.642cm" svg:height="10.899cm" draw:transform="rotate (-1.5707963267949) translate (9.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5" presentation:class="page"/>
          <draw:frame presentation:style-name="pr3" draw:text-style-name="P6" draw:layer="layout" svg:width="16.8cm" svg:height="13.365cm" svg:x="2.097cm" svg:y="14.103cm" presentation:class="notes">
            <draw:text-box>
              <text:p><text:span text:style-name="T17">- Le but du quiz n’est pas de vous sanctionner, mais d’acquérir les compétences que vous avez obtenu durant le cours. De fait, il ne portera que sur le contenu vu en classe</text:span></text:p>
            </draw:text-box>
          </draw:frame>
        </presentation:notes>
      </draw:page>
      <draw:page draw:name="page66"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Matrice de KANO – Méthode 1</text:span></text:p>
          </draw:text-box>
        </draw:frame>
        <draw:frame presentation:style-name="pr52" draw:text-style-name="P13" draw:layer="layout" svg:width="26.06cm" svg:height="11.105cm" svg:x="1.37cm" svg:y="2.295cm" presentation:class="outline" presentation:user-transformed="true">
          <draw:text-box>
            <text:list text:style-name="L2">
              <text:list-item>
                <text:p text:style-name="P12"><text:span text:style-name="T7">Vise à définir cinq types de fonctionnalités :</text:span></text:p>
                <text:list>
                  <text:list-item>
                    <text:p text:style-name="P1"><text:span text:style-name="T10">Obligatoires :</text:span><text:span text:style-name="T7"> </text:span><text:span text:style-name="T10">L'utilisateur doit l'avoir</text:span></text:p>
                  </text:list-item>
                  <text:list-item>
                    <text:p text:style-name="P1"><text:span text:style-name="T52">Attractives :</text:span><text:span text:style-name="T53"> </text:span><text:span text:style-name="T7">"nice to have", si c'est là tant mieux, si c'est absent, l'utilisateur ne le remarque pas</text:span></text:p>
                  </text:list-item>
                  <text:list-item>
                    <text:p text:style-name="P1"><text:span text:style-name="T52">Linéaires :</text:span><text:span text:style-name="T53"> </text:span><text:span text:style-name="T54">game changer. </text:span><text:span text:style-name="T55">A</text:span><text:span text:style-name="T7">pportent un vrai plus. Plus la fonctionnalité est aboutie, plus le client devrait être satisfait et inversement</text:span></text:p>
                    <text:p text:style-name="P1"><text:span text:style-name="T7"/></text:p>
                  </text:list-item>
                </text:list>
                <text:p text:style-name="P1"><text:span text:style-name="T7"/></text:p>
                <text:list>
                  <text:list-header>
                    <text:p text:style-name="P1"><text:span text:style-name="T7"/></text:p>
                  </text:list-header>
                </text:list>
              </text:list-item>
            </text:list>
          </draw:text-box>
        </draw:frame>
        <draw:custom-shape draw:style-name="gr54" draw:text-style-name="P54" draw:layer="layout" svg:width="1.05cm" svg:height="7.281cm" draw:transform="rotate (-1.5707963267949) translate (28.228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6"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67"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Matrice de KANO – Méthode 1</text:span></text:p>
          </draw:text-box>
        </draw:frame>
        <draw:frame presentation:style-name="pr53" draw:text-style-name="P13" draw:layer="layout" svg:width="26.06cm" svg:height="11.105cm" svg:x="1.37cm" svg:y="2.295cm" presentation:class="outline" presentation:user-transformed="true">
          <draw:text-box>
            <text:list text:style-name="L2">
              <text:list-item>
                <text:p text:style-name="P12"><text:span text:style-name="T7">Vise à définir cinq types de fonctionnalités :</text:span></text:p>
                <text:list>
                  <text:list-item>
                    <text:p text:style-name="P1"><text:span text:style-name="T10">Indifférentes :</text:span><text:span text:style-name="T7"> La présence ou non de la fonctionnalités ne change rien pour l'utilisateur</text:span></text:p>
                  </text:list-item>
                  <text:list-item>
                    <text:p text:style-name="P1"><text:span text:style-name="T10">A double tranchant :</text:span><text:span text:style-name="T7"> Peut provoquer la satisfaction ou l'inconvénient dépendamment de l'utilisateur</text:span></text:p>
                    <text:p text:style-name="P1"><text:span text:style-name="T7"/></text:p>
                  </text:list-item>
                </text:list>
                <text:p text:style-name="P1"><text:span text:style-name="T7"/></text:p>
                <text:list>
                  <text:list-header>
                    <text:p text:style-name="P1"><text:span text:style-name="T7"/></text:p>
                  </text:list-header>
                </text:list>
              </text:list-item>
            </text:list>
          </draw:text-box>
        </draw:frame>
        <draw:custom-shape draw:style-name="gr54" draw:text-style-name="P54" draw:layer="layout" svg:width="1.05cm" svg:height="7.281cm" draw:transform="rotate (-1.5707963267949) translate (28.228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7"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68"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Matrice de KANO – Méthode 1</text:span></text:p>
          </draw:text-box>
        </draw:frame>
        <draw:custom-shape draw:style-name="gr54" draw:text-style-name="P54" draw:layer="layout" svg:width="1.05cm" svg:height="7.281cm" draw:transform="rotate (-1.5707963267949) translate (28.228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68" draw:text-style-name="P21" draw:layer="layout" svg:width="18.899cm" svg:height="10.349cm" svg:x="0.901cm" svg:y="3.4cm">
          <draw:image xlink:href="Pictures/10000000000007800000043843C68F26D2B6B9E8.png" xlink:type="simple" xlink:show="embed" xlink:actuate="onLoad" draw:mime-type="image/png">
            <text:p/>
          </draw:image>
        </draw:frame>
        <draw:frame draw:style-name="gr69" draw:text-style-name="P19" draw:layer="layout" svg:width="14.583cm" svg:height="1.293cm" svg:x="1.017cm" svg:y="13.907cm">
          <draw:text-box>
            <text:p text:style-name="P18"><text:span text:style-name="T11">Source(s) :</text:span></text:p>
            <text:list text:style-name="L1">
              <text:list-item>
                <text:p><text:span text:style-name="T12"><text:a xlink:href="https://www.ionos.fr/startupguide/gestion/modele-kano/" xlink:type="simple">https://www.ionos.fr/startupguide/gestion/modele-kano/</text:a></text:span></text:p>
              </text:list-item>
            </text:list>
          </draw:text-box>
        </draw:frame>
        <draw:frame presentation:style-name="pr54" draw:text-style-name="P13" draw:layer="layout" svg:width="26.06cm" svg:height="1.104cm" svg:x="1.37cm" svg:y="2.296cm" presentation:class="outline" presentation:user-transformed="true">
          <draw:text-box>
            <text:list text:style-name="L2">
              <text:list-item>
                <text:p text:style-name="P12"><text:span text:style-name="T56">Représentée par la courbe suivante :</text:span></text:p>
                <text:list>
                  <text:list-header>
                    <text:p text:style-name="P1"><text:span text:style-name="T7"/></text:p>
                  </text:list-header>
                </text:list>
              </text:list-item>
            </text:list>
          </draw:text-box>
        </draw:frame>
        <draw:frame presentation:style-name="pr55" draw:text-style-name="P64" draw:layer="layout" svg:width="7.23cm" svg:height="11.105cm" svg:x="19.97cm" svg:y="3.4cm" presentation:class="outline" presentation:user-transformed="true">
          <draw:text-box>
            <text:list text:style-name="L2">
              <text:list-item>
                <text:p text:style-name="P12"><text:span text:style-name="T57">Obligatoires :</text:span><text:span text:style-name="T58"> à droite sur l'axe x</text:span></text:p>
              </text:list-item>
              <text:list-item>
                <text:p text:style-name="P12"><text:span text:style-name="T58">Attractives : courbe en bleu</text:span></text:p>
              </text:list-item>
              <text:list-item>
                <text:p text:style-name="P12"><text:span text:style-name="T58">Linéaires en jaune</text:span></text:p>
              </text:list-item>
              <text:list-item>
                <text:p text:style-name="P12"><text:span text:style-name="T58">Indifférentes : à gauche sur l'axe X</text:span></text:p>
              </text:list-item>
              <text:list-item>
                <text:p text:style-name="P12"><text:span text:style-name="T58">A double tranchant</text:span></text:p>
                <text:list>
                  <text:list-header>
                    <text:p text:style-name="P1"><text:span text:style-name="T58"/></text:p>
                  </text:list-header>
                </text:list>
                <text:p text:style-name="P1"><text:span text:style-name="T58"/></text:p>
                <text:list>
                  <text:list-header>
                    <text:p text:style-name="P1"><text:span text:style-name="T58"/></text:p>
                  </text:list-header>
                </text:list>
              </text:list-item>
            </text:list>
          </draw:text-box>
        </draw:frame>
        <presentation:notes draw:style-name="dp2">
          <draw:page-thumbnail draw:style-name="gr3" draw:layer="layout" svg:width="13.586cm" svg:height="11.136cm" svg:x="3.703cm" svg:y="2.252cm" draw:page-number="68"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69" draw:style-name="dp1" draw:master-page-name="Default" presentation:presentation-page-layout-name="AL3T1">
        <office:forms form:automatic-focus="false" form:apply-design-mode="false"/>
        <draw:frame presentation:style-name="pr12" draw:text-style-name="P24" draw:layer="layout" svg:width="26.924cm" svg:height="3.311cm" svg:x="0.538cm" svg:y="6.22cm" presentation:class="title" presentation:user-transformed="true">
          <draw:text-box>
            <text:p text:style-name="P23"><text:span text:style-name="T16">On peut réaliser un questionnaire pour les utilisateurs potentiels pour encore plus affiner</text:span></text:p>
          </draw:text-box>
        </draw:frame>
        <draw:custom-shape draw:style-name="gr66" draw:text-style-name="P62" draw:layer="layout" svg:width="1.147cm" svg:height="4.064cm" draw:transform="rotate (0.000174532925199433) translate (-0.2cm -0.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67" draw:text-style-name="P63" draw:layer="layout" svg:width="1.642cm" svg:height="10.899cm" draw:transform="rotate (-1.5707963267949) translate (9.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9" presentation:class="page"/>
          <draw:frame presentation:style-name="pr3" draw:text-style-name="P6" draw:layer="layout" svg:width="16.8cm" svg:height="13.365cm" svg:x="2.097cm" svg:y="14.103cm" presentation:class="notes">
            <draw:text-box>
              <text:p><text:span text:style-name="T17">- Le but du quiz n’est pas de vous sanctionner, mais d’acquérir les compétences que vous avez obtenu durant le cours. De fait, il ne portera que sur le contenu vu en classe</text:span></text:p>
            </draw:text-box>
          </draw:frame>
        </presentation:notes>
      </draw:page>
      <draw:page draw:name="page70" draw:style-name="dp1" draw:master-page-name="Default" presentation:presentation-page-layout-name="AL3T1">
        <office:forms form:automatic-focus="false" form:apply-design-mode="false"/>
        <draw:frame presentation:style-name="pr12" draw:text-style-name="P24" draw:layer="layout" svg:width="26.924cm" svg:height="3.311cm" svg:x="0.538cm" svg:y="6.22cm" presentation:class="title" presentation:user-transformed="true">
          <draw:text-box>
            <text:p text:style-name="P23"><text:span text:style-name="T16">A noter que certaines fonctionnalités peuvent changer de statut.</text:span></text:p>
          </draw:text-box>
        </draw:frame>
        <draw:custom-shape draw:style-name="gr66" draw:text-style-name="P62" draw:layer="layout" svg:width="1.147cm" svg:height="4.064cm" draw:transform="rotate (0.000174532925199433) translate (-0.2cm -0.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67" draw:text-style-name="P63" draw:layer="layout" svg:width="1.642cm" svg:height="10.899cm" draw:transform="rotate (-1.5707963267949) translate (9.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0" presentation:class="page"/>
          <draw:frame presentation:style-name="pr3" draw:text-style-name="P6" draw:layer="layout" svg:width="16.8cm" svg:height="13.365cm" svg:x="2.097cm" svg:y="14.103cm" presentation:class="notes">
            <draw:text-box>
              <text:p><text:span text:style-name="T17">- Le but du quiz n’est pas de vous sanctionner, mais d’acquérir les compétences que vous avez obtenu durant le cours. De fait, il ne portera que sur le contenu vu en classe</text:span></text:p>
            </draw:text-box>
          </draw:frame>
        </presentation:notes>
      </draw:page>
      <draw:page draw:name="page71" draw:style-name="dp1" draw:master-page-name="Default" presentation:presentation-page-layout-name="AL3T1">
        <office:forms form:automatic-focus="false" form:apply-design-mode="false"/>
        <draw:frame presentation:style-name="pr21" draw:text-style-name="P65" draw:layer="layout" svg:width="26.924cm" svg:height="5.065cm" svg:x="0.538cm" svg:y="5.343cm" presentation:class="title" presentation:user-transformed="true">
          <draw:text-box>
            <text:p text:style-name="P23"><text:span text:style-name="T37">Par exemple, une haute autonomie pour un smartphone est passé d'attractif à obligatoire ou encore la commande vocale qui peut être vue comme à double tranchant</text:span></text:p>
          </draw:text-box>
        </draw:frame>
        <draw:custom-shape draw:style-name="gr66" draw:text-style-name="P62" draw:layer="layout" svg:width="1.147cm" svg:height="4.064cm" draw:transform="rotate (0.000174532925199433) translate (-0.2cm -0.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67" draw:text-style-name="P63" draw:layer="layout" svg:width="1.642cm" svg:height="10.899cm" draw:transform="rotate (-1.5707963267949) translate (9.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1" presentation:class="page"/>
          <draw:frame presentation:style-name="pr3" draw:text-style-name="P6" draw:layer="layout" svg:width="16.8cm" svg:height="13.365cm" svg:x="2.097cm" svg:y="14.103cm" presentation:class="notes">
            <draw:text-box>
              <text:p><text:span text:style-name="T17">- Le but du quiz n’est pas de vous sanctionner, mais d’acquérir les compétences que vous avez obtenu durant le cours. De fait, il ne portera que sur le contenu vu en classe</text:span></text:p>
            </draw:text-box>
          </draw:frame>
        </presentation:notes>
      </draw:page>
      <draw:page draw:name="page72"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Méthode MoSCoW – Méthode 2</text:span></text:p>
          </draw:text-box>
        </draw:frame>
        <draw:frame presentation:style-name="pr56" draw:text-style-name="P13" draw:layer="layout" svg:width="26.06cm" svg:height="10.849cm" svg:x="1.37cm" svg:y="2.295cm" presentation:class="outline" presentation:user-transformed="true">
          <draw:text-box>
            <text:list text:style-name="L2">
              <text:list-item>
                <text:p text:style-name="P12"><text:span text:style-name="T7">Plus simple à mettre en place que la Matrice de Kano</text:span></text:p>
              </text:list-item>
              <text:list-item>
                <text:p text:style-name="P12"><text:span text:style-name="T7">Quatre types de fonctionnalités :</text:span></text:p>
                <text:list>
                  <text:list-item>
                    <text:p text:style-name="P1"><text:span text:style-name="T7">Must : à faire (Urgentes)</text:span></text:p>
                  </text:list-item>
                  <text:list-item>
                    <text:p text:style-name="P1"><text:span text:style-name="T7">Should : Importantes</text:span></text:p>
                  </text:list-item>
                  <text:list-item>
                    <text:p text:style-name="P1"><text:span text:style-name="T7">Could : Peuvent être faites</text:span></text:p>
                  </text:list-item>
                  <text:list-item>
                    <text:p text:style-name="P1"><text:span text:style-name="T7">Won't : A faire si on a du temps</text:span></text:p>
                  </text:list-item>
                </text:list>
              </text:list-item>
            </text:list>
          </draw:text-box>
        </draw:frame>
        <draw:custom-shape draw:style-name="gr54" draw:text-style-name="P54" draw:layer="layout" svg:width="1.05cm" svg:height="7.281cm" draw:transform="rotate (-1.5707963267949) translate (28.228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2"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73"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Matrice d'Eisenhower – Méthode 3</text:span></text:p>
          </draw:text-box>
        </draw:frame>
        <draw:frame presentation:style-name="pr57" draw:text-style-name="P13" draw:layer="layout" svg:width="26.06cm" svg:height="10.849cm" svg:x="1.37cm" svg:y="2.295cm" presentation:class="outline" presentation:user-transformed="true">
          <draw:text-box>
            <text:list text:style-name="L2">
              <text:list-item>
                <text:p text:style-name="P12"><text:span text:style-name="T7">Tableau à double entrées classifiant les tâches en quatre groupe :</text:span></text:p>
                <text:list>
                  <text:list-item>
                    <text:p text:style-name="P1"><text:span text:style-name="T7">importantes et urgentes : à faire maintenant</text:span></text:p>
                  </text:list-item>
                  <text:list-item>
                    <text:p text:style-name="P1"><text:span text:style-name="T7">important et non urgentes : à faire mais plus tard</text:span></text:p>
                  </text:list-item>
                  <text:list-item>
                    <text:p text:style-name="P1"><text:span text:style-name="T7">peu importantes et urgentes : à déléguer</text:span></text:p>
                  </text:list-item>
                  <text:list-item>
                    <text:p text:style-name="P1"><text:span text:style-name="T7">peu importantes et peu urgentes : à abandonner</text:span></text:p>
                  </text:list-item>
                </text:list>
              </text:list-item>
            </text:list>
          </draw:text-box>
        </draw:frame>
        <draw:custom-shape draw:style-name="gr70" draw:text-style-name="P66" draw:layer="layout" svg:width="1.05cm" svg:height="7.281cm" draw:transform="rotate (-1.5707963267949) translate (28.228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3"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74"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Matrice d'Eisenhower – Méthode 3</text:span></text:p>
          </draw:text-box>
        </draw:frame>
        <draw:custom-shape draw:style-name="gr70" draw:text-style-name="P66" draw:layer="layout" svg:width="1.05cm" svg:height="7.281cm" draw:transform="rotate (-1.5707963267949) translate (28.228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line draw:style-name="gr71" draw:text-style-name="P21" draw:layer="layout" svg:x1="14cm" svg:y1="14.2cm" svg:x2="14cm" svg:y2="2.6cm">
          <text:p/>
        </draw:line>
        <draw:line draw:style-name="gr71" draw:text-style-name="P21" draw:layer="layout" svg:x1="3.4cm" svg:y1="8.421cm" svg:x2="25.2cm" svg:y2="8.421cm">
          <text:p/>
        </draw:line>
        <draw:frame draw:style-name="gr72" draw:text-style-name="P67" draw:layer="layout" svg:width="7.2cm" svg:height="0.962cm" svg:x="4.8cm" svg:y="2.2cm">
          <draw:text-box>
            <text:p text:style-name="P23"><text:span text:style-name="T51">Pas urgent</text:span></text:p>
          </draw:text-box>
        </draw:frame>
        <draw:frame draw:style-name="gr72" draw:text-style-name="P67" draw:layer="layout" svg:width="7.2cm" svg:height="0.962cm" svg:x="17.6cm" svg:y="2.2cm">
          <draw:text-box>
            <text:p text:style-name="P23"><text:span text:style-name="T51">Urgent</text:span></text:p>
          </draw:text-box>
        </draw:frame>
        <draw:frame draw:style-name="gr72" draw:text-style-name="P67" draw:layer="layout" svg:width="4.919cm" svg:height="0.962cm" draw:transform="rotate (1.5707963267949) translate (2.238cm 7.8cm)">
          <draw:text-box>
            <text:p text:style-name="P23"><text:span text:style-name="T51">Important</text:span></text:p>
          </draw:text-box>
        </draw:frame>
        <draw:frame draw:style-name="gr72" draw:text-style-name="P67" draw:layer="layout" svg:width="4.919cm" svg:height="0.962cm" draw:transform="rotate (1.5707963267949) translate (2.238cm 14.319cm)">
          <draw:text-box>
            <text:p text:style-name="P23"><text:span text:style-name="T51">Pas important</text:span></text:p>
          </draw:text-box>
        </draw:frame>
        <draw:frame draw:style-name="gr73" draw:text-style-name="P68" draw:layer="layout" svg:width="5.919cm" svg:height="1.119cm" draw:transform="rotate (-0.235444916094036) translate (5.812cm 10.606cm)">
          <draw:text-box>
            <text:p text:style-name="P23"><text:span text:style-name="T59">A abandonner</text:span></text:p>
          </draw:text-box>
        </draw:frame>
        <draw:frame draw:style-name="gr73" draw:text-style-name="P68" draw:layer="layout" svg:width="5.919cm" svg:height="1.119cm" draw:transform="rotate (0.205250720034533) translate (18.229cm 11.897cm)">
          <draw:text-box>
            <text:p text:style-name="P23"><text:span text:style-name="T59">A déléguer</text:span></text:p>
          </draw:text-box>
        </draw:frame>
        <draw:frame draw:style-name="gr73" draw:text-style-name="P68" draw:layer="layout" svg:width="7.801cm" svg:height="1.119cm" draw:transform="rotate (-0.146956723017923) translate (17.121cm 4.716cm)">
          <draw:text-box>
            <text:p text:style-name="P23"><text:span text:style-name="T59">A faire tout de suite</text:span></text:p>
          </draw:text-box>
        </draw:frame>
        <draw:frame draw:style-name="gr73" draw:text-style-name="P68" draw:layer="layout" svg:width="7.801cm" svg:height="1.119cm" draw:transform="rotate (0.124267442741996) translate (5.201cm 5.252cm)">
          <draw:text-box>
            <text:p text:style-name="P23"><text:span text:style-name="T59">A planifier</text:span></text:p>
          </draw:text-box>
        </draw:frame>
        <presentation:notes draw:style-name="dp2">
          <draw:page-thumbnail draw:style-name="gr3" draw:layer="layout" svg:width="13.586cm" svg:height="11.136cm" svg:x="3.703cm" svg:y="2.252cm" draw:page-number="74"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75" draw:style-name="dp4" draw:master-page-name="Default" presentation:presentation-page-layout-name="AL1T0">
        <office:forms form:automatic-focus="false" form:apply-design-mode="false"/>
        <draw:custom-shape draw:style-name="gr37" draw:text-style-name="P45" draw:layer="layout" svg:width="1.64cm" svg:height="14.531cm" draw:transform="rotate (-1.5707963267949) translate (27.99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8" draw:text-style-name="P46" draw:layer="layout" svg:width="25.198cm" svg:height="1.303cm" svg:x="1.393cm" svg:y="0.627cm" presentation:class="title" presentation:user-transformed="true">
          <draw:text-box>
            <text:p text:style-name="P1"><text:span text:style-name="T38">Pratiquons ! - User Stories (Partie 3)</text:span></text:p>
          </draw:text-box>
        </draw:frame>
        <draw:custom-shape draw:style-name="gr38" draw:text-style-name="P47"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8" draw:text-style-name="P49" draw:layer="layout" svg:width="26.06cm" svg:height="9.904cm" svg:x="1.37cm" svg:y="2.296cm" presentation:class="outline" presentation:user-transformed="true">
          <draw:text-box>
            <text:p text:style-name="P48"><text:span text:style-name="T39">Pré-requis : </text:span></text:p>
            <text:list text:style-name="L2">
              <text:list-item>
                <text:p text:style-name="P12"><text:span text:style-name="T40">Avoir la ressource </text:span><text:span text:style-name="T41">ressources/redaction-user-stories</text:span></text:p>
                <text:p text:style-name="P12"><text:span text:style-name="T40"/></text:p>
              </text:list-item>
            </text:list>
            <text:p text:style-name="P12"><text:span text:style-name="T40">A télécharger ici : </text:span><text:span text:style-name="T42"><text:a xlink:href="https://download-directory.github.io/?url=https%3A%2F%2Fgithub.com%2FDanYellow%2Fcours%2Ftree%2Fmain%2Fgestion-de-projet-s3%2Ftravaux-pratiques%2Fnumero-1%2Fressources%2Fredaction-user-stories" xlink:type="simple">https://download-directory.github.io/?url=https%3A%2F%2Fgithub.com%2FDanYellow%2Fcours%2Ftree%2Fmain%2Fgestion-de-projet-s3%2Ftravaux-pratiques%2Fnumero-1%2Fressources%2Fredaction-user-stories</text:a></text:span></text:p>
            <text:p text:style-name="P12"><text:span text:style-name="T40"/></text:p>
          </draw:text-box>
        </draw:frame>
        <presentation:notes draw:style-name="dp2">
          <draw:page-thumbnail draw:style-name="gr3" draw:layer="layout" svg:width="13.586cm" svg:height="11.136cm" svg:x="3.703cm" svg:y="2.252cm" draw:page-number="7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6"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Notion de fini – Definition of Done (DoD)</text:span></text:p>
          </draw:text-box>
        </draw:frame>
        <draw:frame presentation:style-name="pr59" draw:text-style-name="P13" draw:layer="layout" svg:width="26.06cm" svg:height="10.849cm" svg:x="1.37cm" svg:y="2.295cm" presentation:class="outline" presentation:user-transformed="true">
          <draw:text-box>
            <text:list text:style-name="L2">
              <text:list-item>
                <text:p text:style-name="P12"><text:span text:style-name="T7">Notion globale à toutes les Stories (dans l'ensemble)</text:span></text:p>
              </text:list-item>
              <text:list-item>
                <text:p text:style-name="P12"><text:span text:style-name="T10">Différent</text:span><text:span text:style-name="T7"> des critères d'acceptation</text:span></text:p>
                <text:list>
                  <text:list-item>
                    <text:p text:style-name="P1"><text:span text:style-name="T7">Le DoD complète les CA</text:span></text:p>
                  </text:list-item>
                </text:list>
              </text:list-item>
            </text:list>
          </draw:text-box>
        </draw:frame>
        <draw:custom-shape draw:style-name="gr74" draw:text-style-name="P57" draw:layer="layout" svg:width="1.05cm" svg:height="7.281cm" draw:transform="rotate (-1.5707963267949) translate (28.226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6"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77"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38">Notion de fini – Definition of Done</text:span><text:span text:style-name="T9"> (DoD)</text:span></text:p>
          </draw:text-box>
        </draw:frame>
        <draw:frame presentation:style-name="pr60" draw:text-style-name="P13" draw:layer="layout" svg:width="26.06cm" svg:height="10.849cm" svg:x="1.37cm" svg:y="2.295cm" presentation:class="outline" presentation:user-transformed="true">
          <draw:text-box>
            <text:list text:style-name="L2">
              <text:list-item>
                <text:p text:style-name="P12"><text:span text:style-name="T7">Permet de définir quand une Story est considérée comme étant terminée. Exemple : </text:span></text:p>
                <text:list>
                  <text:list-item>
                    <text:p text:style-name="P1"><text:span text:style-name="T7">La Story est accessible pour le client</text:span></text:p>
                  </text:list-item>
                  <text:list-item>
                    <text:p text:style-name="P1"><text:span text:style-name="T7">Les textes sont traduits</text:span></text:p>
                  </text:list-item>
                  <text:list-item>
                    <text:p text:style-name="P1"><text:span text:style-name="T7">Tous les critères d'acceptation sont vérifiés</text:span></text:p>
                  </text:list-item>
                  <text:list-item>
                    <text:p text:style-name="P1"><text:span text:style-name="T7">...</text:span></text:p>
                  </text:list-item>
                </text:list>
              </text:list-item>
            </text:list>
          </draw:text-box>
        </draw:frame>
        <draw:custom-shape draw:style-name="gr75" draw:text-style-name="P28" draw:layer="layout" svg:width="1.05cm" svg:height="7.281cm" draw:transform="rotate (-1.5707963267949) translate (28.226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7"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78"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38">Notion de prêt</text:span><text:span text:style-name="T9"> – Definition of ready</text:span></text:p>
          </draw:text-box>
        </draw:frame>
        <draw:frame presentation:style-name="pr61" draw:text-style-name="P13" draw:layer="layout" svg:width="26.06cm" svg:height="10.849cm" svg:x="1.37cm" svg:y="2.295cm" presentation:class="outline" presentation:user-transformed="true">
          <draw:text-box>
            <text:list text:style-name="L2">
              <text:list-item>
                <text:p text:style-name="P12"><text:span text:style-name="T7">Permet de définir quand une Story </text:span><text:span text:style-name="T10">peut être mise dans le sprint backlog.</text:span><text:span text:style-name="T7"> Exemple :</text:span></text:p>
                <text:list>
                  <text:list-item>
                    <text:p text:style-name="P1"><text:span text:style-name="T7">Tous les critères d'acceptation sont là</text:span></text:p>
                  </text:list-item>
                  <text:list-item>
                    <text:p text:style-name="P1"><text:span text:style-name="T7">Les dépendances externes sont prêtes</text:span></text:p>
                  </text:list-item>
                  <text:list-item>
                    <text:p text:style-name="P1"><text:span text:style-name="T7">Tout le monde l'a comprise (la Story)</text:span></text:p>
                  </text:list-item>
                  <text:list-item>
                    <text:p text:style-name="P1"><text:span text:style-name="T7">...</text:span></text:p>
                  </text:list-item>
                </text:list>
              </text:list-item>
            </text:list>
          </draw:text-box>
        </draw:frame>
        <draw:custom-shape draw:style-name="gr76" draw:text-style-name="P69" draw:layer="layout" svg:width="1.05cm" svg:height="7.281cm" draw:transform="rotate (-1.5707963267949) translate (28.226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69" draw:text-style-name="P19" draw:layer="layout" svg:width="14.583cm" svg:height="1.293cm" svg:x="1.018cm" svg:y="13.908cm">
          <draw:text-box>
            <text:p text:style-name="P18"><text:span text:style-name="T11">Source(s) :</text:span></text:p>
            <text:list text:style-name="L1">
              <text:list-item>
                <text:p><text:span text:style-name="T12"><text:a xlink:href="https://www.youtube.com/watch?v=C9XoZQdnKbA" xlink:type="simple">https://www.youtube.com/watch?v=C9XoZQdnKbA</text:a></text:span></text:p>
              </text:list-item>
            </text:list>
          </draw:text-box>
        </draw:frame>
        <presentation:notes draw:style-name="dp2">
          <draw:page-thumbnail draw:style-name="gr3" draw:layer="layout" svg:width="13.586cm" svg:height="11.136cm" svg:x="3.703cm" svg:y="2.252cm" draw:page-number="78"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79" draw:style-name="dp1" draw:master-page-name="Default" presentation:presentation-page-layout-name="AL3T1">
        <office:forms form:automatic-focus="false" form:apply-design-mode="false"/>
        <draw:frame presentation:style-name="pr21" draw:text-style-name="P24" draw:layer="layout" svg:width="26.924cm" svg:height="5.065cm" svg:x="0.538cm" svg:y="5.343cm" presentation:class="title" presentation:user-transformed="true">
          <draw:text-box>
            <text:p text:style-name="P23"><text:span text:style-name="T16">Comme les Stories, la Définition of Ready (DoR) et Définition of Done (DoD) ça s'affine. </text:span><text:span text:style-name="T16"><text:line-break/></text:span><text:span text:style-name="T16">Elles peuvent changer durant le cycle de vie du projet.</text:span></text:p>
          </draw:text-box>
        </draw:frame>
        <draw:custom-shape draw:style-name="gr77" draw:text-style-name="P70" draw:layer="layout" svg:width="1.147cm" svg:height="4.064cm" draw:transform="rotate (0.000174532925199433) translate (27.252cm -0.46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25" draw:layer="layout" svg:width="1.642cm" svg:height="10.899cm" draw:transform="rotate (-1.5707963267949) translate (9.6cm -0.442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9" presentation:class="page"/>
          <draw:frame presentation:style-name="pr3" draw:text-style-name="P6" draw:layer="layout" svg:width="16.8cm" svg:height="13.365cm" svg:x="2.097cm" svg:y="14.103cm" presentation:class="notes">
            <draw:text-box>
              <text:p><text:span text:style-name="T17">- Le but du quiz n’est pas de vous sanctionner, mais d’acquérir les compétences que vous avez obtenu durant le cours. De fait, il ne portera que sur le contenu vu en classe</text:span></text:p>
            </draw:text-box>
          </draw:frame>
        </presentation:notes>
      </draw:page>
      <draw:page draw:name="page80" draw:style-name="dp1" draw:master-page-name="Default" presentation:presentation-page-layout-name="AL3T1">
        <office:forms form:automatic-focus="false" form:apply-design-mode="false"/>
        <draw:frame presentation:style-name="pr62" draw:text-style-name="P24" draw:layer="layout" svg:width="26.924cm" svg:height="5.678cm" svg:x="0.538cm" svg:y="5.036cm" presentation:class="title" presentation:user-transformed="true">
          <draw:text-box>
            <text:p text:style-name="P23"><text:span text:style-name="T60">Garbage in, garbage out.</text:span><text:span text:style-name="T60"><text:line-break/></text:span><text:span text:style-name="T61">(Entrée pourrie, sortie pourrie)</text:span><text:span text:style-name="T16"><text:line-break/></text:span><text:span text:style-name="T16"><text:line-break/></text:span><text:span text:style-name="T62">C'est ce qui arrive quand on met n'importe quoi comme Story dans le sprint backlog...</text:span></text:p>
          </draw:text-box>
        </draw:frame>
        <draw:custom-shape draw:style-name="gr66" draw:text-style-name="P62" draw:layer="layout" svg:width="1.147cm" svg:height="4.064cm" draw:transform="rotate (0.000174532925199433) translate (-0.2cm -0.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67" draw:text-style-name="P63" draw:layer="layout" svg:width="1.642cm" svg:height="10.899cm" draw:transform="rotate (-1.5707963267949) translate (9.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0" presentation:class="page"/>
          <draw:frame presentation:style-name="pr3" draw:text-style-name="P6" draw:layer="layout" svg:width="16.8cm" svg:height="13.365cm" svg:x="2.097cm" svg:y="14.103cm" presentation:class="notes">
            <draw:text-box>
              <text:p><text:span text:style-name="T17">- Le but du quiz n’est pas de vous sanctionner, mais d’acquérir les compétences que vous avez obtenu durant le cours. De fait, il ne portera que sur le contenu vu en classe</text:span></text:p>
            </draw:text-box>
          </draw:frame>
        </presentation:notes>
      </draw:page>
      <draw:page draw:name="page81"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38">En bref – </text:span><text:span text:style-name="T9">(User) Story</text:span></text:p>
          </draw:text-box>
        </draw:frame>
        <draw:frame presentation:style-name="pr63" draw:text-style-name="P13" draw:layer="layout" svg:width="26.06cm" svg:height="10.849cm" svg:x="1.37cm" svg:y="2.295cm" presentation:class="outline" presentation:user-transformed="true">
          <draw:text-box>
            <text:list text:style-name="L2">
              <text:list-item>
                <text:p text:style-name="P12"><text:span text:style-name="T7">Description simple et </text:span><text:span text:style-name="T10">petite</text:span><text:span text:style-name="T7"> d'un besoin</text:span></text:p>
              </text:list-item>
              <text:list-item>
                <text:p text:style-name="P12"><text:span text:style-name="T25">Doit être terminé à la fin </text:span><text:span text:style-name="T10">d'un</text:span><text:span text:style-name="T25"> sprint</text:span></text:p>
                <text:list>
                  <text:list-item>
                    <text:p text:style-name="P1"><text:span text:style-name="T25">Sinon on découpe ou on reporte au sprite suivant</text:span></text:p>
                  </text:list-item>
                </text:list>
              </text:list-item>
              <text:list-item>
                <text:p text:style-name="P1"><text:span text:style-name="T25">Alimente le backlog</text:span></text:p>
              </text:list-item>
              <text:list-item>
                <text:p text:style-name="P1"><text:span text:style-name="T25">Peut être limitée </text:span></text:p>
                <text:list>
                  <text:list-item>
                    <text:p text:style-name="P1"><text:span text:style-name="T25">Complétée par une Job Story</text:span></text:p>
                  </text:list-item>
                </text:list>
              </text:list-item>
            </text:list>
          </draw:text-box>
        </draw:frame>
        <draw:custom-shape draw:style-name="gr12" draw:text-style-name="P22" draw:layer="layout" svg:width="1.05cm" svg:height="7.281cm" draw:transform="rotate (-1.5707963267949) translate (28.228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1"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82" draw:style-name="dp1" draw:master-page-name="Default" presentation:presentation-page-layout-name="AL3T1">
        <office:forms form:automatic-focus="false" form:apply-design-mode="false"/>
        <draw:frame presentation:style-name="pr64" draw:text-style-name="P24" draw:layer="layout" svg:width="26.924cm" svg:height="4.141cm" svg:x="0.538cm" svg:y="5.805cm" presentation:class="title" presentation:user-transformed="true">
          <draw:text-box>
            <text:p text:style-name="P23"><text:span text:style-name="T63">Pour terminer, sachez qu'une Story peut avoir des sous-tâches quand elle implique plusieurs corps de métiers.</text:span></text:p>
          </draw:text-box>
        </draw:frame>
        <draw:custom-shape draw:style-name="gr66" draw:text-style-name="P62" draw:layer="layout" svg:width="1.147cm" svg:height="4.064cm" draw:transform="rotate (0.000174532925199433) translate (-0.2cm -0.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67" draw:text-style-name="P63" draw:layer="layout" svg:width="1.642cm" svg:height="10.899cm" draw:transform="rotate (-1.5707963267949) translate (9.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2" presentation:class="page"/>
          <draw:frame presentation:style-name="pr3" draw:text-style-name="P6" draw:layer="layout" svg:width="16.8cm" svg:height="13.365cm" svg:x="2.097cm" svg:y="14.103cm" presentation:class="notes">
            <draw:text-box>
              <text:p><text:span text:style-name="T17">- Le but du quiz n’est pas de vous sanctionner, mais d’acquérir les compétences que vous avez obtenu durant le cours. De fait, il ne portera que sur le contenu vu en classe</text:span></text:p>
            </draw:text-box>
          </draw:frame>
        </presentation:notes>
      </draw:page>
      <draw:page draw:name="page83" draw:style-name="dp5" draw:master-page-name="Default" presentation:presentation-page-layout-name="AL3T1">
        <office:forms form:automatic-focus="false" form:apply-design-mode="false"/>
        <draw:frame presentation:style-name="pr65" draw:text-style-name="P71" draw:layer="layout" svg:width="25.198cm" svg:height="12.191cm" svg:x="1.4cm" svg:y="1.713cm">
          <draw:text-box>
            <text:p><text:span text:style-name="T64">Questions ?</text:span></text:p>
          </draw:text-box>
        </draw:frame>
        <presentation:notes draw:style-name="dp2">
          <draw:page-thumbnail draw:style-name="gr3" draw:layer="layout" svg:width="13.586cm" svg:height="11.136cm" svg:x="3.703cm" svg:y="2.252cm" draw:page-number="83" presentation:class="page"/>
          <draw:frame presentation:style-name="pr3" draw:text-style-name="P72" draw:layer="layout" svg:width="16.8cm" svg:height="13.365cm" svg:x="2.097cm" svg:y="14.103cm" presentation:class="notes" presentation:placeholder="true">
            <draw:text-box/>
          </draw:frame>
        </presentation:notes>
      </draw:page>
      <draw:page draw:name="page84" draw:style-name="dp5" draw:master-page-name="Default" presentation:presentation-page-layout-name="AL3T1">
        <office:forms form:automatic-focus="false" form:apply-design-mode="false"/>
        <presentation:notes draw:style-name="dp2">
          <draw:page-thumbnail draw:style-name="gr3" draw:layer="layout" svg:width="13.586cm" svg:height="11.136cm" svg:x="3.703cm" svg:y="2.252cm" draw:page-number="84" presentation:class="page"/>
          <draw:frame presentation:style-name="pr3" draw:text-style-name="P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roman" style:font-pitch="variable"/>
    <style:font-face style:name="Lucida Sans1" svg:font-family="'Lucida Sans'" style:font-family-generic="system" style:font-pitch="variable"/>
    <style:font-face style:name="Microsoft YaHei" svg:font-family="'Microsoft YaHei'" style:font-family-generic="roman" style:font-pitch="variable"/>
    <style:font-face style:name="Microsoft YaHei1"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3" style:display-name="Default Drawing Style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3" style:display-name="Default Drawing Style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3" style:display-name="Standard_3"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_5f_3" style:display-name="Standard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4" style:display-name="Standard_4"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_5f_4" style:display-name="Standard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6" style:display-name="Standard_6"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_5f_6" style:display-name="Standard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7" style:display-name="Standard_7"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_5f_7" style:display-name="Standard_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8.1000003814697pt" style:font-style-asian="normal" style:font-weight-asian="normal" style:font-name-complex="Lucida Sans1"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false"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9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4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9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9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9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9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9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44pt" style:font-style-asian="normal" style:font-weight-asian="normal" style:font-name-complex="Lucida Sans1"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paragraph-properties style:writing-mode="lr-tb"/>
    </style:style>
    <style:style style:name="Mgr2" style:family="graphic" style:parent-style-name="standard">
      <style:graphic-properties draw:stroke="none" draw:fill="none" draw:fill-color="#ffffff" draw:auto-grow-height="false" fo:min-height="1.397cm"/>
      <style:paragraph-properties style:writing-mode="lr-tb"/>
    </style:style>
    <style:style style:name="Mgr3"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2.573cm"/>
      <style:paragraph-properties style:writing-mode="lr-tb"/>
    </style:style>
    <style:style style:name="Mpr3" style:family="presentation" style:parent-style-name="Default-backgroundobjects">
      <style:graphic-properties draw:stroke="none" draw:fill="none" draw:fill-color="#ffffff" draw:auto-grow-height="false" fo:min-height="1.39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éro&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éro&gt;</text:page-number></text:span></text:p>
        </draw:text-box>
      </draw:frame>
      <presentation:notes style:page-layout-name="PM2">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17-11-08T22:22:04.238000000</meta:creation-date>
    <dc:date>2022-09-15T00:34:49.951000000</dc:date>
    <meta:editing-duration>P22DT23H44M42S</meta:editing-duration>
    <meta:editing-cycles>1194</meta:editing-cycles>
    <meta:generator>LibreOffice/7.2.7.2$Windows_X86_64 LibreOffice_project/8d71d29d553c0f7dcbfa38fbfda25ee34cce99a2</meta:generator>
    <meta:document-statistic meta:object-count="532"/>
  </office:meta>
</office:document-meta>
</file>